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5.373cm"/>
    </style:style>
    <style:style style:name="co3" style:family="table-column">
      <style:table-column-properties fo:break-before="auto" style:column-width="0.434cm"/>
    </style:style>
    <style:style style:name="co4" style:family="table-column">
      <style:table-column-properties fo:break-before="auto" style:column-width="0.206cm"/>
    </style:style>
    <style:style style:name="co5" style:family="table-column">
      <style:table-column-properties fo:break-before="auto" style:column-width="0.868cm"/>
    </style:style>
    <style:style style:name="co6" style:family="table-column">
      <style:table-column-properties fo:break-before="auto" style:column-width="0.413cm"/>
    </style:style>
    <style:style style:name="co7" style:family="table-column">
      <style:table-column-properties fo:break-before="auto" style:column-width="2.06cm"/>
    </style:style>
    <style:style style:name="co8" style:family="table-column">
      <style:table-column-properties fo:break-before="auto" style:column-width="3.517cm"/>
    </style:style>
    <style:style style:name="co9" style:family="table-column">
      <style:table-column-properties fo:break-before="auto" style:column-width="0.49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02cm"/>
    </style:style>
    <style:style style:name="co12" style:family="table-column">
      <style:table-column-properties fo:break-before="auto" style:column-width="4.484cm"/>
    </style:style>
    <style:style style:name="co13" style:family="table-column">
      <style:table-column-properties fo:break-before="auto" style:column-width="5.288cm"/>
    </style:style>
    <style:style style:name="co14" style:family="table-column">
      <style:table-column-properties fo:break-before="auto" style:column-width="3.607cm"/>
    </style:style>
    <style:style style:name="ro1" style:family="table-row">
      <style:table-row-properties style:row-height="0.411cm" fo:break-before="auto" style:use-optimal-row-height="true"/>
    </style:style>
    <style:style style:name="ro2" style:family="table-row">
      <style:table-row-properties style:row-height="2.836cm" fo:break-before="auto" style:use-optimal-row-height="false"/>
    </style:style>
    <style:style style:name="ro3" style:family="table-row">
      <style:table-row-properties style:row-height="0.205cm" fo:break-before="auto" style:use-optimal-row-height="false"/>
    </style:style>
    <style:style style:name="ro4" style:family="table-row">
      <style:table-row-properties style:row-height="0.415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ro6" style:family="table-row">
      <style:table-row-properties style:row-height="0.9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4">
      <style:table-cell-properties fo:border-bottom="0.039cm double #000000" style:border-line-width-bottom="0.002cm 0.035cm 0.002cm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02cm solid #000000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035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39cm double #000000" style:border-line-width="0.002cm 0.035cm 0.002cm" style:rotation-angle="0" style:vertical-align="middl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 style:data-style-name="N37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/>
      <style:paragraph-properties fo:text-align="end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e6e6e6" fo:border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e6e6e6" fo:border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fo:background-color="#e6e6e6" fo:border="0.002cm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28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order-bottom="none" fo:background-color="#e6e6e6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order-bottom="0.002cm solid #000000" fo:background-color="transparent" fo:border-left="0.088cm solid #008000" fo:border-right="0.002cm solid #000000" fo:border-top="0.088cm solid #008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0.002cm solid #000000" style:text-align-source="fix" style:repeat-content="false" fo:background-color="transparent" fo:border-left="0.088cm solid #008000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fo:border-bottom="0.002cm solid #000000" style:text-align-source="fix" style:repeat-content="false" fo:background-color="transparent" fo:border-left="0.088cm solid #008000" fo:border-right="0.002cm solid #000000" fo:border-top="0.002cm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3" style:family="table-cell" style:parent-style-name="Default">
      <style:table-cell-properties fo:border-bottom="0.088cm solid #008000" style:text-align-source="fix" style:repeat-content="false" fo:background-color="transparent" fo:border-left="0.088cm solid #008000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able-cell-properties fo:background-color="transparent" fo:border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039cm double #000000" style:border-line-width="0.002cm 0.035cm 0.002cm" style:vertical-align="top"/>
      <style:paragraph-properties fo:text-align="end"/>
      <style:text-properties fo:font-size="8pt" style:font-size-asian="8pt" style:font-size-complex="8pt"/>
    </style:style>
    <style:style style:name="ce4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5cm solid #000000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0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 style:vertical-align="bottom"/>
      <style:paragraph-properties fo:text-align="center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90" fo:border-top="0.002cm solid #00000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none" style:text-align-source="fix" style:repeat-content="false" fo:border-left="0.039cm double #000000" style:border-line-width-left="0.002cm 0.035cm 0.002cm" fo:border-right="none" fo:border-top="none"/>
      <style:paragraph-properties fo:text-align="center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none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88cm solid #008000"/>
      <style:paragraph-properties fo:text-align="center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88cm solid #008000" fo:border-top="0.002cm solid #000000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88cm solid #008000" style:text-align-source="fix" style:repeat-content="false" fo:border-left="0.039cm double #000000" style:border-line-width-left="0.002cm 0.035cm 0.002cm" fo:border-right="0.088cm solid #008000" fo:border-top="0.002cm solid #000000"/>
      <style:paragraph-properties fo:text-align="center"/>
      <style:text-properties fo:font-size="8pt" style:font-size-asian="8pt" style:font-size-complex="8pt"/>
    </style:style>
    <style:style style:name="ce6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none" fo:border-top="0.035cm solid #000000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start" fo:margin-left="0cm"/>
      <style:text-properties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72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8pt" style:font-size-asian="8pt" style:font-size-complex="8pt"/>
    </style:style>
    <style:style style:name="ce73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  <style:text-properties fo:font-size="8pt" style:font-size-asian="8pt" style:font-size-complex="8pt"/>
    </style:style>
    <style:style style:name="ce75" style:family="table-cell" style:parent-style-name="Default">
      <style:table-cell-properties fo:border="none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77" style:family="table-cell" style:parent-style-name="Default">
      <style:table-cell-properties style:text-align-source="fix" style:repeat-content="false" fo:border="0.002cm solid #000000" style:vertical-align="bottom"/>
      <style:paragraph-properties fo:text-align="center"/>
      <style:text-properties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 fo:wrap-option="wrap" fo:border="0.002cm solid #000000" style:rotation-angle="9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8000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0.088cm solid #008000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90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35cm solid #000000"/>
      <style:paragraph-properties fo:text-align="center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5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4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</style:style>
    <style:style style:name="ce99" style:family="table-cell" style:parent-style-name="Default">
      <style:table-cell-properties fo:background-color="#e6e6e6" fo:border="0.002cm solid #000000"/>
    </style:style>
    <style:style style:name="ce100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</style:style>
    <style:style style:name="ce101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</style:style>
    <style:style style:name="ce102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wrap-option="wrap" fo:border="0.002cm solid #000000" style:rotation-angle="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none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09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10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1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1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14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115" style:family="table-cell" style:parent-style-name="Default">
      <style:table-cell-properties fo:background-color="transparent" fo:border="0.002cm solid #000000"/>
      <style:text-properties fo:font-size="8pt" style:font-size-asian="8pt" style:font-size-complex="8pt"/>
    </style:style>
    <style:style style:name="ce116" style:family="table-cell" style:parent-style-name="Default">
      <style:table-cell-properties fo:background-color="transparent" fo:wrap-option="wrap"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11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0.002cm solid #000000" fo:background-color="transparent" fo:border-left="0.002cm solid #000000" fo:border-right="0.002cm solid #000000" fo:border-top="0.088cm solid #008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19" style:family="table-cell" style:parent-style-name="Default">
      <style:table-cell-properties fo:background-color="transparent" fo:border="0.002cm solid #000000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20" style:family="table-cell" style:parent-style-name="Default">
      <style:table-cell-properties fo:border-bottom="0.088cm solid #008000" fo:background-color="transparent" fo:border-left="0.002cm solid #000000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0.039cm double #000000" style:border-line-width-bottom="0.002cm 0.035cm 0.002cm" fo:background-color="transparent" fo:border-left="none" fo:border-right="none" fo:border-top="0.035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2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2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26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28" style:family="table-cell" style:parent-style-name="Default">
      <style:table-cell-properties fo:border-bottom="0.002cm solid #000000" fo:background-color="#e6e6ff" style:text-align-source="fix" style:repeat-content="false" fo:wrap-option="wrap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none" fo:background-color="#e6e6ff" style:text-align-source="fix" style:repeat-content="false" fo:border-left="none" fo:border-right="0.039cm double #000000" style:border-line-width-right="0.002cm 0.035cm 0.002cm" fo:border-top="none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2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3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6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7" style:family="table-cell" style:parent-style-name="Default">
      <style:table-cell-properties fo:border-bottom="none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8000" fo:border-top="0.088cm solid #008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8000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0" style:family="table-cell" style:parent-style-name="Default">
      <style:table-cell-properties fo:border-bottom="0.088cm solid #008000" style:text-align-source="fix" style:repeat-content="false" fo:background-color="transparent" fo:border-left="0.002cm solid #000000" fo:border-right="0.088cm solid #008000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2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47]) &gt; 1)" style:apply-style-name="red" style:base-cell-address="Headers.T47"/>
    </style:style>
    <style:style style:name="ce143" style:family="table-cell" style:parent-style-name="Default">
      <style:table-cell-properties fo:border-bottom="0.039cm double #000000" style:border-line-width-bottom="0.002cm 0.035cm 0.002cm" fo:border-left="none" fo:border-right="0.039cm double #000000" style:border-line-width-right="0.002cm 0.035cm 0.002cm" fo:border-top="none"/>
    </style:style>
    <style:style style:name="ce144" style:family="table-cell" style:parent-style-name="Default">
      <style:table-cell-properties style:text-align-source="fix" style:repeat-content="false" fo:wrap-option="wrap" fo:border="0.039cm double #000000" style:border-line-width="0.002cm 0.035cm 0.002cm" style:vertical-align="top"/>
      <style:paragraph-properties fo:text-align="start" fo:margin-left="0cm"/>
      <style:text-properties fo:font-size="8pt" style:font-size-asian="8pt" style:font-size-complex="8pt"/>
    </style:style>
    <style:style style:name="ce14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39cm double #000000" style:border-line-width-left="0.002cm 0.035cm 0.002cm" fo:border-right="0.002cm solid #000000" fo:border-top="0.039cm double #000000" style:border-line-width-top="0.002cm 0.035cm 0.002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49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150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51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52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3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154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5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56" style:family="table-cell" style:parent-style-name="Default">
      <style:table-cell-properties fo:border-bottom="0.002cm solid #000000" fo:background-color="transparent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7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02cm solid #000000" fo:background-color="transparent" fo:border-left="0.002cm solid #000000" fo:border-right="0.002cm solid #000000" fo:border-top="0.035cm solid #000000"/>
      <style:text-properties fo:font-size="8pt" style:font-size-asian="8pt" style:font-size-complex="8pt"/>
    </style:style>
    <style:style style:name="ce159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text-properties fo:font-size="8pt" style:font-size-asian="8pt" style:font-size-complex="8pt"/>
    </style:style>
    <style:style style:name="ce160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61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style:rotation-angle="90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2" style:family="table-cell" style:parent-style-name="Default">
      <style:table-cell-properties fo:border-bottom="0.035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68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02cm solid #000000" style:text-align-source="fix" style:repeat-content="false" fo:border-left="0.088cm solid #008000" fo:border-right="0.088cm solid #008000" fo:border-top="0.088cm solid #008000"/>
      <style:paragraph-properties fo:text-align="center" fo:margin-left="0cm"/>
      <style:text-properties fo:font-size="8pt" style:font-size-asian="8pt" style:font-size-complex="8pt"/>
    </style:style>
    <style:style style:name="ce171" style:family="table-cell" style:parent-style-name="Default">
      <style:table-cell-properties fo:border-bottom="0.002cm solid #000000" style:text-align-source="fix" style:repeat-content="false" fo:border-left="0.088cm solid #008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0.088cm solid #008000" style:text-align-source="fix" style:repeat-content="false" fo:border-left="0.088cm solid #008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174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175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7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81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fo:font-size="8pt" style:font-size-asian="8pt" style:font-size-complex="8pt"/>
    </style:style>
    <style:style style:name="ce182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fo:font-size="8pt" style:font-size-asian="8pt" style:font-size-complex="8pt"/>
    </style:style>
    <style:style style:name="ce18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order="0.002cm solid #000000" style:rotation-angle="9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86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189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8000"/>
      <style:paragraph-properties fo:text-align="center" fo:margin-left="0cm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0.088cm solid #008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9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19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196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197" style:family="table-cell" style:parent-style-name="Default">
      <style:table-cell-properties style:text-align-source="fix" style:repeat-content="false" fo:wrap-option="wrap" fo:border="0.002cm solid #000000" style:rotation-angle="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199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0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0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03" style:family="table-cell" style:parent-style-name="Default">
      <style:table-cell-properties style:text-align-source="fix" style:repeat-content="false" fo:border="0.002cm solid #000000" style:rotation-angle="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4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5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6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8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9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10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ae00" fo:font-size="8pt" style:font-size-asian="8pt" style:font-size-complex="8pt"/>
    </style:style>
    <style:style style:name="ce212" style:family="table-cell" style:parent-style-name="Default">
      <style:table-cell-properties fo:border-bottom="0.088cm solid #008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color="#00ae00" fo:font-size="8pt" style:font-size-asian="8pt" style:font-size-complex="8pt"/>
    </style:style>
    <style:style style:name="ce2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45]) &gt; 1)" style:apply-style-name="red" style:base-cell-address="Headers.AA41"/>
      <style:map style:condition="is-true-formula([.E41]=1)" style:apply-style-name="crossed_20_out" style:base-cell-address="Headers.AA41"/>
    </style:style>
    <style:style style:name="ce214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46]) &gt; 1)" style:apply-style-name="red" style:base-cell-address="Headers.AA42"/>
      <style:map style:condition="is-true-formula([.E42]=1)" style:apply-style-name="crossed_20_out" style:base-cell-address="Headers.AA42"/>
    </style:style>
    <style:style style:name="ce215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COUNTIF([.$T$7:.$T$47]; [.T47]) &gt; 1)" style:apply-style-name="red" style:base-cell-address="Headers.AA43"/>
      <style:map style:condition="is-true-formula([.E43]=1)" style:apply-style-name="crossed_20_out" style:base-cell-address="Headers.AA43"/>
    </style:style>
    <style:style style:name="ce216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48]) &gt; 1)" style:apply-style-name="red" style:base-cell-address="Headers.AA44"/>
      <style:map style:condition="is-true-formula([.E44]=1)" style:apply-style-name="crossed_20_out" style:base-cell-address="Headers.AA44"/>
    </style:style>
    <style:style style:name="ce21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color="#00ae00" fo:font-size="8pt" style:font-size-asian="8pt" style:font-size-complex="8pt"/>
      <style:map style:condition="is-true-formula(COUNTIF([.$T$7:.$T$47]; [.T49]) &gt; 1)" style:apply-style-name="red" style:base-cell-address="Headers.AA45"/>
    </style:style>
    <style:style style:name="ce218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50]) &gt; 1)" style:apply-style-name="red" style:base-cell-address="Headers.AA46"/>
      <style:map style:condition="is-true-formula([.E46]=1)" style:apply-style-name="crossed_20_out" style:base-cell-address="Headers.AA46"/>
    </style:style>
    <style:style style:name="ce219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51]) &gt; 1)" style:apply-style-name="red" style:base-cell-address="Headers.AA47"/>
      <style:map style:condition="is-true-formula([.E47]=1)" style:apply-style-name="crossed_20_out" style:base-cell-address="Headers.AA47"/>
    </style:style>
    <style:style style:name="ce22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1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2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3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4" style:family="table-cell" style:parent-style-name="Default">
      <style:table-cell-properties fo:background-color="#e6e6e6" fo:border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5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6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7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8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9" style:family="table-cell" style:parent-style-name="Default">
      <style:table-cell-properties fo:border-bottom="none" fo:background-color="#e6e6e6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30" style:family="table-cell" style:parent-style-name="Default">
      <style:table-cell-properties fo:border-bottom="0.002cm solid #000000" fo:border-left="0.002cm solid #000000" fo:border-right="0.002cm solid #000000" fo:border-top="0.088cm solid #008000"/>
    </style:style>
    <style:style style:name="ce231" style:family="table-cell" style:parent-style-name="Default">
      <style:text-properties fo:color="#00ae00"/>
    </style:style>
    <style:style style:name="ce232" style:family="table-cell" style:parent-style-name="Default">
      <style:table-cell-properties fo:border-bottom="0.088cm solid #008000" fo:border-left="none" fo:border-right="none" fo:border-top="none"/>
      <style:text-properties fo:color="#00ae00"/>
    </style:style>
    <style:style style:name="ce233" style:family="table-cell" style:parent-style-name="Default">
      <style:table-cell-properties fo:border="0.002cm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34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5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6" style:family="table-cell" style:parent-style-name="Default">
      <style:table-cell-properties fo:background-color="#e6e6e6" fo:border="0.002cm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7" style:family="table-cell" style:parent-style-name="Default">
      <style:table-cell-properties fo:background-color="#e6e6e6" fo:border="0.002cm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38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39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40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41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42" style:family="table-cell" style:parent-style-name="Default">
      <style:table-cell-properties fo:border-bottom="0.039cm double #000000" style:border-line-width-bottom="0.002cm 0.035cm 0.002cm" fo:border-left="none" fo:border-right="none" fo:border-top="0.035cm solid #000000"/>
    </style:style>
    <style:style style:name="ce243" style:family="table-cell" style:parent-style-name="Default">
      <style:table-cell-properties fo:border="0.002cm solid #000000"/>
    </style:style>
    <style:style style:name="ce244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size="8pt" style:font-size-asian="8pt" style:font-size-complex="8pt"/>
    </style:style>
    <style:style style:name="ce245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4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4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249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25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251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52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</style:style>
    <style:style style:name="ce254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</style:style>
    <style:style style:name="ce255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</style:style>
    <style:style style:name="ce256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</style:style>
    <style:style style:name="ce257" style:family="table-cell" style:parent-style-name="Default">
      <style:table-cell-properties fo:border-bottom="none" fo:background-color="#e6e6e6" fo:border-left="0.002cm solid #000000" fo:border-right="0.002cm solid #000000" fo:border-top="0.002cm solid #000000"/>
    </style:style>
    <style:style style:name="ce258" style:family="table-cell" style:parent-style-name="Default">
      <style:table-cell-properties fo:border-bottom="0.088cm solid #008000" fo:border-left="none" fo:border-right="none" fo:border-top="none"/>
    </style:style>
    <style:style style:name="ce259" style:family="table-cell" style:parent-style-name="Default">
      <style:table-cell-properties fo:border-bottom="0.002cm solid #000000" fo:border-left="0.002cm solid #000000" fo:border-right="0.002cm solid #000000" fo:border-top="0.035cm solid #000000"/>
    </style:style>
    <style:style style:name="ce260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61" style:family="table-cell" style:parent-style-name="Default">
      <style:table-cell-properties fo:border-bottom="0.039cm double #000000" style:border-line-width-bottom="0.002cm 0.035cm 0.002cm" fo:border-left="0.039cm double #000000" style:border-line-width-left="0.002cm 0.035cm 0.002cm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262" style:family="table-cell" style:parent-style-name="Default">
      <style:table-cell-properties fo:border-bottom="0.039cm double #000000" style:border-line-width-bottom="0.002cm 0.035cm 0.002cm" fo:border-left="none" fo:border-right="none" fo:border-top="0.002cm solid #000000"/>
    </style:style>
    <style:style style:name="ce26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64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35cm solid #000000"/>
    </style:style>
    <style:style style:name="ce265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02cm solid #000000"/>
    </style:style>
    <style:style style:name="ce266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02cm solid #000000"/>
    </style:style>
    <style:style style:name="ce267" style:family="table-cell" style:parent-style-name="Default">
      <style:table-cell-properties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268" style:family="table-cell" style:parent-style-name="Default">
      <style:table-cell-properties fo:border-bottom="0.035cm solid #000000" fo:border-left="0.002cm solid #000000" fo:border-right="0.002cm solid #000000" fo:border-top="0.002cm solid #000000"/>
      <style:text-properties fo:font-size="8pt" style:font-size-asian="8pt" style:font-size-complex="8pt"/>
    </style:style>
    <style:style style:name="ce269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8pt" style:font-size-asian="8pt" style:font-size-complex="8pt"/>
    </style:style>
    <style:style style:name="ce270" style:family="table-cell" style:parent-style-name="Default">
      <style:table-cell-properties fo:border-bottom="0.002cm solid #000000" fo:border-left="0.002cm solid #000000" fo:border-right="0.002cm solid #000000" fo:border-top="0.088cm solid #008000"/>
      <style:text-properties fo:font-size="8pt" style:font-size-asian="8pt" style:font-size-complex="8pt"/>
    </style:style>
    <style:style style:name="ce271" style:family="table-cell" style:parent-style-name="Default">
      <style:table-cell-properties fo:border-bottom="0.088cm solid #008000" fo:border-left="0.002cm solid #000000" fo:border-right="0.002cm solid #000000" fo:border-top="0.002cm solid #000000"/>
      <style:text-properties fo:font-size="8pt" style:font-size-asian="8pt" style:font-size-complex="8pt"/>
    </style:style>
    <style:style style:name="ce272" style:family="table-cell" style:parent-style-name="Default">
      <style:table-cell-properties fo:border-bottom="0.039cm double #000000" style:border-line-width-bottom="0.002cm 0.035cm 0.002cm" fo:border-left="none" fo:border-right="none" fo:border-top="0.035cm solid #000000"/>
      <style:text-properties fo:font-size="8pt" style:font-size-asian="8pt" style:font-size-complex="8pt"/>
    </style:style>
    <style:style style:name="ce273" style:family="table-cell" style:parent-style-name="Default">
      <style:table-cell-properties fo:border-bottom="0.039cm double #000000" style:border-line-width-bottom="0.002cm 0.035cm 0.002cm" fo:border-left="none" fo:border-right="none" fo:border-top="0.002cm solid #000000"/>
      <style:text-properties fo:font-size="8pt" style:font-size-asian="8pt" style:font-size-complex="8pt"/>
    </style:style>
    <style:style style:name="ce274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8pt" style:font-size-asian="8pt" style:font-size-complex="8pt"/>
    </style:style>
    <style:style style:name="ce276" style:family="table-cell" style:parent-style-name="Default">
      <style:table-cell-properties fo:border-bottom="0.035cm solid #000000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7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88cm solid #008000"/>
      <style:paragraph-properties fo:text-align="center" fo:margin-left="0cm"/>
      <style:text-properties fo:font-size="8pt" style:font-size-asian="8pt" style:font-size-complex="8pt"/>
    </style:style>
    <style:style style:name="ce27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Z7"/>
    </style:style>
    <style:style style:name="ce280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none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281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style:font-size-asian="8pt" style:font-size-complex="8pt"/>
    </style:style>
    <style:style style:name="ce283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84" style:family="table-cell" style:parent-style-name="Default">
      <style:table-cell-properties fo:border-bottom="0.035cm solid #000000" fo:background-color="transparent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285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6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7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9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0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1" style:family="table-cell" style:parent-style-name="Default">
      <style:table-cell-properties fo:border-bottom="none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2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8000" fo:border-top="0.088cm solid #008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8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4" style:family="table-cell" style:parent-style-name="Default">
      <style:table-cell-properties fo:border-bottom="0.088cm solid #008000" style:text-align-source="fix" style:repeat-content="false" fo:background-color="transparent" fo:border-left="0.002cm solid #000000" fo:border-right="0.088cm solid #008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5" style:family="table-cell" style:parent-style-name="Default">
      <style:table-cell-properties fo:border-bottom="0.002cm solid #000000" fo:background-color="transparent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296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97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[.E7]=1)" style:apply-style-name="crossed_20_out" style:base-cell-address="Headers.BA8"/>
    </style:style>
    <style:style style:name="ce298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none" fo:border-right="0.039cm double #000000" style:border-line-width-right="0.002cm 0.035cm 0.002cm" fo:border-top="0.035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300" style:family="table-cell" style:parent-style-name="Default">
      <style:text-properties fo:font-weight="bold" style:font-weight-asian="bold" style:font-weight-complex="bold"/>
    </style:style>
    <style:style style:name="ce301" style:family="table-cell" style:parent-style-name="Default" style:data-style-name="N104">
      <style:table-cell-properties fo:border-bottom="none" fo:background-color="#e6e6e6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2" style:family="table-cell" style:parent-style-name="Default">
      <style:table-cell-properties fo:border-bottom="none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3" style:family="table-cell" style:parent-style-name="Default">
      <style:table-cell-properties fo:border-bottom="none" fo:background-color="#e6e6e6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4" style:family="table-cell" style:parent-style-name="Default">
      <style:table-cell-properties fo:border-bottom="none" style:text-align-source="fix" style:repeat-content="false" fo:background-color="transparent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5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39cm double #000000" style:border-line-width-right="0.002cm 0.035cm 0.002cm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6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7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8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309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10" style:family="table-cell" style:parent-style-name="Default" style:data-style-name="N37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11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14pt" style:font-size-asian="14pt" style:font-size-complex="14pt"/>
    </style:style>
    <style:style style:name="ce312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fo:font-size="8pt" fo:font-weight="bold" style:font-size-asian="8pt" style:font-weight-asian="bold" style:font-size-complex="8pt" style:font-weight-complex="bold"/>
    </style:style>
    <style:style style:name="ce313" style:family="table-cell" style:parent-style-name="Default">
      <style:table-cell-properties fo:border-bottom="0.002cm solid #000000" fo:background-color="#e6e6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end" fo:margin-left="0cm"/>
      <style:text-properties fo:font-size="8pt" style:font-size-asian="8pt" style:font-size-complex="8pt"/>
    </style:style>
    <style:style style:name="ce314" style:family="table-cell" style:parent-style-name="Default">
      <style:table-cell-properties fo:border-bottom="0.002cm solid #000000" fo:border-left="0.039cm double #000000" style:border-line-width-left="0.002cm 0.035cm 0.002cm" fo:border-right="0.002cm solid #000000" fo:border-top="0.002cm solid #000000"/>
      <style:text-properties fo:font-size="8pt" style:font-size-asian="8pt" style:font-size-complex="8pt"/>
    </style:style>
    <style:style style:name="ce315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6" style:family="table-cell" style:parent-style-name="Default">
      <style:table-cell-properties fo:border-bottom="0.002cm solid #000000" fo:background-color="transparent" fo:border-left="0.039cm double #000000" style:border-line-width-left="0.002cm 0.035cm 0.002cm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7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18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319" style:family="table-cell" style:parent-style-name="Default">
      <style:table-cell-properties fo:border-bottom="0.002cm solid #000000" fo:background-color="transparent" fo:border-left="0.039cm double #000000" style:border-line-width-left="0.002cm 0.035cm 0.002cm" fo:border-right="0.002cm solid #000000" fo:border-top="0.002cm solid #000000" style:vertical-align="middl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20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21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2" style:family="table-cell" style:parent-style-name="Default">
      <style:table-cell-properties fo:border-bottom="0.002cm solid #000000" fo:background-color="transparent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3" style:family="table-cell" style:parent-style-name="Default">
      <style:table-cell-properties fo:border-bottom="0.039cm double #000000" style:border-line-width-bottom="0.002cm 0.035cm 0.002cm" fo:background-color="transparent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4" style:family="table-cell" style:parent-style-name="Default">
      <style:table-cell-properties fo:background-color="transparent" fo:border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5" style:family="table-cell" style:parent-style-name="Default">
      <style:table-cell-properties style:text-align-source="fix" style:repeat-content="false" fo:wrap-option="wrap" fo:border="none" style:vertical-align="top"/>
      <style:paragraph-properties fo:text-align="end"/>
      <style:text-properties fo:font-size="8pt" style:font-size-asian="8pt" style:font-size-complex="8pt"/>
    </style:style>
    <style:style style:name="ce326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2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328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3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330" style:family="table-cell" style:parent-style-name="Default">
      <style:table-cell-properties fo:background-color="#e6e6ff" style:text-align-source="fix" style:repeat-content="false" fo:wrap-option="wrap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1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332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4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5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6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7" style:family="table-cell" style:parent-style-name="Default">
      <style:table-cell-properties fo:border="none"/>
    </style:style>
    <style:style style:name="ce33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8pt" style:font-size-asian="8pt" style:font-size-complex="8pt"/>
    </style:style>
    <style:style style:name="ce33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4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3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42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4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 style:vertical-align="middle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5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6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7" style:family="table-cell" style:parent-style-name="Default">
      <style:table-cell-properties fo:background-color="transparent"/>
      <style:text-properties style:use-window-font-color="true" fo:font-size="8pt" style:font-size-asian="8pt" style:font-size-complex="8pt"/>
    </style:style>
    <style:style style:name="ce348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49" style:family="table-cell" style:parent-style-name="Default">
      <style:table-cell-properties fo:border-bottom="0.002cm solid #000000" fo:background-color="#ffffcc" fo:wrap-option="wrap" fo:border-left="0.039cm double #000000" style:border-line-width-left="0.002cm 0.035cm 0.002cm" fo:border-right="0.002cm solid #000000" fo:border-top="0.002cm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50" style:family="table-cell" style:parent-style-name="Default">
      <style:table-cell-properties fo:border-bottom="0.002cm solid #000000" fo:background-color="#ffffcc" fo:border-left="0.039cm double #000000" style:border-line-width-left="0.002cm 0.035cm 0.002cm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51" style:family="table-cell" style:parent-style-name="Default">
      <style:table-cell-properties fo:border-bottom="0.002cm solid #000000" fo:background-color="#ffffcc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2" style:family="table-cell" style:parent-style-name="Default">
      <style:table-cell-properties fo:border-bottom="0.002cm solid #000000" fo:background-color="#ffffcc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53" style:family="table-cell" style:parent-style-name="Default">
      <style:table-cell-properties fo:border-bottom="none" fo:background-color="transparent" fo:border-left="0.039cm double #000000" style:border-line-width-left="0.002cm 0.035cm 0.002cm" fo:border-right="none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354" style:family="table-cell" style:parent-style-name="Default">
      <style:table-cell-properties fo:border-bottom="none" fo:background-color="transparent" fo:border-left="0.039cm double #000000" style:border-line-width-left="0.002cm 0.035cm 0.002cm" fo:border-right="none" fo:border-top="none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355" style:family="table-cell" style:parent-style-name="Default">
      <style:table-cell-properties fo:background-color="transparent"/>
      <style:text-properties style:use-window-font-color="true"/>
    </style:style>
    <style:style style:name="ce356" style:family="table-cell" style:parent-style-name="Default">
      <style:table-cell-properties fo:background-color="transparent" fo:border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57" style:family="table-cell" style:parent-style-name="Default">
      <style:table-cell-properties fo:background-color="transparent" fo:border="none"/>
      <style:text-properties style:use-window-font-color="true" fo:font-size="8pt" style:font-size-asian="8pt" style:font-size-complex="8pt"/>
    </style:style>
    <style:style style:name="ce3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359" style:family="table-cell" style:parent-style-name="Default">
      <style:table-cell-properties fo:background-color="transparent" fo:border="none"/>
      <style:text-properties style:use-window-font-color="true"/>
    </style:style>
    <style:style style:name="ce36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style:use-window-font-color="true" fo:font-size="8pt" style:font-size-asian="8pt" style:font-size-complex="8pt"/>
    </style:style>
    <style:style style:name="ce361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62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36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364" style:family="table-cell" style:parent-style-name="Default">
      <style:table-cell-properties fo:border-bottom="none" style:text-align-source="fix" style:repeat-content="false" fo:background-color="transparent" fo:border-left="none" fo:border-right="none" fo:border-top="0.039cm double #000000" style:border-line-width-top="0.002cm 0.035cm 0.002cm"/>
      <style:paragraph-properties fo:text-align="center" fo:margin-left="0cm"/>
      <style:text-properties style:use-window-font-color="true" fo:font-size="8pt" style:font-size-asian="8pt" style:font-size-complex="8pt"/>
    </style:style>
    <style:style style:name="ce36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 style:font-size-asian="8pt" style:font-size-complex="8pt"/>
    </style:style>
    <style:style style:name="ce366" style:family="table-cell" style:parent-style-name="Default">
      <style:table-cell-properties fo:border-bottom="0.002cm solid #000000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text-properties style:use-window-font-color="true" fo:font-size="8pt" style:font-size-asian="8pt" style:font-size-complex="8pt"/>
    </style:style>
    <style:style style:name="ce367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68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369" style:family="table-cell" style:parent-style-name="Default">
      <style:table-cell-properties fo:border-bottom="0.002cm solid #000000" fo:background-color="transparent" fo:border-left="0.002cm solid #000000" fo:border-right="0.039cm double #000000" style:border-line-width-right="0.002cm 0.035cm 0.002cm" fo:border-top="0.002cm solid #000000"/>
      <style:text-properties style:use-window-font-color="true" fo:font-size="8pt" style:font-size-asian="8pt" style:font-size-complex="8pt"/>
    </style:style>
    <style:style style:name="ce370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37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372" style:family="table-cell" style:parent-style-name="Default">
      <style:table-cell-properties fo:border-bottom="none" fo:background-color="transparent" fo:border-left="none" fo:border-right="none" fo:border-top="0.039cm double #000000" style:border-line-width-top="0.002cm 0.035cm 0.002cm"/>
      <style:text-properties style:use-window-font-color="true" fo:font-size="8pt" style:font-size-asian="8pt" style:font-size-complex="8pt"/>
    </style:style>
    <style:style style:name="gr1" style:family="graphic">
      <style:graphic-properties draw:fill="solid" draw:fill-color="#008000" draw:textarea-horizontal-align="justify" draw:textarea-vertical-align="middle" draw:auto-grow-height="false"/>
    </style:style>
    <style:style style:name="gr2" style:family="graphic">
      <style:graphic-properties svg:stroke-width="0.05cm" draw:marker-start="Arrow" draw:marker-start-width="0.28cm" draw:marker-end="" draw:marker-end-width="0.28cm" draw:textarea-horizontal-align="center" draw:textarea-vertical-align="middle" fo:padding-top="0.025cm" fo:padding-bottom="0.025cm" fo:padding-left="0.025cm" fo:padding-right="0.025cm"/>
    </style:style>
    <style:style style:name="gr3" style:family="graphic">
      <style:graphic-properties svg:stroke-width="0.05cm" draw:fill="none" draw:textarea-horizontal-align="center" draw:textarea-vertical-align="middle" fo:padding-top="0.025cm" fo:padding-bottom="0.025cm" fo:padding-left="0.025cm" fo:padding-right="0.025cm"/>
    </style:style>
    <style:style style:name="gr4" style:family="graphic">
      <style:graphic-properties svg:stroke-width="0.05cm" draw:marker-start="Arrow" draw:marker-end="" draw:textarea-horizontal-align="center" draw:textarea-vertical-align="middle" fo:padding-top="0.025cm" fo:padding-bottom="0.025cm" fo:padding-left="0.025cm" fo:padding-right="0.025cm"/>
    </style:style>
    <style:style style:name="gr5" style:family="graphic">
      <style:graphic-properties svg:stroke-width="0.05cm" draw:fill="none" draw:textarea-vertical-align="middle" draw:auto-grow-height="false" fo:min-height="0.749cm" fo:min-width="0.499cm" fo:padding-top="0.025cm" fo:padding-bottom="0.025cm" fo:padding-left="0.025cm" fo:padding-right="0.025cm"/>
    </style:style>
    <style:style style:name="gr6" style:family="graphic">
      <style:graphic-properties svg:stroke-width="0.05cm" draw:marker-start="Arrow" draw:marker-start-width="0.28cm" draw:marker-end="Arrow" draw:marker-end-width="0.28cm" draw:textarea-horizontal-align="center" draw:textarea-vertical-align="middle" fo:padding-top="0.025cm" fo:padding-bottom="0.025cm" fo:padding-left="0.025cm" fo:padding-right="0.025cm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fo:color="#ff0000"/>
    </style:style>
    <style:style style:name="T6" style:family="text">
      <style:text-properties style:font-name="Arial" fo:font-weight="normal" style:font-name-asian="Arial Unicode MS" style:font-weight-asian="normal" style:font-name-complex="Arial Unicode MS" style:font-weight-complex="normal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Heade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8"/>
        <table:table-column table:style-name="co3" table:number-columns-repeated="16" table:default-cell-style-name="ce18"/>
        <table:table-column table:style-name="co4" table:default-cell-style-name="ce117"/>
        <table:table-column table:style-name="co5" table:default-cell-style-name="ce148"/>
        <table:table-column table:style-name="co4" table:default-cell-style-name="ce117"/>
        <table:table-column table:style-name="co6" table:number-columns-repeated="29" table:default-cell-style-name="ce176"/>
        <table:table-column table:style-name="co4" table:default-cell-style-name="ce18"/>
        <table:table-column table:style-name="co7" table:default-cell-style-name="ce176"/>
        <table:table-column table:style-name="co8" table:default-cell-style-name="ce18"/>
        <table:table-column table:style-name="co9" table:number-columns-repeated="7" table:default-cell-style-name="ce18"/>
        <table:table-column table:style-name="co10" table:number-columns-repeated="962" table:default-cell-style-name="ce18"/>
        <table:table-column table:style-name="co10" table:number-columns-repeated="2" table:default-cell-style-name="Default"/>
        <table:table-row table:style-name="ro1">
          <table:table-cell/>
          <table:table-cell table:style-name="ce17" table:formula="of:=NOW()" office:value-type="date" office:date-value="2013-01-26T00:36:55">
            <text:p>2013-01-26 00:36</text:p>
          </table:table-cell>
          <table:table-cell table:style-name="ce49" office:value-type="string" table:number-columns-spanned="18" table:number-rows-spanned="1">
            <text:p>Full MTI Format</text:p>
          </table:table-cell>
          <table:covered-table-cell table:number-columns-repeated="15" table:style-name="ce76"/>
          <table:covered-table-cell table:style-name="ce114"/>
          <table:covered-table-cell table:style-name="ce126"/>
          <table:table-cell/>
          <table:table-cell table:style-name="ce49" office:value-type="string" table:number-columns-spanned="32" table:number-rows-spanned="1">
            <text:p>CAN</text:p>
          </table:table-cell>
          <table:covered-table-cell table:number-columns-repeated="28" table:style-name="ce184"/>
          <table:covered-table-cell table:style-name="ce76"/>
          <table:covered-table-cell table:style-name="ce184"/>
          <table:covered-table-cell table:style-name="ce282"/>
          <table:table-cell table:number-columns-repeated="971"/>
        </table:table-row>
        <table:table-row table:style-name="ro1">
          <table:table-cell table:number-columns-repeated="2"/>
          <table:table-cell table:style-name="ce50" office:value-type="float" office:value="0">
            <text:p>0</text:p>
          </table:table-cell>
          <table:table-cell table:style-name="ce77" table:formula="of:=[.C2]+1" office:value-type="float" office:value="1">
            <text:p>1</text:p>
          </table:table-cell>
          <table:table-cell table:style-name="ce77" table:formula="of:=[.D2]+1" office:value-type="float" office:value="2">
            <text:p>2</text:p>
          </table:table-cell>
          <table:table-cell table:style-name="ce77" table:formula="of:=[.E2]+1" office:value-type="float" office:value="3">
            <text:p>3</text:p>
          </table:table-cell>
          <table:table-cell table:style-name="ce77" table:formula="of:=[.F2]+1" office:value-type="float" office:value="4">
            <text:p>4</text:p>
          </table:table-cell>
          <table:table-cell table:style-name="ce77" table:formula="of:=[.G2]+1" office:value-type="float" office:value="5">
            <text:p>5</text:p>
          </table:table-cell>
          <table:table-cell table:style-name="ce77" table:formula="of:=[.H2]+1" office:value-type="float" office:value="6">
            <text:p>6</text:p>
          </table:table-cell>
          <table:table-cell table:style-name="ce77" table:formula="of:=[.I2]+1" office:value-type="float" office:value="7">
            <text:p>7</text:p>
          </table:table-cell>
          <table:table-cell table:style-name="ce77" table:formula="of:=[.J2]+1" office:value-type="float" office:value="8">
            <text:p>8</text:p>
          </table:table-cell>
          <table:table-cell table:style-name="ce77" table:formula="of:=[.K2]+1" office:value-type="float" office:value="9">
            <text:p>9</text:p>
          </table:table-cell>
          <table:table-cell table:style-name="ce77" table:formula="of:=[.L2]+1" office:value-type="float" office:value="10">
            <text:p>10</text:p>
          </table:table-cell>
          <table:table-cell table:style-name="ce77" table:formula="of:=[.M2]+1" office:value-type="float" office:value="11">
            <text:p>11</text:p>
          </table:table-cell>
          <table:table-cell table:style-name="ce77" table:formula="of:=[.N2]+1" office:value-type="float" office:value="12">
            <text:p>12</text:p>
          </table:table-cell>
          <table:table-cell table:style-name="ce77" table:formula="of:=[.O2]+1" office:value-type="float" office:value="13">
            <text:p>13</text:p>
          </table:table-cell>
          <table:table-cell table:style-name="ce77" table:formula="of:=[.P2]+1" office:value-type="float" office:value="14">
            <text:p>14</text:p>
          </table:table-cell>
          <table:table-cell table:style-name="ce77" table:formula="of:=[.Q2]+1" office:value-type="float" office:value="15">
            <text:p>15</text:p>
          </table:table-cell>
          <table:table-cell table:style-name="ce115"/>
          <table:table-cell table:style-name="ce127"/>
          <table:table-cell/>
          <table:table-cell table:style-name="ce160" office:value-type="float" office:value="28">
            <text:p>28</text:p>
          </table:table-cell>
          <table:table-cell table:style-name="ce179" table:formula="of:=[.V2]-1" office:value-type="float" office:value="27">
            <text:p>27</text:p>
          </table:table-cell>
          <table:table-cell table:style-name="ce179" table:formula="of:=[.W2]-1" office:value-type="float" office:value="26">
            <text:p>26</text:p>
          </table:table-cell>
          <table:table-cell table:style-name="ce179" table:formula="of:=[.X2]-1" office:value-type="float" office:value="25">
            <text:p>25</text:p>
          </table:table-cell>
          <table:table-cell table:style-name="ce179" table:formula="of:=[.Y2]-1" office:value-type="float" office:value="24">
            <text:p>24</text:p>
          </table:table-cell>
          <table:table-cell table:style-name="ce179" table:formula="of:=[.Z2]-1" office:value-type="float" office:value="23">
            <text:p>23</text:p>
          </table:table-cell>
          <table:table-cell table:style-name="ce179" table:formula="of:=[.AA2]-1" office:value-type="float" office:value="22">
            <text:p>22</text:p>
          </table:table-cell>
          <table:table-cell table:style-name="ce179" table:formula="of:=[.AB2]-1" office:value-type="float" office:value="21">
            <text:p>21</text:p>
          </table:table-cell>
          <table:table-cell table:style-name="ce179" table:formula="of:=[.AC2]-1" office:value-type="float" office:value="20">
            <text:p>20</text:p>
          </table:table-cell>
          <table:table-cell table:style-name="ce179" table:formula="of:=[.AD2]-1" office:value-type="float" office:value="19">
            <text:p>19</text:p>
          </table:table-cell>
          <table:table-cell table:style-name="ce179" table:formula="of:=[.AE2]-1" office:value-type="float" office:value="18">
            <text:p>18</text:p>
          </table:table-cell>
          <table:table-cell table:style-name="ce179" table:formula="of:=[.AF2]-1" office:value-type="float" office:value="17">
            <text:p>17</text:p>
          </table:table-cell>
          <table:table-cell table:style-name="ce179" table:formula="of:=[.AG2]-1" office:value-type="float" office:value="16">
            <text:p>16</text:p>
          </table:table-cell>
          <table:table-cell table:style-name="ce179" table:formula="of:=[.AH2]-1" office:value-type="float" office:value="15">
            <text:p>15</text:p>
          </table:table-cell>
          <table:table-cell table:style-name="ce179" table:formula="of:=[.AI2]-1" office:value-type="float" office:value="14">
            <text:p>14</text:p>
          </table:table-cell>
          <table:table-cell table:style-name="ce179" table:formula="of:=[.AJ2]-1" office:value-type="float" office:value="13">
            <text:p>13</text:p>
          </table:table-cell>
          <table:table-cell table:style-name="ce179" table:formula="of:=[.AK2]-1" office:value-type="float" office:value="12">
            <text:p>12</text:p>
          </table:table-cell>
          <table:table-cell table:style-name="ce179" table:formula="of:=[.AL2]-1" office:value-type="float" office:value="11">
            <text:p>11</text:p>
          </table:table-cell>
          <table:table-cell table:style-name="ce179" table:formula="of:=[.AM2]-1" office:value-type="float" office:value="10">
            <text:p>10</text:p>
          </table:table-cell>
          <table:table-cell table:style-name="ce179" table:formula="of:=[.AN2]-1" office:value-type="float" office:value="9">
            <text:p>9</text:p>
          </table:table-cell>
          <table:table-cell table:style-name="ce179" table:formula="of:=[.AO2]-1" office:value-type="float" office:value="8">
            <text:p>8</text:p>
          </table:table-cell>
          <table:table-cell table:style-name="ce179" table:formula="of:=[.AP2]-1" office:value-type="float" office:value="7">
            <text:p>7</text:p>
          </table:table-cell>
          <table:table-cell table:style-name="ce179" table:formula="of:=[.AQ2]-1" office:value-type="float" office:value="6">
            <text:p>6</text:p>
          </table:table-cell>
          <table:table-cell table:style-name="ce179" table:formula="of:=[.AR2]-1" office:value-type="float" office:value="5">
            <text:p>5</text:p>
          </table:table-cell>
          <table:table-cell table:style-name="ce179" table:formula="of:=[.AS2]-1" office:value-type="float" office:value="4">
            <text:p>4</text:p>
          </table:table-cell>
          <table:table-cell table:style-name="ce179" table:formula="of:=[.AT2]-1" office:value-type="float" office:value="3">
            <text:p>3</text:p>
          </table:table-cell>
          <table:table-cell table:style-name="ce179" table:formula="of:=[.AU2]-1" office:value-type="float" office:value="2">
            <text:p>2</text:p>
          </table:table-cell>
          <table:table-cell table:style-name="ce179" table:formula="of:=[.AV2]-1" office:value-type="float" office:value="1">
            <text:p>1</text:p>
          </table:table-cell>
          <table:table-cell table:style-name="ce179" table:formula="of:=[.AW2]-1" office:value-type="float" office:value="0">
            <text:p>0</text:p>
          </table:table-cell>
          <table:table-cell table:style-name="ce73"/>
          <table:table-cell table:style-name="ce243"/>
          <table:table-cell table:style-name="ce47"/>
          <table:table-cell table:number-columns-repeated="971"/>
        </table:table-row>
        <table:table-row table:style-name="ro1">
          <table:table-cell table:number-columns-repeated="2"/>
          <table:table-cell table:style-name="ce50" office:value-type="float" office:value="15">
            <text:p>15</text:p>
          </table:table-cell>
          <table:table-cell table:style-name="ce77" table:formula="of:=[.C3]-1" office:value-type="float" office:value="14">
            <text:p>14</text:p>
          </table:table-cell>
          <table:table-cell table:style-name="ce77" table:formula="of:=[.D3]-1" office:value-type="float" office:value="13">
            <text:p>13</text:p>
          </table:table-cell>
          <table:table-cell table:style-name="ce77" table:formula="of:=[.E3]-1" office:value-type="float" office:value="12">
            <text:p>12</text:p>
          </table:table-cell>
          <table:table-cell table:style-name="ce77" table:formula="of:=[.F3]-1" office:value-type="float" office:value="11">
            <text:p>11</text:p>
          </table:table-cell>
          <table:table-cell table:style-name="ce77" table:formula="of:=[.G3]-1" office:value-type="float" office:value="10">
            <text:p>10</text:p>
          </table:table-cell>
          <table:table-cell table:style-name="ce77" table:formula="of:=[.H3]-1" office:value-type="float" office:value="9">
            <text:p>9</text:p>
          </table:table-cell>
          <table:table-cell table:style-name="ce77" table:formula="of:=[.I3]-1" office:value-type="float" office:value="8">
            <text:p>8</text:p>
          </table:table-cell>
          <table:table-cell table:style-name="ce77" table:formula="of:=[.J3]-1" office:value-type="float" office:value="7">
            <text:p>7</text:p>
          </table:table-cell>
          <table:table-cell table:style-name="ce77" table:formula="of:=[.K3]-1" office:value-type="float" office:value="6">
            <text:p>6</text:p>
          </table:table-cell>
          <table:table-cell table:style-name="ce77" table:formula="of:=[.L3]-1" office:value-type="float" office:value="5">
            <text:p>5</text:p>
          </table:table-cell>
          <table:table-cell table:style-name="ce77" table:formula="of:=[.M3]-1" office:value-type="float" office:value="4">
            <text:p>4</text:p>
          </table:table-cell>
          <table:table-cell table:style-name="ce77" table:formula="of:=[.N3]-1" office:value-type="float" office:value="3">
            <text:p>3</text:p>
          </table:table-cell>
          <table:table-cell table:style-name="ce77" table:formula="of:=[.O3]-1" office:value-type="float" office:value="2">
            <text:p>2</text:p>
          </table:table-cell>
          <table:table-cell table:style-name="ce77" table:formula="of:=[.P3]-1" office:value-type="float" office:value="1">
            <text:p>1</text:p>
          </table:table-cell>
          <table:table-cell table:style-name="ce77" table:formula="of:=[.Q3]-1" office:value-type="float" office:value="0">
            <text:p>0</text:p>
          </table:table-cell>
          <table:table-cell table:style-name="ce115"/>
          <table:table-cell table:style-name="ce127"/>
          <table:table-cell/>
          <table:table-cell table:style-name="ce160" office:value-type="float" office:value="0">
            <text:p>0</text:p>
          </table:table-cell>
          <table:table-cell table:style-name="ce179" table:formula="of:=[.V3]+1" office:value-type="float" office:value="1">
            <text:p>1</text:p>
          </table:table-cell>
          <table:table-cell table:style-name="ce179" table:formula="of:=[.W3]+1" office:value-type="float" office:value="2">
            <text:p>2</text:p>
          </table:table-cell>
          <table:table-cell table:style-name="ce179" table:formula="of:=[.X3]+1" office:value-type="float" office:value="3">
            <text:p>3</text:p>
          </table:table-cell>
          <table:table-cell table:style-name="ce179" table:formula="of:=[.Y3]+1" office:value-type="float" office:value="4">
            <text:p>4</text:p>
          </table:table-cell>
          <table:table-cell table:style-name="ce179" table:formula="of:=[.Z3]+1" office:value-type="float" office:value="5">
            <text:p>5</text:p>
          </table:table-cell>
          <table:table-cell table:style-name="ce179" table:formula="of:=[.AA3]+1" office:value-type="float" office:value="6">
            <text:p>6</text:p>
          </table:table-cell>
          <table:table-cell table:style-name="ce179" table:formula="of:=[.AB3]+1" office:value-type="float" office:value="7">
            <text:p>7</text:p>
          </table:table-cell>
          <table:table-cell table:style-name="ce179" table:formula="of:=[.AC3]+1" office:value-type="float" office:value="8">
            <text:p>8</text:p>
          </table:table-cell>
          <table:table-cell table:style-name="ce179" table:formula="of:=[.AD3]+1" office:value-type="float" office:value="9">
            <text:p>9</text:p>
          </table:table-cell>
          <table:table-cell table:style-name="ce179" table:formula="of:=[.AE3]+1" office:value-type="float" office:value="10">
            <text:p>10</text:p>
          </table:table-cell>
          <table:table-cell table:style-name="ce179" table:formula="of:=[.AF3]+1" office:value-type="float" office:value="11">
            <text:p>11</text:p>
          </table:table-cell>
          <table:table-cell table:style-name="ce179" table:formula="of:=[.AG3]+1" office:value-type="float" office:value="12">
            <text:p>12</text:p>
          </table:table-cell>
          <table:table-cell table:style-name="ce179" table:formula="of:=[.AH3]+1" office:value-type="float" office:value="13">
            <text:p>13</text:p>
          </table:table-cell>
          <table:table-cell table:style-name="ce179" table:formula="of:=[.AI3]+1" office:value-type="float" office:value="14">
            <text:p>14</text:p>
          </table:table-cell>
          <table:table-cell table:style-name="ce179" table:formula="of:=[.AJ3]+1" office:value-type="float" office:value="15">
            <text:p>15</text:p>
          </table:table-cell>
          <table:table-cell table:style-name="ce179" table:formula="of:=[.AK3]+1" office:value-type="float" office:value="16">
            <text:p>16</text:p>
          </table:table-cell>
          <table:table-cell table:style-name="ce179" table:formula="of:=[.AL3]+1" office:value-type="float" office:value="17">
            <text:p>17</text:p>
          </table:table-cell>
          <table:table-cell table:style-name="ce179" table:formula="of:=[.AM3]+1" office:value-type="float" office:value="18">
            <text:p>18</text:p>
          </table:table-cell>
          <table:table-cell table:style-name="ce179" table:formula="of:=[.AN3]+1" office:value-type="float" office:value="19">
            <text:p>19</text:p>
          </table:table-cell>
          <table:table-cell table:style-name="ce179" table:formula="of:=[.AO3]+1" office:value-type="float" office:value="20">
            <text:p>20</text:p>
          </table:table-cell>
          <table:table-cell table:style-name="ce179" table:formula="of:=[.AP3]+1" office:value-type="float" office:value="21">
            <text:p>21</text:p>
          </table:table-cell>
          <table:table-cell table:style-name="ce179" table:formula="of:=[.AQ3]+1" office:value-type="float" office:value="22">
            <text:p>22</text:p>
          </table:table-cell>
          <table:table-cell table:style-name="ce179" table:formula="of:=[.AR3]+1" office:value-type="float" office:value="23">
            <text:p>23</text:p>
          </table:table-cell>
          <table:table-cell table:style-name="ce179" table:formula="of:=[.AS3]+1" office:value-type="float" office:value="24">
            <text:p>24</text:p>
          </table:table-cell>
          <table:table-cell table:style-name="ce179" table:formula="of:=[.AT3]+1" office:value-type="float" office:value="25">
            <text:p>25</text:p>
          </table:table-cell>
          <table:table-cell table:style-name="ce179" table:formula="of:=[.AU3]+1" office:value-type="float" office:value="26">
            <text:p>26</text:p>
          </table:table-cell>
          <table:table-cell table:style-name="ce179" table:formula="of:=[.AV3]+1" office:value-type="float" office:value="27">
            <text:p>27</text:p>
          </table:table-cell>
          <table:table-cell table:style-name="ce179" table:formula="of:=[.AW3]+1" office:value-type="float" office:value="28">
            <text:p>28</text:p>
          </table:table-cell>
          <table:table-cell table:style-name="ce73"/>
          <table:table-cell table:style-name="ce179"/>
          <table:table-cell table:style-name="ce47"/>
          <table:table-cell table:number-columns-repeated="971"/>
        </table:table-row>
        <table:table-row table:style-name="ro2">
          <table:table-cell/>
          <table:table-cell table:style-name="ce19"/>
          <table:table-cell table:style-name="ce51" office:value-type="string">
            <text:p>Reserved</text:p>
          </table:table-cell>
          <table:table-cell table:style-name="ce78" office:value-type="string">
            <text:p>Reserved</text:p>
          </table:table-cell>
          <table:table-cell table:style-name="ce78" office:value-type="string">
            <text:p>Special</text:p>
          </table:table-cell>
          <table:table-cell table:style-name="ce78" office:value-type="string">
            <text:p>Stream or Datagram</text:p>
          </table:table-cell>
          <table:table-cell table:style-name="ce78" office:value-type="string" table:number-columns-spanned="2" table:number-rows-spanned="1">
            <text:p>Priority</text:p>
          </table:table-cell>
          <table:covered-table-cell table:style-name="ce78"/>
          <table:table-cell table:style-name="ce105" office:value-type="string" table:number-columns-spanned="5" table:number-rows-spanned="1">
            <text:p>Type within priority</text:p>
            <text:p><text:s/>(decimal)</text:p>
          </table:table-cell>
          <table:covered-table-cell table:number-columns-repeated="4" table:style-name="ce78"/>
          <table:table-cell table:style-name="ce78" office:value-type="string">
            <text:p>Simple Protocol</text:p>
          </table:table-cell>
          <table:table-cell table:style-name="ce78" office:value-type="string">
            <text:p>Address present</text:p>
          </table:table-cell>
          <table:table-cell table:style-name="ce78" office:value-type="string">
            <text:p>Event# present</text:p>
          </table:table-cell>
          <table:table-cell table:style-name="ce78" office:value-type="string" table:number-columns-spanned="2" table:number-rows-spanned="1">
            <text:p>Modifier within Priority/Type</text:p>
          </table:table-cell>
          <table:covered-table-cell table:style-name="ce78"/>
          <table:table-cell table:style-name="ce116"/>
          <table:table-cell table:style-name="ce128" office:value-type="string">
            <text:p>Full MTI</text:p>
            <text:p>(Hex)</text:p>
          </table:table-cell>
          <table:table-cell table:style-name="ce149"/>
          <table:table-cell table:style-name="ce161" office:value-type="string">
            <text:p>Priority</text:p>
          </table:table-cell>
          <table:table-cell table:style-name="ce185" office:value-type="string">
            <text:p>Frame-type</text:p>
          </table:table-cell>
          <table:table-cell table:style-name="ce197" office:value-type="string" table:number-columns-spanned="3" table:number-rows-spanned="1">
            <text:p>CAN Frame Type</text:p>
          </table:table-cell>
          <table:covered-table-cell table:number-columns-repeated="2" table:style-name="ce185"/>
          <table:table-cell table:style-name="ce203" office:value-type="string" table:number-columns-spanned="12" table:number-rows-spanned="1">
            <text:p>CAN-MTI or </text:p>
            <text:p>Destination-alias</text:p>
            <text:p><text:span text:style-name="T6">(“Variable Part”)</text:span></text:p>
            <text:p>(hex)</text:p>
          </table:table-cell>
          <table:covered-table-cell table:number-columns-repeated="11" table:style-name="ce203"/>
          <table:table-cell table:style-name="ce203" office:value-type="string" table:number-columns-spanned="12" table:number-rows-spanned="1">
            <text:p>Source-alias</text:p>
          </table:table-cell>
          <table:covered-table-cell table:number-columns-repeated="11" table:style-name="ce203"/>
          <table:table-cell table:style-name="ce267"/>
          <table:table-cell table:style-name="ce274" office:value-type="string">
            <text:p>CAN Header</text:p>
            <text:p>(hex)</text:p>
          </table:table-cell>
          <table:table-cell table:style-name="ce283" office:value-type="string">
            <text:p>Data-Part</text:p>
            <text:p>{ } = optional</text:p>
          </table:table-cell>
          <table:table-cell table:style-name="ce19" table:number-columns-repeated="969"/>
          <table:table-cell table:style-name="ce300" table:number-columns-repeated="2"/>
        </table:table-row>
        <table:table-row table:style-name="ro1">
          <table:table-cell/>
          <table:table-cell table:style-name="ce20" office:value-type="string">
            <text:p>Number of bits in field: </text:p>
          </table:table-cell>
          <table:table-cell table:style-name="ce52" office:value-type="float" office:value="1">
            <text:p>1</text:p>
          </table:table-cell>
          <table:table-cell table:number-columns-repeated="3" table:style-name="ce79" office:value-type="float" office:value="1">
            <text:p>1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79" office:value-type="float" office:value="5" table:number-columns-spanned="5" table:number-rows-spanned="1">
            <text:p>5</text:p>
          </table:table-cell>
          <table:covered-table-cell table:number-columns-repeated="4" table:style-name="ce79"/>
          <table:table-cell table:number-columns-repeated="3" table:style-name="ce79" office:value-type="float" office:value="1">
            <text:p>1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115"/>
          <table:table-cell table:style-name="ce129" office:value-type="float" office:value="16">
            <text:p>16</text:p>
          </table:table-cell>
          <table:table-cell/>
          <table:table-cell table:style-name="ce160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3" table:number-columns-spanned="3" table:number-rows-spanned="1">
            <text:p>3</text:p>
          </table:table-cell>
          <table:covered-table-cell table:number-columns-repeated="2" table:style-name="ce179"/>
          <table:table-cell table:style-name="ce179" office:value-type="float" office:value="12" table:number-columns-spanned="12" table:number-rows-spanned="1">
            <text:p>12</text:p>
          </table:table-cell>
          <table:covered-table-cell table:number-columns-repeated="11" table:style-name="ce179"/>
          <table:table-cell table:style-name="ce179" office:value-type="float" office:value="12" table:number-columns-spanned="12" table:number-rows-spanned="1">
            <text:p>12</text:p>
          </table:table-cell>
          <table:covered-table-cell table:number-columns-repeated="11" table:style-name="ce179"/>
          <table:table-cell table:style-name="ce73"/>
          <table:table-cell table:style-name="ce275" office:value-type="float" office:value="29">
            <text:p>29</text:p>
          </table:table-cell>
          <table:table-cell table:style-name="ce127" office:value-type="float" office:value="64">
            <text:p>64</text:p>
          </table:table-cell>
          <table:table-cell table:number-columns-repeated="971"/>
        </table:table-row>
        <table:table-row table:style-name="ro3">
          <table:table-cell table:number-columns-repeated="2"/>
          <table:table-cell table:style-name="ce53"/>
          <table:table-cell table:style-name="ce80" table:number-columns-repeated="15"/>
          <table:table-cell/>
          <table:table-cell table:style-name="ce130"/>
          <table:table-cell/>
          <table:table-cell table:style-name="ce162"/>
          <table:table-cell table:style-name="ce186"/>
          <table:table-cell table:style-name="ce186" table:number-columns-spanned="3" table:number-rows-spanned="1"/>
          <table:covered-table-cell table:number-columns-repeated="2" table:style-name="ce186"/>
          <table:table-cell table:style-name="ce186" table:number-columns-spanned="12" table:number-rows-spanned="1"/>
          <table:covered-table-cell table:number-columns-repeated="11" table:style-name="ce186"/>
          <table:table-cell table:style-name="ce186" table:number-columns-spanned="12" table:number-rows-spanned="1"/>
          <table:covered-table-cell table:number-columns-repeated="11" table:style-name="ce186"/>
          <table:table-cell table:style-name="ce268"/>
          <table:table-cell table:style-name="ce276"/>
          <table:table-cell table:style-name="ce284"/>
          <table:table-cell table:number-columns-repeated="971"/>
        </table:table-row>
        <table:table-row table:style-name="ro1">
          <table:table-cell table:style-name="ce2" office:value-type="string" table:number-columns-spanned="1" table:number-rows-spanned="6">
            <text:p>Basic</text:p>
          </table:table-cell>
          <table:table-cell table:style-name="ce21" office:value-type="string">
            <office:annotation draw:style-name="gr7" draw:text-style-name="P2" svg:width="8.07cm" svg:height="2.176cm" svg:x="7.622cm" svg:y="3.14cm" draw:caption-point-x="-0.61cm" draw:caption-point-y="1.538cm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54" office:value-type="float" office:value="0">
            <text:p>0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0" table:number-columns-spanned="2" table:number-rows-spanned="1">
            <text:p>0</text:p>
          </table:table-cell>
          <table:covered-table-cell table:style-name="ce98"/>
          <table:table-cell table:style-name="ce81" office:value-type="float" office:value="8" table:number-columns-spanned="5" table:number-rows-spanned="1">
            <text:p>8</text:p>
          </table:table-cell>
          <table:covered-table-cell table:number-columns-repeated="4" table:style-name="ce98"/>
          <table:table-cell table:number-columns-repeated="3"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98"/>
          <table:table-cell table:style-name="ce21"/>
          <table:table-cell table:style-name="ce131" table:formula="of:=DEC2HEX((((((((([.C7]*2+[.D7])*2+[.E7])*2+[.F7])*4+[.G7])*32+[.I7])*2+[.N7])*2+[.O7])*2+[.P7])*4+[.Q7];4)" office:value-type="string" office:string-value="0100">
            <text:p>0100</text:p>
          </table:table-cell>
          <table:table-cell table:style-name="ce150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number-columns-repeated="2" table:style-name="ce187"/>
          <table:table-cell table:style-name="ce204" table:formula="of:=IF([.F7]=1;&quot;ddd&quot;;DEC2HEX((((((([.G7]*32+[.I7])*2+[.N7])*2+[.O7])*2+[.P7])*4+[.Q7]));3))" office:value-type="string" office:string-value="100" table:number-columns-spanned="12" table:number-rows-spanned="1">
            <text:p>100</text:p>
          </table:table-cell>
          <table:covered-table-cell table:number-columns-repeated="11" table:style-name="ce223"/>
          <table:table-cell table:style-name="ce187" office:value-type="string" table:number-columns-spanned="12" table:number-rows-spanned="1">
            <text:p>sss</text:p>
          </table:table-cell>
          <table:covered-table-cell table:number-columns-repeated="11" table:style-name="ce98"/>
          <table:table-cell table:style-name="ce76"/>
          <table:table-cell table:style-name="ce277" table:formula="of:=CONCATENATE(&quot;[&quot;;DEC2HEX(([.V7]*2+[.W7])*8+[.X7];2);[.AA7];[.AM7];&quot;]&quot;)" office:value-type="string" office:string-value="[19100sss]">
            <text:p>[19100sss]</text:p>
          </table:table-cell>
          <table:table-cell table:style-name="ce285" office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office:annotation draw:style-name="gr8" draw:text-style-name="P2" svg:width="8.708cm" svg:height="2.571cm" svg:x="7.622cm" svg:y="3.549cm" draw:caption-point-x="-0.61cm" draw:caption-point-y="1.538cm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99"/>
          <table:table-cell table:style-name="ce82" office:value-type="float" office:value="4" table:number-columns-spanned="5" table:number-rows-spanned="1">
            <text:p>4</text:p>
          </table:table-cell>
          <table:covered-table-cell table:number-columns-repeated="4" table:style-name="ce99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8]*2+[.D8])*2+[.E8])*2+[.F8])*4+[.G8])*32+[.I8])*2+[.N8])*2+[.O8])*2+[.P8])*4+[.Q8];4)" office:value-type="string" office:string-value="0488">
            <text:p>0488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8]=1;&quot;ddd&quot;;DEC2HEX((((((([.G8]*32+[.I8])*2+[.N8])*2+[.O8])*2+[.P8])*4+[.Q8]));3))" office:value-type="string" office:string-value="488" table:number-columns-spanned="12" table:number-rows-spanned="1">
            <text:p>488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8]*2+[.W8])*8+[.X8];2);[.AA8];[.AM8];&quot;]&quot;)" office:value-type="string" office:string-value="[19488sss]">
            <text:p>[19488sss]</text:p>
          </table:table-cell>
          <table:table-cell table:style-name="ce286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office:annotation draw:style-name="gr8" draw:text-style-name="P2" svg:width="8.441cm" svg:height="2.571cm" svg:x="7.533cm" svg:y="4.018cm" draw:caption-point-x="-0.521cm" draw:caption-point-y="1.479cm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99"/>
          <table:table-cell table:style-name="ce82" office:value-type="float" office:value="4" table:number-columns-spanned="5" table:number-rows-spanned="1">
            <text:p>4</text:p>
          </table:table-cell>
          <table:covered-table-cell table:number-columns-repeated="4" table:style-name="ce99"/>
          <table:table-cell table:style-name="ce82" office:value-type="float" office:value="1"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9]*2+[.D9])*2+[.E9])*2+[.F9])*4+[.G9])*32+[.I9])*2+[.N9])*2+[.O9])*2+[.P9])*4+[.Q9];4)" office:value-type="string" office:string-value="0490">
            <text:p>0490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9]=1;&quot;ddd&quot;;DEC2HEX((((((([.G9]*32+[.I9])*2+[.N9])*2+[.O9])*2+[.P9])*4+[.Q9]));3))" office:value-type="string" office:string-value="490" table:number-columns-spanned="12" table:number-rows-spanned="1">
            <text:p>490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9]*2+[.W9])*8+[.X9];2);[.AA9];[.AM9];&quot;]&quot;)" office:value-type="string" office:string-value="[19490sss]">
            <text:p>[19490sss]</text:p>
          </table:table-cell>
          <table:table-cell table:style-name="ce286"/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text:p>Verified Node ID Number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number-columns-repeated="4" table:style-name="ce99"/>
          <table:table-cell table:style-name="ce82" office:value-type="float" office:value="1"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10]*2+[.D10])*2+[.E10])*2+[.F10])*4+[.G10])*32+[.I10])*2+[.N10])*2+[.O10])*2+[.P10])*4+[.Q10];4)" office:value-type="string" office:string-value="0170">
            <text:p>0170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10]=1;&quot;ddd&quot;;DEC2HEX((((((([.G10]*32+[.I10])*2+[.N10])*2+[.O10])*2+[.P10])*4+[.Q10]));3))" office:value-type="string" office:string-value="170" table:number-columns-spanned="12" table:number-rows-spanned="1">
            <text:p>170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10]*2+[.W10])*8+[.X10];2);[.AA10];[.AM10];&quot;]&quot;)" office:value-type="string" office:string-value="[19170sss]">
            <text:p>[19170sss]</text:p>
          </table:table-cell>
          <table:table-cell table:style-name="ce286" office:value-type="string">
            <text:p>{Full Source Node ID}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text:p>Optional Interaction Reject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82" office:value-type="float" office:value="3" table:number-columns-spanned="5" table:number-rows-spanned="1">
            <text:p>3</text:p>
          </table:table-cell>
          <table:covered-table-cell table:number-columns-repeated="4" table:style-name="ce99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11]*2+[.D11])*2+[.E11])*2+[.F11])*4+[.G11])*32+[.I11])*2+[.N11])*2+[.O11])*2+[.P11])*4+[.Q11];4)" office:value-type="string" office:string-value="0068">
            <text:p>0068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11]=1;&quot;ddd&quot;;DEC2HEX((((((([.G11]*32+[.I11])*2+[.N11])*2+[.O11])*2+[.P11])*4+[.Q11]));3))" office:value-type="string" office:string-value="068" table:number-columns-spanned="12" table:number-rows-spanned="1">
            <text:p>068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11]*2+[.W11])*8+[.X11];2);[.AA11];[.AM11];&quot;]&quot;)" office:value-type="string" office:string-value="[19068sss]">
            <text:p>[19068sss]</text:p>
          </table:table-cell>
          <table:table-cell table:style-name="ce286" office:value-type="string">
            <text:p>fddd, error, optional info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23" office:value-type="string">
            <text:p>Terminate Due to Error</text:p>
          </table:table-cell>
          <table:table-cell table:style-name="ce56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 table:number-columns-spanned="2" table:number-rows-spanned="1">
            <text:p>0</text:p>
          </table:table-cell>
          <table:covered-table-cell table:style-name="ce83"/>
          <table:table-cell table:style-name="ce83" office:value-type="float" office:value="5" table:number-columns-spanned="5" table:number-rows-spanned="1">
            <text:p>5</text:p>
          </table:table-cell>
          <table:covered-table-cell table:number-columns-repeated="4" table:style-name="ce83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spanned="2" table:number-rows-spanned="1"/>
          <table:covered-table-cell table:style-name="ce83"/>
          <table:table-cell table:style-name="ce23"/>
          <table:table-cell table:style-name="ce133" table:formula="of:=DEC2HEX((((((((([.C12]*2+[.D12])*2+[.E12])*2+[.F12])*4+[.G12])*32+[.I12])*2+[.N12])*2+[.O12])*2+[.P12])*4+[.Q12];4)" office:value-type="string" office:string-value="00A8">
            <text:p>00A8</text:p>
          </table:table-cell>
          <table:table-cell table:style-name="ce150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12]=1;&quot;ddd&quot;;DEC2HEX((((((([.G12]*32+[.I12])*2+[.N12])*2+[.O12])*2+[.P12])*4+[.Q12]));3))" office:value-type="string" office:string-value="0A8" table:number-columns-spanned="12" table:number-rows-spanned="1">
            <text:p>0A8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253"/>
          <table:table-cell table:style-name="ce74"/>
          <table:table-cell table:style-name="ce277" table:formula="of:=CONCATENATE(&quot;[&quot;;DEC2HEX(([.V12]*2+[.W12])*8+[.X12];2);[.AA12];[.AM12];&quot;]&quot;)" office:value-type="string" office:string-value="[190A8sss]">
            <text:p>[190A8sss]</text:p>
          </table:table-cell>
          <table:table-cell table:style-name="ce287" office:value-type="string">
            <text:p>fddd, error, optional info</text:p>
          </table:table-cell>
          <table:table-cell table:number-columns-repeated="971"/>
        </table:table-row>
        <table:table-row table:style-name="ro1">
          <table:table-cell table:style-name="ce5" office:value-type="string" table:number-columns-spanned="1" table:number-rows-spanned="2">
            <text:p>Protocol Support</text:p>
          </table:table-cell>
          <table:table-cell table:style-name="ce24" office:value-type="string">
            <text:p>Protocol Support Inquiry</text:p>
          </table:table-cell>
          <table:table-cell table:style-name="ce57" office:value-type="float" office:value="0"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2" table:number-columns-spanned="2" table:number-rows-spanned="1">
            <text:p>2</text:p>
          </table:table-cell>
          <table:covered-table-cell table:style-name="ce84"/>
          <table:table-cell table:style-name="ce84" office:value-type="float" office:value="1" table:number-columns-spanned="5" table:number-rows-spanned="1">
            <text:p>1</text:p>
          </table:table-cell>
          <table:covered-table-cell table:number-columns-repeated="4" table:style-name="ce84"/>
          <table:table-cell table:style-name="ce84" office:value-type="float" office:value="0">
            <text:p>0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0">
            <text:p>0</text:p>
          </table:table-cell>
          <table:table-cell table:style-name="ce84" table:number-columns-spanned="2" table:number-rows-spanned="1"/>
          <table:covered-table-cell table:style-name="ce84"/>
          <table:table-cell table:style-name="ce24"/>
          <table:table-cell table:style-name="ce134" table:formula="of:=DEC2HEX((((((((([.C13]*2+[.D13])*2+[.E13])*2+[.F13])*4+[.G13])*32+[.I13])*2+[.N13])*2+[.O13])*2+[.P13])*4+[.Q13];4)" office:value-type="string" office:string-value="0828">
            <text:p>0828</text:p>
          </table:table-cell>
          <table:table-cell table:style-name="ce150"/>
          <table:table-cell table:style-name="ce166" office:value-type="float" office:value="1">
            <text:p>1</text:p>
          </table:table-cell>
          <table:table-cell table:style-name="ce184" office:value-type="float" office:value="1">
            <text:p>1</text:p>
          </table:table-cell>
          <table:table-cell table:style-name="ce184" office:value-type="float" office:value="1" table:number-columns-spanned="3" table:number-rows-spanned="1">
            <text:p>1</text:p>
          </table:table-cell>
          <table:covered-table-cell table:number-columns-repeated="2" table:style-name="ce184"/>
          <table:table-cell table:style-name="ce207" table:formula="of:=IF([.F13]=1;&quot;ddd&quot;;DEC2HEX((((((([.G13]*32+[.I13])*2+[.N13])*2+[.O13])*2+[.P13])*4+[.Q13]));3))" office:value-type="string" office:string-value="828" table:number-columns-spanned="12" table:number-rows-spanned="1">
            <text:p>828</text:p>
          </table:table-cell>
          <table:covered-table-cell table:number-columns-repeated="11" table:style-name="ce226"/>
          <table:table-cell table:style-name="ce184" office:value-type="string" table:number-columns-spanned="12" table:number-rows-spanned="1">
            <text:p>sss</text:p>
          </table:table-cell>
          <table:covered-table-cell table:number-columns-repeated="11" table:style-name="ce254"/>
          <table:table-cell table:style-name="ce76"/>
          <table:table-cell table:style-name="ce277" table:formula="of:=CONCATENATE(&quot;[&quot;;DEC2HEX(([.V13]*2+[.W13])*8+[.X13];2);[.AA13];[.AM13];&quot;]&quot;)" office:value-type="string" office:string-value="[19828sss]">
            <text:p>[19828sss]</text:p>
          </table:table-cell>
          <table:table-cell table:style-name="ce288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25" office:value-type="string">
            <text:p>Protocol Support Reply</text:p>
          </table:table-cell>
          <table:table-cell table:style-name="ce58" office:value-type="float" office:value="0">
            <text:p>0</text:p>
          </table:table-cell>
          <table:table-cell table:number-columns-repeated="3" table:style-name="ce85" office:value-type="float" office:value="0">
            <text:p>0</text:p>
          </table:table-cell>
          <table:table-cell table:style-name="ce85" office:value-type="float" office:value="1" table:number-columns-spanned="2" table:number-rows-spanned="1">
            <text:p>1</text:p>
          </table:table-cell>
          <table:covered-table-cell table:style-name="ce85"/>
          <table:table-cell table:style-name="ce85" office:value-type="float" office:value="19" table:number-columns-spanned="5" table:number-rows-spanned="1">
            <text:p>19</text:p>
          </table:table-cell>
          <table:covered-table-cell table:number-columns-repeated="4" table:style-name="ce85"/>
          <table:table-cell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spanned="2" table:number-rows-spanned="1"/>
          <table:covered-table-cell table:style-name="ce85"/>
          <table:table-cell table:style-name="ce25"/>
          <table:table-cell table:style-name="ce135" table:formula="of:=DEC2HEX((((((((([.C14]*2+[.D14])*2+[.E14])*2+[.F14])*4+[.G14])*32+[.I14])*2+[.N14])*2+[.O14])*2+[.P14])*4+[.Q14];4)" office:value-type="string" office:string-value="0668">
            <text:p>0668</text:p>
          </table:table-cell>
          <table:table-cell table:style-name="ce150"/>
          <table:table-cell table:style-name="ce167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1" table:number-columns-spanned="3" table:number-rows-spanned="1">
            <text:p>1</text:p>
          </table:table-cell>
          <table:covered-table-cell table:number-columns-repeated="2" table:style-name="ce180"/>
          <table:table-cell table:style-name="ce208" table:formula="of:=IF([.F14]=1;&quot;ddd&quot;;DEC2HEX((((((([.G14]*32+[.I14])*2+[.N14])*2+[.O14])*2+[.P14])*4+[.Q14]));3))" office:value-type="string" office:string-value="668" table:number-columns-spanned="12" table:number-rows-spanned="1">
            <text:p>668</text:p>
          </table:table-cell>
          <table:covered-table-cell table:number-columns-repeated="11" table:style-name="ce227"/>
          <table:table-cell table:style-name="ce180" office:value-type="string" table:number-columns-spanned="12" table:number-rows-spanned="1">
            <text:p>sss</text:p>
          </table:table-cell>
          <table:covered-table-cell table:number-columns-repeated="11" table:style-name="ce255"/>
          <table:table-cell table:style-name="ce74"/>
          <table:table-cell table:style-name="ce277" table:formula="of:=CONCATENATE(&quot;[&quot;;DEC2HEX(([.V14]*2+[.W14])*8+[.X14];2);[.AA14];[.AM14];&quot;]&quot;)" office:value-type="string" office:string-value="[19668sss]">
            <text:p>[19668sss]</text:p>
          </table:table-cell>
          <table:table-cell table:style-name="ce289" office:value-type="string">
            <text:p>fddd, Protocol flags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16">
            <text:p>Event Exchange</text:p>
          </table:table-cell>
          <table:table-cell table:style-name="ce21" office:value-type="string">
            <text:p>Identify Consumer</text:p>
          </table:table-cell>
          <table:table-cell table:style-name="ce54" office:value-type="float" office:value="0">
            <text:p>0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2" table:number-columns-spanned="2" table:number-rows-spanned="1">
            <text:p>2</text:p>
          </table:table-cell>
          <table:covered-table-cell table:style-name="ce81"/>
          <table:table-cell table:style-name="ce81" office:value-type="float" office:value="7" table:number-columns-spanned="5" table:number-rows-spanned="1">
            <text:p>7</text:p>
          </table:table-cell>
          <table:covered-table-cell table:number-columns-repeated="4" table:style-name="ce81"/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table:number-columns-spanned="2" table:number-rows-spanned="1"/>
          <table:covered-table-cell table:style-name="ce81"/>
          <table:table-cell table:style-name="ce21"/>
          <table:table-cell table:style-name="ce131" table:formula="of:=DEC2HEX((((((((([.C15]*2+[.D15])*2+[.E15])*2+[.F15])*4+[.G15])*32+[.I15])*2+[.N15])*2+[.O15])*2+[.P15])*4+[.Q15];4)" office:value-type="string" office:string-value="08F4">
            <text:p>08F4</text:p>
          </table:table-cell>
          <table:table-cell table:style-name="ce151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number-columns-repeated="2" table:style-name="ce187"/>
          <table:table-cell table:style-name="ce204" table:formula="of:=IF([.F15]=1;&quot;ddd&quot;;DEC2HEX((((((([.G15]*32+[.I15])*2+[.N15])*2+[.O15])*2+[.P15])*4+[.Q15]));3))" office:value-type="string" office:string-value="8F4" table:number-columns-spanned="12" table:number-rows-spanned="1">
            <text:p>8F4</text:p>
          </table:table-cell>
          <table:covered-table-cell table:number-columns-repeated="11" table:style-name="ce223"/>
          <table:table-cell table:style-name="ce187" office:value-type="string" table:number-columns-spanned="12" table:number-rows-spanned="1">
            <text:p>sss</text:p>
          </table:table-cell>
          <table:covered-table-cell table:number-columns-repeated="11" table:style-name="ce98"/>
          <table:table-cell table:style-name="ce76"/>
          <table:table-cell table:style-name="ce277" table:formula="of:=CONCATENATE(&quot;[&quot;;DEC2HEX(([.V15]*2+[.W15])*8+[.X15];2);[.AA15];[.AM15];&quot;]&quot;)" office:value-type="string" office:string-value="[198F4sss]">
            <text:p>[198F4sss]</text:p>
          </table:table-cell>
          <table:table-cell table:style-name="ce285" office:value-type="string">
            <text:p>Event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9" draw:text-style-name="P2" svg:width="10.352cm" svg:height="2.966cm" svg:x="7.622cm" svg:y="6.825cm" draw:caption-point-x="-0.61cm" draw:caption-point-y="1.538cm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5" table:number-columns-spanned="5" table:number-rows-spanned="1">
            <text:p>5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16]*2+[.D16])*2+[.E16])*2+[.F16])*4+[.G16])*32+[.I16])*2+[.N16])*2+[.O16])*2+[.P16])*4+[.Q16];4)" office:value-type="string" office:string-value="04A4">
            <text:p>04A4</text:p>
          </table:table-cell>
          <table:table-cell table:style-name="ce152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16]=1;&quot;ddd&quot;;DEC2HEX((((((([.G16]*32+[.I16])*2+[.N16])*2+[.O16])*2+[.P16])*4+[.Q16]));3))" office:value-type="string" office:string-value="4A4" table:number-columns-spanned="12" table:number-rows-spanned="1">
            <text:p>4A4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16]*2+[.W16])*8+[.X16];2);[.AA16];[.AM16];&quot;]&quot;)" office:value-type="string" office:string-value="[194A4sss]">
            <text:p>[194A4sss]</text:p>
          </table:table-cell>
          <table:table-cell table:style-name="ce286" office:value-type="string">
            <text:p>EventID with mask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2" office:value-type="string">
            <text:p>Consumer Identified w validity unknown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22"/>
          <table:table-cell table:style-name="ce132" table:formula="of:=DEC2HEX((((((((([.C17]*2+[.D17])*2+[.E17])*2+[.F17])*4+[.G17])*32+[.I17])*2+[.N17])*2+[.O17])*2+[.P17])*4+[.Q17];4)" office:value-type="string" office:string-value="04C7">
            <text:p>04C7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17]=1;&quot;ddd&quot;;DEC2HEX((((((([.G17]*32+[.I17])*2+[.N17])*2+[.O17])*2+[.P17])*4+[.Q17]));3))" office:value-type="string" office:string-value="4C7" table:number-columns-spanned="12" table:number-rows-spanned="1">
            <text:p>4C7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17]*2+[.W17])*8+[.X17];2);[.AA17];[.AM17];&quot;]&quot;)" office:value-type="string" office:string-value="[194C7sss]">
            <text:p>[194C7sss]</text:p>
          </table:table-cell>
          <table:table-cell table:style-name="ce286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9.754cm" svg:height="1.386cm" svg:x="7.622cm" svg:y="7.644cm" draw:caption-point-x="-0.61cm" draw:caption-point-y="1.538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22"/>
          <table:table-cell table:style-name="ce132" table:formula="of:=DEC2HEX((((((((([.C18]*2+[.D18])*2+[.E18])*2+[.F18])*4+[.G18])*32+[.I18])*2+[.N18])*2+[.O18])*2+[.P18])*4+[.Q18];4)" office:value-type="string" office:string-value="04C4">
            <text:p>04C4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18]=1;&quot;ddd&quot;;DEC2HEX((((((([.G18]*32+[.I18])*2+[.N18])*2+[.O18])*2+[.P18])*4+[.Q18]));3))" office:value-type="string" office:string-value="4C4" table:number-columns-spanned="12" table:number-rows-spanned="1">
            <text:p>4C4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18]*2+[.W18])*8+[.X18];2);[.AA18];[.AM18];&quot;]&quot;)" office:value-type="string" office:string-value="[194C4sss]">
            <text:p>[194C4sss]</text:p>
          </table:table-cell>
          <table:table-cell table:style-name="ce286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Consumer Identified as currently invali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22"/>
          <table:table-cell table:style-name="ce132" table:formula="of:=DEC2HEX((((((((([.C19]*2+[.D19])*2+[.E19])*2+[.F19])*4+[.G19])*32+[.I19])*2+[.N19])*2+[.O19])*2+[.P19])*4+[.Q19];4)" office:value-type="string" office:string-value="04C5">
            <text:p>04C5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19]=1;&quot;ddd&quot;;DEC2HEX((((((([.G19]*32+[.I19])*2+[.N19])*2+[.O19])*2+[.P19])*4+[.Q19]));3))" office:value-type="string" office:string-value="4C5" table:number-columns-spanned="12" table:number-rows-spanned="1">
            <text:p>4C5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19]*2+[.W19])*8+[.X19];2);[.AA19];[.AM19];&quot;]&quot;)" office:value-type="string" office:string-value="[194C5sss]">
            <text:p>[194C5sss]</text:p>
          </table:table-cell>
          <table:table-cell table:style-name="ce286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9.754cm" svg:height="1.386cm" svg:x="7.622cm" svg:y="8.463cm" draw:caption-point-x="-0.61cm" draw:caption-point-y="1.538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22"/>
          <table:table-cell table:style-name="ce132" table:formula="of:=DEC2HEX((((((((([.C20]*2+[.D20])*2+[.E20])*2+[.F20])*4+[.G20])*32+[.I20])*2+[.N20])*2+[.O20])*2+[.P20])*4+[.Q20];4)" office:value-type="string" office:string-value="04C6">
            <text:p>04C6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0]=1;&quot;ddd&quot;;DEC2HEX((((((([.G20]*32+[.I20])*2+[.N20])*2+[.O20])*2+[.P20])*4+[.Q20]));3))" office:value-type="string" office:string-value="4C6" table:number-columns-spanned="12" table:number-rows-spanned="1">
            <text:p>4C6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20]*2+[.W20])*8+[.X20];2);[.AA20];[.AM20];&quot;]&quot;)" office:value-type="string" office:string-value="[194C6sss]">
            <text:p>[194C6sss]</text:p>
          </table:table-cell>
          <table:table-cell table:style-name="ce286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Identify Producer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8" table:number-columns-spanned="5" table:number-rows-spanned="1">
            <text:p>8</text:p>
          </table:table-cell>
          <table:covered-table-cell table:number-columns-repeated="4" table:style-name="ce82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1]*2+[.D21])*2+[.E21])*2+[.F21])*4+[.G21])*32+[.I21])*2+[.N21])*2+[.O21])*2+[.P21])*4+[.Q21];4)" office:value-type="string" office:string-value="0914">
            <text:p>0914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1]=1;&quot;ddd&quot;;DEC2HEX((((((([.G21]*32+[.I21])*2+[.N21])*2+[.O21])*2+[.P21])*4+[.Q21]));3))" office:value-type="string" office:string-value="914" table:number-columns-spanned="12" table:number-rows-spanned="1">
            <text:p>914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21]*2+[.W21])*8+[.X21];2);[.AA21];[.AM21];&quot;]&quot;)" office:value-type="string" office:string-value="[19914sss]">
            <text:p>[19914sss]</text:p>
          </table:table-cell>
          <table:table-cell table:style-name="ce286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7" office:value-type="string">
            <office:annotation draw:style-name="gr9" draw:text-style-name="P2" svg:width="10.175cm" svg:height="2.966cm" svg:x="7.622cm" svg:y="9.282cm" draw:caption-point-x="-0.61cm" draw:caption-point-y="1.538cm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Identify Range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9" table:number-columns-spanned="5" table:number-rows-spanned="1">
            <text:p>9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7"/>
          <table:table-cell table:style-name="ce132" table:formula="of:=DEC2HEX((((((((([.C22]*2+[.D22])*2+[.E22])*2+[.F22])*4+[.G22])*32+[.I22])*2+[.N22])*2+[.O22])*2+[.P22])*4+[.Q22];4)" office:value-type="string" office:string-value="0524">
            <text:p>0524</text:p>
          </table:table-cell>
          <table:table-cell table:style-name="ce153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2]=1;&quot;ddd&quot;;DEC2HEX((((((([.G22]*32+[.I22])*2+[.N22])*2+[.O22])*2+[.P22])*4+[.Q22]));3))" office:value-type="string" office:string-value="524" table:number-columns-spanned="12" table:number-rows-spanned="1">
            <text:p>524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22]*2+[.W22])*8+[.X22];2);[.AA22];[.AM22];&quot;]&quot;)" office:value-type="string" office:string-value="[19524sss]">
            <text:p>[19524sss]</text:p>
          </table:table-cell>
          <table:table-cell table:style-name="ce286" office:value-type="string">
            <text:p>EventID with mask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Producer Identified w validity unknown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22"/>
          <table:table-cell table:style-name="ce132" table:formula="of:=DEC2HEX((((((((([.C23]*2+[.D23])*2+[.E23])*2+[.F23])*4+[.G23])*32+[.I23])*2+[.N23])*2+[.O23])*2+[.P23])*4+[.Q23];4)" office:value-type="string" office:string-value="0547">
            <text:p>0547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3]=1;&quot;ddd&quot;;DEC2HEX((((((([.G23]*32+[.I23])*2+[.N23])*2+[.O23])*2+[.P23])*4+[.Q23]));3))" office:value-type="string" office:string-value="547" table:number-columns-spanned="12" table:number-rows-spanned="1">
            <text:p>547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23]*2+[.W23])*8+[.X23];2);[.AA23];[.AM23];&quot;]&quot;)" office:value-type="string" office:string-value="[19547sss]">
            <text:p>[19547sss]</text:p>
          </table:table-cell>
          <table:table-cell table:style-name="ce286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9.687cm" svg:height="1.386cm" svg:x="7.622cm" svg:y="10.101cm" draw:caption-point-x="-0.61cm" draw:caption-point-y="1.538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22"/>
          <table:table-cell table:style-name="ce132" table:formula="of:=DEC2HEX((((((((([.C24]*2+[.D24])*2+[.E24])*2+[.F24])*4+[.G24])*32+[.I24])*2+[.N24])*2+[.O24])*2+[.P24])*4+[.Q24];4)" office:value-type="string" office:string-value="0544">
            <text:p>0544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4]=1;&quot;ddd&quot;;DEC2HEX((((((([.G24]*32+[.I24])*2+[.N24])*2+[.O24])*2+[.P24])*4+[.Q24]));3))" office:value-type="string" office:string-value="544" table:number-columns-spanned="12" table:number-rows-spanned="1">
            <text:p>544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24]*2+[.W24])*8+[.X24];2);[.AA24];[.AM24];&quot;]&quot;)" office:value-type="string" office:string-value="[19544sss]">
            <text:p>[19544sss]</text:p>
          </table:table-cell>
          <table:table-cell table:style-name="ce286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Producer Identified as currently invali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22"/>
          <table:table-cell table:style-name="ce132" table:formula="of:=DEC2HEX((((((((([.C25]*2+[.D25])*2+[.E25])*2+[.F25])*4+[.G25])*32+[.I25])*2+[.N25])*2+[.O25])*2+[.P25])*4+[.Q25];4)" office:value-type="string" office:string-value="0545">
            <text:p>0545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5]=1;&quot;ddd&quot;;DEC2HEX((((((([.G25]*32+[.I25])*2+[.N25])*2+[.O25])*2+[.P25])*4+[.Q25]));3))" office:value-type="string" office:string-value="545" table:number-columns-spanned="12" table:number-rows-spanned="1">
            <text:p>545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25]*2+[.W25])*8+[.X25];2);[.AA25];[.AM25];&quot;]&quot;)" office:value-type="string" office:string-value="[19545sss]">
            <text:p>[19545sss]</text:p>
          </table:table-cell>
          <table:table-cell table:style-name="ce286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9.687cm" svg:height="1.386cm" svg:x="7.622cm" svg:y="10.919cm" draw:caption-point-x="-0.61cm" draw:caption-point-y="1.538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22"/>
          <table:table-cell table:style-name="ce132" table:formula="of:=DEC2HEX((((((((([.C26]*2+[.D26])*2+[.E26])*2+[.F26])*4+[.G26])*32+[.I26])*2+[.N26])*2+[.O26])*2+[.P26])*4+[.Q26];4)" office:value-type="string" office:string-value="0546">
            <text:p>0546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6]=1;&quot;ddd&quot;;DEC2HEX((((((([.G26]*32+[.I26])*2+[.N26])*2+[.O26])*2+[.P26])*4+[.Q26]));3))" office:value-type="string" office:string-value="546" table:number-columns-spanned="12" table:number-rows-spanned="1">
            <text:p>546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26]*2+[.W26])*8+[.X26];2);[.AA26];[.AM26];&quot;]&quot;)" office:value-type="string" office:string-value="[19546sss]">
            <text:p>[19546sss]</text:p>
          </table:table-cell>
          <table:table-cell table:style-name="ce286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Identify Events Address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number-columns-repeated="4"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7]*2+[.D27])*2+[.E27])*2+[.F27])*4+[.G27])*32+[.I27])*2+[.N27])*2+[.O27])*2+[.P27])*4+[.Q27];4)" office:value-type="string" office:string-value="0968">
            <text:p>0968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7]=1;&quot;ddd&quot;;DEC2HEX((((((([.G27]*32+[.I27])*2+[.N27])*2+[.O27])*2+[.P27])*4+[.Q27]));3))" office:value-type="string" office:string-value="968" table:number-columns-spanned="12" table:number-rows-spanned="1">
            <text:p>968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27]*2+[.W27])*8+[.X27];2);[.AA27];[.AM27];&quot;]&quot;)" office:value-type="string" office:string-value="[19968sss]">
            <text:p>[19968sss]</text:p>
          </table:table-cell>
          <table:table-cell table:style-name="ce286" office:value-type="string">
            <text:p>fdd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1" draw:text-style-name="P2" svg:width="6.408cm" svg:height="0.991cm" svg:x="7.622cm" svg:y="11.738cm" draw:caption-point-x="-0.61cm" draw:caption-point-y="1.538cm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number-columns-repeated="4" table:style-name="ce82"/>
          <table:table-cell table:style-name="ce82" office:value-type="float" office:value="1"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8]*2+[.D28])*2+[.E28])*2+[.F28])*4+[.G28])*32+[.I28])*2+[.N28])*2+[.O28])*2+[.P28])*4+[.Q28];4)" office:value-type="string" office:string-value="0970">
            <text:p>0970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8]=1;&quot;ddd&quot;;DEC2HEX((((((([.G28]*32+[.I28])*2+[.N28])*2+[.O28])*2+[.P28])*4+[.Q28]));3))" office:value-type="string" office:string-value="970" table:number-columns-spanned="12" table:number-rows-spanned="1">
            <text:p>970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28]*2+[.W28])*8+[.X28];2);[.AA28];[.AM28];&quot;]&quot;)" office:value-type="string" office:string-value="[19970sss]">
            <text:p>[19970sss]</text:p>
          </table:table-cell>
          <table:table-cell table:style-name="ce286"/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7"/>
          <table:table-cell table:style-name="ce26" office:value-type="string">
            <text:p>Learn Event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2" table:number-columns-spanned="5" table:number-rows-spanned="1">
            <text:p>12</text:p>
          </table:table-cell>
          <table:covered-table-cell table:number-columns-repeated="4" table:style-name="ce82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29]*2+[.D29])*2+[.E29])*2+[.F29])*4+[.G29])*32+[.I29])*2+[.N29])*2+[.O29])*2+[.P29])*4+[.Q29];4)" office:value-type="string" office:string-value="0594">
            <text:p>0594</text:p>
          </table:table-cell>
          <table:table-cell table:style-name="ce152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9]=1;&quot;ddd&quot;;DEC2HEX((((((([.G29]*32+[.I29])*2+[.N29])*2+[.O29])*2+[.P29])*4+[.Q29]));3))" office:value-type="string" office:string-value="594" table:number-columns-spanned="12" table:number-rows-spanned="1">
            <text:p>594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7" table:formula="of:=CONCATENATE(&quot;[&quot;;DEC2HEX(([.V29]*2+[.W29])*8+[.X29];2);[.AA29];[.AM29];&quot;]&quot;)" office:value-type="string" office:string-value="[19594sss]">
            <text:p>[19594sss]</text:p>
          </table:table-cell>
          <table:table-cell table:style-name="ce286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8"/>
          <table:table-cell table:style-name="ce23" office:value-type="string">
            <office:annotation draw:style-name="gr11" draw:text-style-name="P2" svg:width="4.347cm" svg:height="0.991cm" svg:x="7.622cm" svg:y="12.557cm" draw:caption-point-x="-0.61cm" draw:caption-point-y="1.538cm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56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 table:number-columns-spanned="2" table:number-rows-spanned="1">
            <text:p>1</text:p>
          </table:table-cell>
          <table:covered-table-cell table:style-name="ce83"/>
          <table:table-cell table:style-name="ce83" office:value-type="float" office:value="13" table:number-columns-spanned="5" table:number-rows-spanned="1">
            <text:p>13</text:p>
          </table:table-cell>
          <table:covered-table-cell table:number-columns-repeated="4" table:style-name="ce83"/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table:number-columns-spanned="2" table:number-rows-spanned="1"/>
          <table:covered-table-cell table:style-name="ce83"/>
          <table:table-cell table:style-name="ce23"/>
          <table:table-cell table:style-name="ce133" table:formula="of:=DEC2HEX((((((((([.C30]*2+[.D30])*2+[.E30])*2+[.F30])*4+[.G30])*32+[.I30])*2+[.N30])*2+[.O30])*2+[.P30])*4+[.Q30];4)" office:value-type="string" office:string-value="05B4">
            <text:p>05B4</text:p>
          </table:table-cell>
          <table:table-cell table:style-name="ce151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30]=1;&quot;ddd&quot;;DEC2HEX((((((([.G30]*32+[.I30])*2+[.N30])*2+[.O30])*2+[.P30])*4+[.Q30]));3))" office:value-type="string" office:string-value="5B4" table:number-columns-spanned="12" table:number-rows-spanned="1">
            <text:p>5B4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253"/>
          <table:table-cell table:style-name="ce74"/>
          <table:table-cell table:style-name="ce277" table:formula="of:=CONCATENATE(&quot;[&quot;;DEC2HEX(([.V30]*2+[.W30])*8+[.X30];2);[.AA30];[.AM30];&quot;]&quot;)" office:value-type="string" office:string-value="[195B4sss]">
            <text:p>[195B4sss]</text:p>
          </table:table-cell>
          <table:table-cell table:style-name="ce287" office:value-type="string">
            <text:p>EventI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table-cell table:style-name="ce5" office:value-type="string">
            <text:p>Other</text:p>
          </table:table-cell>
          <table:table-cell table:style-name="ce28" office:value-type="string">
            <text:p>Xpressnet</text:p>
          </table:table-cell>
          <table:table-cell table:style-name="ce59" office:value-type="float" office:value="0">
            <text:p>0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" table:number-columns-spanned="5" table:number-rows-spanned="1">
            <text:p>1</text:p>
          </table:table-cell>
          <table:covered-table-cell table:number-columns-repeated="4" table:style-name="ce86"/>
          <table:table-cell table:number-columns-repeated="3" table:style-name="ce86" office:value-type="float" office:value="0">
            <text:p>0</text:p>
          </table:table-cell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136" table:formula="of:=DEC2HEX((((((((([.C31]*2+[.D31])*2+[.E31])*2+[.F31])*4+[.G31])*32+[.I31])*2+[.N31])*2+[.O31])*2+[.P31])*4+[.Q31];4)" office:value-type="string" office:string-value="0820">
            <text:p>0820</text:p>
          </table:table-cell>
          <table:table-cell table:style-name="ce150"/>
          <table:table-cell table:style-name="ce168" office:value-type="float" office:value="1">
            <text:p>1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1" table:number-columns-spanned="3" table:number-rows-spanned="1">
            <text:p>1</text:p>
          </table:table-cell>
          <table:covered-table-cell table:number-columns-repeated="2" table:style-name="ce190"/>
          <table:table-cell table:style-name="ce209" table:formula="of:=IF([.F31]=1;&quot;ddd&quot;;DEC2HEX((((((([.G31]*32+[.I31])*2+[.N31])*2+[.O31])*2+[.P31])*4+[.Q31]));3))" office:value-type="string" office:string-value="820" table:number-columns-spanned="12" table:number-rows-spanned="1">
            <text:p>820</text:p>
          </table:table-cell>
          <table:covered-table-cell table:number-columns-repeated="11" table:style-name="ce228"/>
          <table:table-cell table:style-name="ce190" office:value-type="string" table:number-columns-spanned="12" table:number-rows-spanned="1">
            <text:p>sss</text:p>
          </table:table-cell>
          <table:covered-table-cell table:number-columns-repeated="11" table:style-name="ce256"/>
          <table:table-cell table:style-name="ce71"/>
          <table:table-cell table:style-name="ce277" table:formula="of:=CONCATENATE(&quot;[&quot;;DEC2HEX(([.V31]*2+[.W31])*8+[.X31];2);[.AA31];[.AM31];&quot;]&quot;)" office:value-type="string" office:string-value="[19820sss]">
            <text:p>[19820sss]</text:p>
          </table:table-cell>
          <table:table-cell table:style-name="ce290" office:value-type="string">
            <text:p>Xpressnet packet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table-cell table:style-name="ce5" office:value-type="string" table:number-columns-spanned="1" table:number-rows-spanned="2">
            <text:p>Remote Button</text:p>
          </table:table-cell>
          <table:table-cell table:style-name="ce28" office:value-type="string">
            <text:p>Remote Button Request</text:p>
          </table:table-cell>
          <table:table-cell table:style-name="ce59" office:value-type="float" office:value="0">
            <text:p>0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0" table:number-columns-spanned="5" table:number-rows-spanned="1">
            <text:p>10</text:p>
          </table:table-cell>
          <table:covered-table-cell table:number-columns-repeated="4" table:style-name="ce86"/>
          <table:table-cell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 table:number-columns-spanned="2" table:number-rows-spanned="1">
            <text:p>0</text:p>
          </table:table-cell>
          <table:covered-table-cell table:style-name="ce86"/>
          <table:table-cell table:style-name="ce28"/>
          <table:table-cell table:style-name="ce136" table:formula="of:=DEC2HEX((((((((([.C32]*2+[.D32])*2+[.E32])*2+[.F32])*4+[.G32])*32+[.I32])*2+[.N32])*2+[.O32])*2+[.P32])*4+[.Q32];4)" office:value-type="string" office:string-value="0948">
            <text:p>0948</text:p>
          </table:table-cell>
          <table:table-cell table:style-name="ce150"/>
          <table:table-cell table:style-name="ce168" office:value-type="float" office:value="1">
            <text:p>1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1" table:number-columns-spanned="3" table:number-rows-spanned="1">
            <text:p>1</text:p>
          </table:table-cell>
          <table:covered-table-cell table:number-columns-repeated="2" table:style-name="ce190"/>
          <table:table-cell table:style-name="ce209" table:formula="of:=IF([.F32]=1;&quot;ddd&quot;;DEC2HEX((((((([.G32]*32+[.I32])*2+[.N32])*2+[.O32])*2+[.P32])*4+[.Q32]));3))" office:value-type="string" office:string-value="948" table:number-columns-spanned="12" table:number-rows-spanned="1">
            <text:p>948</text:p>
          </table:table-cell>
          <table:covered-table-cell table:number-columns-repeated="11" table:style-name="ce228"/>
          <table:table-cell table:style-name="ce190" office:value-type="string" table:number-columns-spanned="12" table:number-rows-spanned="1">
            <text:p>sss</text:p>
          </table:table-cell>
          <table:covered-table-cell table:number-columns-repeated="11" table:style-name="ce256"/>
          <table:table-cell table:style-name="ce71"/>
          <table:table-cell table:style-name="ce277" table:formula="of:=CONCATENATE(&quot;[&quot;;DEC2HEX(([.V32]*2+[.W32])*8+[.X32];2);[.AA32];[.AM32];&quot;]&quot;)" office:value-type="string" office:string-value="[19948sss]">
            <text:p>[19948sss]</text:p>
          </table:table-cell>
          <table:table-cell table:style-name="ce291" office:value-type="string">
            <text:p>fddd, data bytes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5"/>
          <table:table-cell table:style-name="ce28" office:value-type="string">
            <text:p>Remote Button Reply</text:p>
          </table:table-cell>
          <table:table-cell table:style-name="ce59" office:value-type="float" office:value="0">
            <text:p>0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0" table:number-columns-spanned="5" table:number-rows-spanned="1">
            <text:p>10</text:p>
          </table:table-cell>
          <table:covered-table-cell table:number-columns-repeated="4" table:style-name="ce86"/>
          <table:table-cell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1" table:number-columns-spanned="2" table:number-rows-spanned="1">
            <text:p>1</text:p>
          </table:table-cell>
          <table:covered-table-cell table:style-name="ce86"/>
          <table:table-cell table:style-name="ce28"/>
          <table:table-cell table:style-name="ce136" table:formula="of:=DEC2HEX((((((((([.C33]*2+[.D33])*2+[.E33])*2+[.F33])*4+[.G33])*32+[.I33])*2+[.N33])*2+[.O33])*2+[.P33])*4+[.Q33];4)" office:value-type="string" office:string-value="0949">
            <text:p>0949</text:p>
          </table:table-cell>
          <table:table-cell table:style-name="ce150"/>
          <table:table-cell table:style-name="ce168" office:value-type="float" office:value="1">
            <text:p>1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1" table:number-columns-spanned="3" table:number-rows-spanned="1">
            <text:p>1</text:p>
          </table:table-cell>
          <table:covered-table-cell table:number-columns-repeated="2" table:style-name="ce190"/>
          <table:table-cell table:style-name="ce209" table:formula="of:=IF([.F33]=1;&quot;ddd&quot;;DEC2HEX((((((([.G33]*32+[.I33])*2+[.N33])*2+[.O33])*2+[.P33])*4+[.Q33]));3))" office:value-type="string" office:string-value="949" table:number-columns-spanned="12" table:number-rows-spanned="1">
            <text:p>949</text:p>
          </table:table-cell>
          <table:covered-table-cell table:number-columns-repeated="11" table:style-name="ce228"/>
          <table:table-cell table:style-name="ce190" office:value-type="string" table:number-columns-spanned="12" table:number-rows-spanned="1">
            <text:p>sss</text:p>
          </table:table-cell>
          <table:covered-table-cell table:number-columns-repeated="11" table:style-name="ce256"/>
          <table:table-cell table:style-name="ce71"/>
          <table:table-cell table:style-name="ce277" table:formula="of:=CONCATENATE(&quot;[&quot;;DEC2HEX(([.V33]*2+[.W33])*8+[.X33];2);[.AA33];[.AM33];&quot;]&quot;)" office:value-type="string" office:string-value="[19949sss]">
            <text:p>[19949sss]</text:p>
          </table:table-cell>
          <table:table-cell table:style-name="ce291" office:value-type="string">
            <text:p>fddd, data bytes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table-cell table:style-name="ce6" office:value-type="string" table:number-columns-spanned="1" table:number-rows-spanned="2">
            <text:p>Ident</text:p>
          </table:table-cell>
          <table:table-cell table:style-name="ce21" office:value-type="string">
            <text:p>Simple Node Ident Info Request</text:p>
          </table:table-cell>
          <table:table-cell table:style-name="ce54" office:value-type="float" office:value="0">
            <text:p>0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3" table:number-columns-spanned="2" table:number-rows-spanned="1">
            <text:p>3</text:p>
          </table:table-cell>
          <table:covered-table-cell table:style-name="ce81"/>
          <table:table-cell table:style-name="ce81" office:value-type="float" office:value="15" table:number-columns-spanned="5" table:number-rows-spanned="1">
            <text:p>15</text:p>
          </table:table-cell>
          <table:covered-table-cell table:number-columns-repeated="4" table:style-name="ce81"/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81"/>
          <table:table-cell table:style-name="ce21"/>
          <table:table-cell table:style-name="ce131" table:formula="of:=DEC2HEX((((((((([.C34]*2+[.D34])*2+[.E34])*2+[.F34])*4+[.G34])*32+[.I34])*2+[.N34])*2+[.O34])*2+[.P34])*4+[.Q34];4)" office:value-type="string" office:string-value="0DE8">
            <text:p>0DE8</text:p>
          </table:table-cell>
          <table:table-cell table:style-name="ce151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number-columns-repeated="2" table:style-name="ce187"/>
          <table:table-cell table:style-name="ce204" table:formula="of:=IF([.F34]=1;&quot;ddd&quot;;DEC2HEX((((((([.G34]*32+[.I34])*2+[.N34])*2+[.O34])*2+[.P34])*4+[.Q34]));3))" office:value-type="string" office:string-value="DE8" table:number-columns-spanned="12" table:number-rows-spanned="1">
            <text:p>DE8</text:p>
          </table:table-cell>
          <table:covered-table-cell table:number-columns-repeated="11" table:style-name="ce223"/>
          <table:table-cell table:style-name="ce187" office:value-type="string" table:number-columns-spanned="12" table:number-rows-spanned="1">
            <text:p>sss</text:p>
          </table:table-cell>
          <table:covered-table-cell table:number-columns-repeated="11" table:style-name="ce98"/>
          <table:table-cell table:style-name="ce76"/>
          <table:table-cell table:style-name="ce277" table:formula="of:=CONCATENATE(&quot;[&quot;;DEC2HEX(([.V34]*2+[.W34])*8+[.X34];2);[.AA34];[.AM34];&quot;]&quot;)" office:value-type="string" office:string-value="[19DE8sss]">
            <text:p>[19DE8sss]</text:p>
          </table:table-cell>
          <table:table-cell table:style-name="ce285" office:value-type="string">
            <text:p>fddd</text:p>
          </table:table-cell>
          <table:table-cell table:number-columns-repeated="8"/>
          <table:table-cell table:style-name="ce299"/>
          <table:table-cell table:number-columns-repeated="962"/>
        </table:table-row>
        <table:table-row table:style-name="ro1">
          <table:covered-table-cell table:style-name="ce8"/>
          <table:table-cell table:style-name="ce29" office:value-type="string">
            <text:p><text:span text:style-name="T3">Simple Node Ident Info</text:span><text:span text:style-name="T4"> Reply</text:span></text:p>
          </table:table-cell>
          <table:table-cell table:style-name="ce60" office:value-type="float" office:value="0">
            <text:p>0</text:p>
          </table:table-cell>
          <table:table-cell table:number-columns-repeated="3" table:style-name="ce87" office:value-type="float" office:value="0">
            <text:p>0</text:p>
          </table:table-cell>
          <table:table-cell table:style-name="ce87" office:value-type="float" office:value="2" table:number-columns-spanned="2" table:number-rows-spanned="1">
            <text:p>2</text:p>
          </table:table-cell>
          <table:covered-table-cell table:style-name="ce87"/>
          <table:table-cell table:style-name="ce87" office:value-type="float" office:value="16" table:number-columns-spanned="5" table:number-rows-spanned="1">
            <text:p>16</text:p>
          </table:table-cell>
          <table:covered-table-cell table:number-columns-repeated="4" table:style-name="ce87"/>
          <table:table-cell table:style-name="ce87" office:value-type="float" office:value="0">
            <text:p>0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0">
            <text:p>0</text:p>
          </table:table-cell>
          <table:table-cell table:style-name="ce87" table:number-columns-spanned="2" table:number-rows-spanned="1"/>
          <table:covered-table-cell table:style-name="ce87"/>
          <table:table-cell table:style-name="ce29"/>
          <table:table-cell table:style-name="ce137" table:formula="of:=DEC2HEX((((((((([.C35]*2+[.D35])*2+[.E35])*2+[.F35])*4+[.G35])*32+[.I35])*2+[.N35])*2+[.O35])*2+[.P35])*4+[.Q35];4)" office:value-type="string" office:string-value="0A08">
            <text:p>0A08</text:p>
          </table:table-cell>
          <table:table-cell table:style-name="ce151"/>
          <table:table-cell table:style-name="ce169" office:value-type="float" office:value="1">
            <text:p>1</text:p>
          </table:table-cell>
          <table:table-cell table:style-name="ce191" office:value-type="float" office:value="1">
            <text:p>1</text:p>
          </table:table-cell>
          <table:table-cell table:style-name="ce191" office:value-type="float" office:value="1" table:number-columns-spanned="3" table:number-rows-spanned="1">
            <text:p>1</text:p>
          </table:table-cell>
          <table:covered-table-cell table:number-columns-repeated="2" table:style-name="ce191"/>
          <table:table-cell table:style-name="ce210" table:formula="of:=IF([.F35]=1;&quot;ddd&quot;;DEC2HEX((((((([.G35]*32+[.I35])*2+[.N35])*2+[.O35])*2+[.P35])*4+[.Q35]));3))" office:value-type="string" office:string-value="A08" table:number-columns-spanned="12" table:number-rows-spanned="1">
            <text:p>A08</text:p>
          </table:table-cell>
          <table:covered-table-cell table:number-columns-repeated="11" table:style-name="ce229"/>
          <table:table-cell table:style-name="ce191" office:value-type="string" table:number-columns-spanned="12" table:number-rows-spanned="1">
            <text:p>sss</text:p>
          </table:table-cell>
          <table:covered-table-cell table:number-columns-repeated="11" table:style-name="ce257"/>
          <table:table-cell table:style-name="ce269"/>
          <table:table-cell table:style-name="ce277" table:formula="of:=CONCATENATE(&quot;[&quot;;DEC2HEX(([.V35]*2+[.W35])*8+[.X35];2);[.AA35];[.AM35];&quot;]&quot;)" office:value-type="string" office:string-value="[19A08sss]">
            <text:p>[19A08sss]</text:p>
          </table:table-cell>
          <table:table-cell table:style-name="ce291" office:value-type="string">
            <text:p>fddd, data bytes</text:p>
          </table:table-cell>
          <table:table-cell table:number-columns-repeated="971"/>
        </table:table-row>
        <table:table-row table:style-name="ro1">
          <table:table-cell table:style-name="ce9" office:value-type="string" table:number-columns-spanned="1" table:number-rows-spanned="7">
            <text:p>Datagram</text:p>
          </table:table-cell>
          <table:table-cell table:style-name="ce30" office:value-type="string">
            <text:p>Datagram</text:p>
            <draw:g table:end-cell-address="Headers.B40" table:end-x="0.446cm" table:end-y="0.33cm" draw:z-index="12">
              <draw:custom-shape draw:style-name="gr1" svg:width="0.195cm" svg:height="0.247cm" draw:transform="rotate (-1.57079632679579) translate (0.44cm 0.538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6cm" svg:height="0.247cm" draw:transform="rotate (-1.57079632679579) translate (0.44cm 0.936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6cm" svg:height="0.247cm" draw:transform="rotate (-1.57079632679579) translate (0.446cm 1.363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6cm" svg:height="0.247cm" draw:transform="rotate (-1.57079632679579) translate (0.43cm 1.772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8cm" svg:height="1.541cm" svg:x="0.111cm" svg:y="0.36cm">
                <text:p/>
                <draw:enhanced-geometry svg:viewBox="0 0 21600 21600" draw:text-areas="?f0 ?f7 ?f2 21600" draw:type="up-arrow" draw:modifiers="2080.45325779037 7055.27638190955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table:table-cell>
          <table:table-cell table:style-name="ce61" office:value-type="float" office:value="0"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3" table:number-columns-spanned="2" table:number-rows-spanned="1">
            <text:p>3</text:p>
          </table:table-cell>
          <table:covered-table-cell table:style-name="ce88"/>
          <table:table-cell table:style-name="ce88" office:value-type="float" office:value="2" table:number-columns-spanned="5" table:number-rows-spanned="1">
            <text:p>2</text:p>
          </table:table-cell>
          <table:covered-table-cell table:number-columns-repeated="4" table:style-name="ce88"/>
          <table:table-cell table:style-name="ce88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spanned="2" table:number-rows-spanned="1"/>
          <table:covered-table-cell table:style-name="ce88"/>
          <table:table-cell table:style-name="ce118"/>
          <table:table-cell table:style-name="ce138" table:formula="of:=DEC2HEX((((((((([.C36]*2+[.D36])*2+[.E36])*2+[.F36])*4+[.G36])*32+[.I36])*2+[.N36])*2+[.O36])*2+[.P36])*4+[.Q36];4)" office:value-type="string" office:string-value="1C48">
            <text:p>1C48</text:p>
          </table:table-cell>
          <table:table-cell table:style-name="ce151"/>
          <table:table-cell table:style-name="ce170" table:number-columns-spanned="32" table:number-rows-spanned="1"/>
          <table:covered-table-cell table:number-columns-repeated="5" table:style-name="ce192"/>
          <table:covered-table-cell table:number-columns-repeated="11" table:style-name="ce230"/>
          <table:covered-table-cell table:style-name="ce192"/>
          <table:covered-table-cell table:number-columns-repeated="11" table:style-name="ce230"/>
          <table:covered-table-cell table:style-name="ce270"/>
          <table:covered-table-cell table:style-name="ce278"/>
          <table:covered-table-cell table:style-name="ce292"/>
          <table:table-cell table:number-columns-repeated="971"/>
        </table:table-row>
        <table:table-row table:style-name="ro1">
          <table:covered-table-cell table:style-name="ce5"/>
          <table:table-cell table:style-name="ce31" office:value-type="string">
            <text:p><text:s text:c="6"/>CAN-Datagram Content (one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number-columns-repeated="15" table:style-name="ce79"/>
          <table:covered-table-cell table:style-name="ce34"/>
          <table:covered-table-cell table:style-name="ce139"/>
          <table:table-cell table:style-name="ce154"/>
          <table:table-cell table:style-name="ce171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2" table:number-columns-spanned="3" table:number-rows-spanned="1">
            <text:p>2</text:p>
          </table:table-cell>
          <table:covered-table-cell table:number-columns-repeated="2" table:style-name="ce179"/>
          <table:table-cell table:style-name="ce211" table:formula="of:=IF([.F$36]=1;&quot;ddd&quot;;DEC2HEX((((((([.G37]*32+[.I37])*2+[.N37])*2+[.O37])*2+[.P37])*4+[.Q37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1"/>
          <table:table-cell table:style-name="ce179" office:value-type="string" table:number-columns-spanned="12" table:number-rows-spanned="1">
            <text:p>sss</text:p>
          </table:table-cell>
          <table:covered-table-cell table:number-columns-repeated="11" table:style-name="Default"/>
          <table:table-cell table:style-name="ce73"/>
          <table:table-cell table:style-name="ce275" table:formula="of:=CONCATENATE(&quot;[&quot;;DEC2HEX(([.V37]*2+[.W37])*8+[.X37];2);[.AA37];[.AM37];&quot;]&quot;)" office:value-type="string" office:string-value="[1Adddsss]">
            <text:p>[1Adddsss]</text:p>
          </table:table-cell>
          <table:table-cell table:style-name="ce293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2" office:value-type="string">
            <text:p><text:s text:c="6"/>CAN-Datagram Content (first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number-columns-repeated="15" table:style-name="ce79"/>
          <table:covered-table-cell table:style-name="ce119"/>
          <table:covered-table-cell table:style-name="ce139"/>
          <table:table-cell table:style-name="ce155"/>
          <table:table-cell table:style-name="ce171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3" table:number-columns-spanned="3" table:number-rows-spanned="1">
            <text:p>3</text:p>
          </table:table-cell>
          <table:covered-table-cell table:number-columns-repeated="2" table:style-name="ce179"/>
          <table:table-cell table:style-name="ce211" table:formula="of:=IF([.F$36]=1;&quot;ddd&quot;;DEC2HEX((((((([.G38]*32+[.I38])*2+[.N38])*2+[.O38])*2+[.P38])*4+[.Q38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1"/>
          <table:table-cell table:style-name="ce179" office:value-type="string" table:number-columns-spanned="12" table:number-rows-spanned="1">
            <text:p>sss</text:p>
          </table:table-cell>
          <table:covered-table-cell table:number-columns-repeated="11" table:style-name="Default"/>
          <table:table-cell table:style-name="ce73"/>
          <table:table-cell table:style-name="ce275" table:formula="of:=CONCATENATE(&quot;[&quot;;DEC2HEX(([.V38]*2+[.W38])*8+[.X38];2);[.AA38];[.AM38];&quot;]&quot;)" office:value-type="string" office:string-value="[1Bdddsss]">
            <text:p>[1Bdddsss]</text:p>
          </table:table-cell>
          <table:table-cell table:style-name="ce293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1" office:value-type="string">
            <text:p><text:s text:c="6"/>CAN-Datagram Content (middle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number-columns-repeated="15" table:style-name="ce79"/>
          <table:covered-table-cell table:style-name="ce34"/>
          <table:covered-table-cell table:style-name="ce139"/>
          <table:table-cell table:style-name="ce154"/>
          <table:table-cell table:style-name="ce171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4" table:number-columns-spanned="3" table:number-rows-spanned="1">
            <text:p>4</text:p>
          </table:table-cell>
          <table:covered-table-cell table:number-columns-repeated="2" table:style-name="ce179"/>
          <table:table-cell table:style-name="ce211" table:formula="of:=IF([.F$36]=1;&quot;ddd&quot;;DEC2HEX((((((([.G39]*32+[.I39])*2+[.N39])*2+[.O39])*2+[.P39])*4+[.Q39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1"/>
          <table:table-cell table:style-name="ce179" office:value-type="string" table:number-columns-spanned="12" table:number-rows-spanned="1">
            <text:p>sss</text:p>
          </table:table-cell>
          <table:covered-table-cell table:number-columns-repeated="11" table:style-name="Default"/>
          <table:table-cell table:style-name="ce73"/>
          <table:table-cell table:style-name="ce275" table:formula="of:=CONCATENATE(&quot;[&quot;;DEC2HEX(([.V39]*2+[.W39])*8+[.X39];2);[.AA39];[.AM39];&quot;]&quot;)" office:value-type="string" office:string-value="[1Cdddsss]">
            <text:p>[1Cdddsss]</text:p>
          </table:table-cell>
          <table:table-cell table:style-name="ce293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3" office:value-type="string">
            <text:p><text:s text:c="6"/>CAN-Datagram Content (last frame)</text:p>
          </table:table-cell>
          <table:table-cell table:style-name="ce63" office:value-type="string" table:number-columns-spanned="18" table:number-rows-spanned="1">
            <text:p>“</text:p>
          </table:table-cell>
          <table:covered-table-cell table:number-columns-repeated="15" table:style-name="ce89"/>
          <table:covered-table-cell table:style-name="ce120"/>
          <table:covered-table-cell table:style-name="ce140"/>
          <table:table-cell table:style-name="ce154"/>
          <table:table-cell table:style-name="ce172" office:value-type="float" office:value="1">
            <text:p>1</text:p>
          </table:table-cell>
          <table:table-cell table:style-name="ce193" office:value-type="float" office:value="1">
            <text:p>1</text:p>
          </table:table-cell>
          <table:table-cell table:style-name="ce193" office:value-type="float" office:value="5" table:number-columns-spanned="3" table:number-rows-spanned="1">
            <text:p>5</text:p>
          </table:table-cell>
          <table:covered-table-cell table:number-columns-repeated="2" table:style-name="ce193"/>
          <table:table-cell table:style-name="ce212" table:formula="of:=IF([.F$36]=1;&quot;ddd&quot;;DEC2HEX((((((([.G40]*32+[.I40])*2+[.N40])*2+[.O40])*2+[.P40])*4+[.Q40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2"/>
          <table:table-cell table:style-name="ce193" office:value-type="string" table:number-columns-spanned="12" table:number-rows-spanned="1">
            <text:p>sss</text:p>
          </table:table-cell>
          <table:covered-table-cell table:number-columns-repeated="11" table:style-name="ce258"/>
          <table:table-cell table:style-name="ce271"/>
          <table:table-cell table:style-name="ce275" table:formula="of:=CONCATENATE(&quot;[&quot;;DEC2HEX(([.V40]*2+[.W40])*8+[.X40];2);[.AA40];[.AM40];&quot;]&quot;)" office:value-type="string" office:string-value="[1Ddddsss]">
            <text:p>[1Ddddsss]</text:p>
          </table:table-cell>
          <table:table-cell table:style-name="ce294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4" office:value-type="string">
            <text:p>Datagram Received OK</text:p>
            <draw:line table:end-cell-address="Headers.B55" table:end-x="4.845cm" table:end-y="0.304cm" draw:z-index="14" draw:style-name="gr2" draw:text-style-name="P1" svg:x1="4.845cm" svg:y1="0.051cm" svg:x2="3.978cm" svg:y2="5.831cm">
              <text:p/>
            </draw:line>
          </table:table-cell>
          <table:table-cell table:style-name="ce52" office:value-type="float" office:value="0">
            <text:p>0</text:p>
          </table:table-cell>
          <table:table-cell table:number-columns-repeated="3" table:style-name="ce79" office:value-type="float" office:value="0">
            <text:p>0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79" office:value-type="float" office:value="17" table:number-columns-spanned="5" table:number-rows-spanned="1">
            <text:p>17</text:p>
          </table:table-cell>
          <table:covered-table-cell table:number-columns-repeated="4" table:style-name="ce79"/>
          <table:table-cell table:style-name="ce79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0">
            <text:p>0</text:p>
          </table:table-cell>
          <table:table-cell table:style-name="ce79" table:number-columns-spanned="2" table:number-rows-spanned="1"/>
          <table:covered-table-cell table:style-name="ce79"/>
          <table:table-cell table:style-name="ce34"/>
          <table:table-cell table:style-name="ce141" table:formula="of:=DEC2HEX((((((((([.C41]*2+[.D41])*2+[.E41])*2+[.F41])*4+[.G41])*32+[.I41])*2+[.N41])*2+[.O41])*2+[.P41])*4+[.Q41];4)" office:value-type="string" office:string-value="0A28">
            <text:p>0A28</text:p>
          </table:table-cell>
          <table:table-cell table:style-name="ce154"/>
          <table:table-cell table:style-name="ce160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1" table:number-columns-spanned="3" table:number-rows-spanned="1">
            <text:p>1</text:p>
          </table:table-cell>
          <table:covered-table-cell table:number-columns-repeated="2" table:style-name="ce179"/>
          <table:table-cell table:style-name="ce213" table:formula="of:=IF([.F41]=1;&quot;ddd&quot;;DEC2HEX((((((([.G41]*32+[.I41])*2+[.N41])*2+[.O41])*2+[.P41])*4+[.Q41]));3))" office:value-type="string" office:string-value="A28" table:number-columns-spanned="12" table:number-rows-spanned="1">
            <text:p>A28</text:p>
          </table:table-cell>
          <table:covered-table-cell table:number-columns-repeated="11" table:style-name="ce233"/>
          <table:table-cell table:style-name="ce179" office:value-type="string" table:number-columns-spanned="12" table:number-rows-spanned="1">
            <text:p>sss</text:p>
          </table:table-cell>
          <table:covered-table-cell table:number-columns-repeated="11" table:style-name="Default"/>
          <table:table-cell table:style-name="ce73"/>
          <table:table-cell table:style-name="ce275" table:formula="of:=CONCATENATE(&quot;[&quot;;DEC2HEX(([.V41]*2+[.W41])*8+[.X41];2);[.AA41];[.AM41];&quot;]&quot;)" office:value-type="string" office:string-value="[19A28sss]">
            <text:p>[19A28sss]</text:p>
          </table:table-cell>
          <table:table-cell table:style-name="ce295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5" office:value-type="string">
            <text:p>Datagram Rejected</text:p>
          </table:table-cell>
          <table:table-cell table:style-name="ce58" office:value-type="float" office:value="0">
            <text:p>0</text:p>
          </table:table-cell>
          <table:table-cell table:number-columns-repeated="3" table:style-name="ce85" office:value-type="float" office:value="0">
            <text:p>0</text:p>
          </table:table-cell>
          <table:table-cell table:style-name="ce85" office:value-type="float" office:value="2" table:number-columns-spanned="2" table:number-rows-spanned="1">
            <text:p>2</text:p>
          </table:table-cell>
          <table:covered-table-cell table:style-name="ce85"/>
          <table:table-cell table:style-name="ce85" office:value-type="float" office:value="18" table:number-columns-spanned="5" table:number-rows-spanned="1">
            <text:p>18</text:p>
          </table:table-cell>
          <table:covered-table-cell table:number-columns-repeated="4" table:style-name="ce85"/>
          <table:table-cell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spanned="2" table:number-rows-spanned="1"/>
          <table:covered-table-cell table:style-name="ce85"/>
          <table:table-cell table:style-name="ce35"/>
          <table:table-cell table:style-name="ce135" table:formula="of:=DEC2HEX((((((((([.C42]*2+[.D42])*2+[.E42])*2+[.F42])*4+[.G42])*32+[.I42])*2+[.N42])*2+[.O42])*2+[.P42])*4+[.Q42];4)" office:value-type="string" office:string-value="0A48">
            <text:p>0A48</text:p>
          </table:table-cell>
          <table:table-cell table:style-name="ce154"/>
          <table:table-cell table:style-name="ce167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1" table:number-columns-spanned="3" table:number-rows-spanned="1">
            <text:p>1</text:p>
          </table:table-cell>
          <table:covered-table-cell table:number-columns-repeated="2" table:style-name="ce180"/>
          <table:table-cell table:style-name="ce214" table:formula="of:=IF([.F42]=1;&quot;ddd&quot;;DEC2HEX((((((([.G42]*32+[.I42])*2+[.N42])*2+[.O42])*2+[.P42])*4+[.Q42]));3))" office:value-type="string" office:string-value="A48" table:number-columns-spanned="12" table:number-rows-spanned="1">
            <text:p>A48</text:p>
          </table:table-cell>
          <table:covered-table-cell table:number-columns-repeated="11" table:style-name="ce234"/>
          <table:table-cell table:style-name="ce180" office:value-type="string" table:number-columns-spanned="12" table:number-rows-spanned="1">
            <text:p>sss</text:p>
          </table:table-cell>
          <table:covered-table-cell table:number-columns-repeated="11" table:style-name="ce255"/>
          <table:table-cell table:style-name="ce74"/>
          <table:table-cell table:style-name="ce275" table:formula="of:=CONCATENATE(&quot;[&quot;;DEC2HEX(([.V42]*2+[.W42])*8+[.X42];2);[.AA42];[.AM42];&quot;]&quot;)" office:value-type="string" office:string-value="[19A48sss]">
            <text:p>[19A48sss]</text:p>
          </table:table-cell>
          <table:table-cell table:style-name="ce289" office:value-type="string">
            <text:p>fddd, error code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5">
            <text:p>Stream</text:p>
          </table:table-cell>
          <table:table-cell table:style-name="ce36" office:value-type="string">
            <text:p>Stream Initiate Request</text:p>
          </table:table-cell>
          <table:table-cell table:style-name="ce54" office:value-type="float" office:value="0">
            <text:p>0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3" table:number-columns-spanned="2" table:number-rows-spanned="1">
            <text:p>3</text:p>
          </table:table-cell>
          <table:covered-table-cell table:style-name="ce81"/>
          <table:table-cell table:style-name="ce81" office:value-type="float" office:value="6" table:number-columns-spanned="5" table:number-rows-spanned="1">
            <text:p>6</text:p>
          </table:table-cell>
          <table:covered-table-cell table:number-columns-repeated="4" table:style-name="ce81"/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81"/>
          <table:table-cell table:style-name="ce36"/>
          <table:table-cell table:style-name="ce131" table:formula="of:=DEC2HEX((((((((([.C43]*2+[.D43])*2+[.E43])*2+[.F43])*4+[.G43])*32+[.I43])*2+[.N43])*2+[.O43])*2+[.P43])*4+[.Q43];4)" office:value-type="string" office:string-value="0CC8">
            <text:p>0CC8</text:p>
          </table:table-cell>
          <table:table-cell table:style-name="ce154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number-columns-repeated="2" table:style-name="ce187"/>
          <table:table-cell table:style-name="ce215" table:formula="of:=IF([.F43]=1;&quot;ddd&quot;;DEC2HEX((((((([.G43]*32+[.I43])*2+[.N43])*2+[.O43])*2+[.P43])*4+[.Q43]));3))" office:value-type="string" office:string-value="CC8" table:number-columns-spanned="12" table:number-rows-spanned="1">
            <text:p>CC8</text:p>
          </table:table-cell>
          <table:covered-table-cell table:number-columns-repeated="11" table:style-name="ce235"/>
          <table:table-cell table:style-name="ce187" office:value-type="string" table:number-columns-spanned="12" table:number-rows-spanned="1">
            <text:p>sss</text:p>
          </table:table-cell>
          <table:covered-table-cell table:number-columns-repeated="11" table:style-name="ce98"/>
          <table:table-cell table:style-name="ce76"/>
          <table:table-cell table:style-name="ce275" table:formula="of:=CONCATENATE(&quot;[&quot;;DEC2HEX(([.V43]*2+[.W43])*8+[.X43];2);[.AA43];[.AM43];&quot;]&quot;)" office:value-type="string" office:string-value="[19CC8sss]">
            <text:p>[19CC8sss]</text:p>
          </table:table-cell>
          <table:table-cell table:style-name="ce285" office:value-type="string">
            <text:p>fddd, buffer size, srcS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11" draw:text-style-name="P2" svg:width="5.544cm" svg:height="0.991cm" svg:x="7.622cm" svg:y="18.29cm" draw:caption-point-x="-0.61cm" draw:caption-point-y="1.538cm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3" table:number-columns-spanned="5" table:number-rows-spanned="1">
            <text:p>3</text:p>
          </table:table-cell>
          <table:covered-table-cell table:number-columns-repeated="4"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4]*2+[.D44])*2+[.E44])*2+[.F44])*4+[.G44])*32+[.I44])*2+[.N44])*2+[.O44])*2+[.P44])*4+[.Q44];4)" office:value-type="string" office:string-value="0868">
            <text:p>0868</text:p>
          </table:table-cell>
          <table:table-cell table:style-name="ce154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16" table:formula="of:=IF([.F44]=1;&quot;ddd&quot;;DEC2HEX((((((([.G44]*32+[.I44])*2+[.N44])*2+[.O44])*2+[.P44])*4+[.Q44]));3))" office:value-type="string" office:string-value="868" table:number-columns-spanned="12" table:number-rows-spanned="1">
            <text:p>868</text:p>
          </table:table-cell>
          <table:covered-table-cell table:number-columns-repeated="11" table:style-name="ce236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5" table:formula="of:=CONCATENATE(&quot;[&quot;;DEC2HEX(([.V44]*2+[.W44])*8+[.X44];2);[.AA44];[.AM44];&quot;]&quot;)" office:value-type="string" office:string-value="[19868sss]">
            <text:p>[19868sss]</text:p>
          </table:table-cell>
          <table:table-cell table:style-name="ce286" office:value-type="string">
            <text:p>fddd, buffer size, srcS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text:p>Stream Data Send</text:p>
          </table:table-cell>
          <table:table-cell table:style-name="ce55" office:value-type="float" office:value="0"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82" office:value-type="float" office:value="28" table:number-columns-spanned="5" table:number-rows-spanned="1">
            <text:p>28</text:p>
          </table:table-cell>
          <table:covered-table-cell table:number-columns-repeated="4"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5]*2+[.D45])*2+[.E45])*2+[.F45])*4+[.G45])*32+[.I45])*2+[.N45])*2+[.O45])*2+[.P45])*4+[.Q45];4)" office:value-type="string" office:string-value="1F88">
            <text:p>1F88</text:p>
          </table:table-cell>
          <table:table-cell table:style-name="ce154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7" table:number-columns-spanned="3" table:number-rows-spanned="1">
            <text:p>7</text:p>
          </table:table-cell>
          <table:covered-table-cell table:number-columns-repeated="2" table:style-name="ce188"/>
          <table:table-cell table:style-name="ce217" table:formula="of:=IF([.F45]=1;&quot;ddd&quot;;DEC2HEX((((((([.G45]*32+[.I45])*2+[.N45])*2+[.O45])*2+[.P45])*4+[.Q45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7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5" table:formula="of:=CONCATENATE(&quot;[&quot;;DEC2HEX(([.V45]*2+[.W45])*8+[.X45];2);[.AA45];[.AM45];&quot;]&quot;)" office:value-type="string" office:string-value="[1Fdddsss]">
            <text:p>[1Fdddsss]</text:p>
          </table:table-cell>
          <table:table-cell table:style-name="ce286" office:value-type="string">
            <text:p>Data (0-8 bytes)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11" draw:text-style-name="P2" svg:width="4.901cm" svg:height="0.991cm" svg:x="7.622cm" svg:y="19.108cm" draw:caption-point-x="-0.61cm" draw:caption-point-y="1.538cm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4" table:number-columns-spanned="5" table:number-rows-spanned="1">
            <text:p>4</text:p>
          </table:table-cell>
          <table:covered-table-cell table:number-columns-repeated="4"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6]*2+[.D46])*2+[.E46])*2+[.F46])*4+[.G46])*32+[.I46])*2+[.N46])*2+[.O46])*2+[.P46])*4+[.Q46];4)" office:value-type="string" office:string-value="0888">
            <text:p>0888</text:p>
          </table:table-cell>
          <table:table-cell table:style-name="ce154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18" table:formula="of:=IF([.F46]=1;&quot;ddd&quot;;DEC2HEX((((((([.G46]*32+[.I46])*2+[.N46])*2+[.O46])*2+[.P46])*4+[.Q46]));3))" office:value-type="string" office:string-value="888" table:number-columns-spanned="12" table:number-rows-spanned="1">
            <text:p>888</text:p>
          </table:table-cell>
          <table:covered-table-cell table:number-columns-repeated="11" table:style-name="ce237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5" table:formula="of:=CONCATENATE(&quot;[&quot;;DEC2HEX(([.V46]*2+[.W46])*8+[.X46];2);[.AA46];[.AM46];&quot;]&quot;)" office:value-type="string" office:string-value="[19888sss]">
            <text:p>[19888sss]</text:p>
            <draw:ellipse table:end-cell-address="Headers.BA48" table:end-x="0.679cm" table:end-y="0.054cm" draw:z-index="11" draw:style-name="gr3" draw:text-style-name="P1" svg:width="0.775cm" svg:height="0.471cm" svg:x="1.956cm" svg:y="0.402cm">
              <text:p/>
            </draw:ellipse>
          </table:table-cell>
          <table:table-cell table:style-name="ce286" office:value-type="string">
            <text:p>fddd, srcSID, dstSID</text:p>
          </table:table-cell>
          <table:table-cell table:number-columns-repeated="971"/>
        </table:table-row>
        <table:table-row table:style-name="ro1">
          <table:covered-table-cell table:style-name="ce8"/>
          <table:table-cell table:style-name="ce37" office:value-type="string">
            <text:p>Stream Data Complete</text:p>
          </table:table-cell>
          <table:table-cell table:style-name="ce56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2" table:number-columns-spanned="2" table:number-rows-spanned="1">
            <text:p>2</text:p>
          </table:table-cell>
          <table:covered-table-cell table:style-name="ce83"/>
          <table:table-cell table:style-name="ce83" office:value-type="float" office:value="5" table:number-columns-spanned="5" table:number-rows-spanned="1">
            <text:p>5</text:p>
          </table:table-cell>
          <table:covered-table-cell table:number-columns-repeated="4" table:style-name="ce83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spanned="2" table:number-rows-spanned="1"/>
          <table:covered-table-cell table:style-name="ce83"/>
          <table:table-cell table:style-name="ce37"/>
          <table:table-cell table:style-name="ce142" table:formula="of:=DEC2HEX((((((((([.C47]*2+[.D47])*2+[.E47])*2+[.F47])*4+[.G47])*32+[.I47])*2+[.N47])*2+[.O47])*2+[.P47])*4+[.Q47];4)" office:value-type="string" office:string-value="08A8">
            <text:p>08A8</text:p>
          </table:table-cell>
          <table:table-cell table:style-name="ce154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19" table:formula="of:=IF([.F47]=1;&quot;ddd&quot;;DEC2HEX((((((([.G47]*32+[.I47])*2+[.N47])*2+[.O47])*2+[.P47])*4+[.Q47]));3))" office:value-type="string" office:string-value="8A8" table:number-columns-spanned="12" table:number-rows-spanned="1">
            <text:p>8A8</text:p>
          </table:table-cell>
          <table:covered-table-cell table:number-columns-repeated="11" table:style-name="ce238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253"/>
          <table:table-cell table:style-name="ce74"/>
          <table:table-cell table:style-name="ce275" table:formula="of:=CONCATENATE(&quot;[&quot;;DEC2HEX(([.V47]*2+[.W47])*8+[.X47];2);[.AA47];[.AM47];&quot;]&quot;)" office:value-type="string" office:string-value="[198A8sss]">
            <text:p>[198A8sss]</text:p>
          </table:table-cell>
          <table:table-cell table:style-name="ce287" office:value-type="string">
            <text:p>fddd, srcSID, dstSID, { len }</text:p>
          </table:table-cell>
          <table:table-cell table:number-columns-repeated="971"/>
        </table:table-row>
        <table:table-row table:style-name="ro1">
          <table:table-cell table:style-name="ce10" office:value-type="string">
            <text:p>Extra</text:p>
          </table:table-cell>
          <table:table-cell table:style-name="ce38" office:value-type="string">
            <office:annotation draw:style-name="gr12" draw:text-style-name="P2" svg:width="3.372cm" svg:height="0.596cm" svg:x="7.622cm" svg:y="19.927cm" draw:caption-point-x="-0.61cm" draw:caption-point-y="1.538cm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 table:number-columns-spanned="2" table:number-rows-spanned="1">
            <text:p>0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number-columns-repeated="4" table:style-name="ce100"/>
          <table:table-cell table:number-columns-repeated="3" table:style-name="ce64" office:value-type="float" office:value="0">
            <text:p>0</text:p>
          </table:table-cell>
          <table:table-cell table:style-name="ce64" table:number-columns-spanned="2" table:number-rows-spanned="1"/>
          <table:covered-table-cell table:style-name="ce100"/>
          <table:table-cell table:style-name="ce38"/>
          <table:table-cell table:style-name="ce134" table:formula="of:=DEC2HEX((((((((([.C48]*2+[.D48])*2+[.E48])*2+[.F48])*4+[.G48])*32+[.I48])*2+[.N48])*2+[.O48])*2+[.P48])*4+[.Q48];4)" office:value-type="string" office:string-value="2000">
            <text:p>2000</text:p>
          </table:table-cell>
          <table:table-cell table:style-name="ce156"/>
          <table:table-cell table:style-name="ce173" office:value-type="float" office:value="1">
            <text:p>1</text:p>
          </table:table-cell>
          <table:table-cell table:style-name="ce194" office:value-type="float" office:value="1">
            <text:p>1</text:p>
          </table:table-cell>
          <table:table-cell table:style-name="ce198" office:value-type="float" office:value="1" table:number-columns-spanned="3" table:number-rows-spanned="1">
            <text:p>1</text:p>
          </table:table-cell>
          <table:covered-table-cell table:number-columns-repeated="2" table:style-name="ce201"/>
          <table:table-cell table:style-name="ce220" table:formula="of:=IF([.F48]=1;&quot;ddd&quot;;DEC2HEX((((((([.G48]*32+[.I48])*2+[.N48])*2+[.O48])*2+[.P48])*4+[.Q48]));3))" office:value-type="string" office:string-value="000" table:number-columns-spanned="12" table:number-rows-spanned="1">
            <text:p>000</text:p>
          </table:table-cell>
          <table:covered-table-cell table:number-columns-repeated="11" table:style-name="ce239"/>
          <table:table-cell table:style-name="ce248" office:value-type="string" table:number-columns-spanned="12" table:number-rows-spanned="1">
            <text:p>sss</text:p>
          </table:table-cell>
          <table:covered-table-cell table:number-columns-repeated="11" table:style-name="ce100"/>
          <table:table-cell table:style-name="ce114"/>
          <table:table-cell table:style-name="ce279" table:formula="of:=CONCATENATE(&quot;[&quot;;DEC2HEX(([.V48]*2+[.W48])*8+[.X48];2);[.AA48];[.AM48];&quot;]&quot;)" office:value-type="string" office:string-value="[19000sss]">
            <text:p>[19000sss]</text:p>
            <draw:line table:end-cell-address="Headers.AZ56" table:end-x="2.054cm" table:end-y="0.012cm" draw:z-index="0" draw:style-name="gr4" draw:text-style-name="P1" svg:x1="0.931cm" svg:y1="3.082cm" svg:x2="2.054cm" svg:y2="0.013cm">
              <text:p/>
            </draw:line>
          </table:table-cell>
          <table:table-cell table:style-name="ce296" office:value-type="string">
            <text:p>not carried on CAN</text:p>
          </table:table-cell>
          <table:table-cell table:number-columns-repeated="971"/>
        </table:table-row>
        <table:table-row table:style-name="ro1">
          <table:table-cell table:style-name="ce10"/>
          <table:table-cell table:style-name="ce35" office:value-type="string">
            <office:annotation draw:style-name="gr11" draw:text-style-name="P2" svg:width="6.829cm" svg:height="0.991cm" svg:x="7.622cm" svg:y="20.337cm" draw:caption-point-x="-0.61cm" draw:caption-point-y="1.538cm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" table:number-columns-spanned="2" table:number-rows-spanned="1">
            <text:p>0</text:p>
          </table:table-cell>
          <table:covered-table-cell table:style-name="ce101"/>
          <table:table-cell table:style-name="ce65" office:value-type="float" office:value="1" table:number-columns-spanned="5" table:number-rows-spanned="1">
            <text:p>1</text:p>
          </table:table-cell>
          <table:covered-table-cell table:number-columns-repeated="4" table:style-name="ce101"/>
          <table:table-cell table:number-columns-repeated="3" table:style-name="ce65" office:value-type="float" office:value="0">
            <text:p>0</text:p>
          </table:table-cell>
          <table:table-cell table:style-name="ce65" table:number-columns-spanned="2" table:number-rows-spanned="1"/>
          <table:covered-table-cell table:style-name="ce101"/>
          <table:table-cell table:style-name="ce35"/>
          <table:table-cell table:style-name="ce135" table:formula="of:=DEC2HEX((((((((([.C49]*2+[.D49])*2+[.E49])*2+[.F49])*4+[.G49])*32+[.I49])*2+[.N49])*2+[.O49])*2+[.P49])*4+[.Q49];4)" office:value-type="string" office:string-value="2020">
            <text:p>2020</text:p>
          </table:table-cell>
          <table:table-cell table:style-name="ce35"/>
          <table:table-cell table:style-name="ce174" office:value-type="float" office:value="1">
            <text:p>1</text:p>
          </table:table-cell>
          <table:table-cell table:style-name="ce195" office:value-type="float" office:value="1">
            <text:p>1</text:p>
          </table:table-cell>
          <table:table-cell table:style-name="ce199" office:value-type="float" office:value="1" table:number-columns-spanned="3" table:number-rows-spanned="1">
            <text:p>1</text:p>
          </table:table-cell>
          <table:covered-table-cell table:number-columns-repeated="2" table:style-name="ce202"/>
          <table:table-cell table:style-name="ce221" table:formula="of:=IF([.F49]=1;&quot;ddd&quot;;DEC2HEX((((((([.G49]*32+[.I49])*2+[.N49])*2+[.O49])*2+[.P49])*4+[.Q49]));3))" office:value-type="string" office:string-value="020" table:number-columns-spanned="12" table:number-rows-spanned="1">
            <text:p>020</text:p>
          </table:table-cell>
          <table:covered-table-cell table:number-columns-repeated="11" table:style-name="ce240"/>
          <table:table-cell table:style-name="ce249" office:value-type="string" table:number-columns-spanned="12" table:number-rows-spanned="1">
            <text:p>sss</text:p>
          </table:table-cell>
          <table:covered-table-cell table:number-columns-repeated="11" table:style-name="ce101"/>
          <table:table-cell table:style-name="ce159"/>
          <table:table-cell table:style-name="ce279" table:formula="of:=CONCATENATE(&quot;[&quot;;DEC2HEX(([.V49]*2+[.W49])*8+[.X49];2);[.AA49];[.AM49];&quot;]&quot;)" office:value-type="string" office:string-value="[19020sss]">
            <text:p>[19020sss]</text:p>
          </table:table-cell>
          <table:table-cell table:style-name="ce297" office:value-type="string">
            <text:p>(Still under discussion)</text:p>
          </table:table-cell>
          <table:table-cell table:number-columns-repeated="971"/>
        </table:table-row>
        <table:table-row table:style-name="ro1">
          <table:table-cell table:style-name="ce10"/>
          <table:table-cell table:style-name="ce38" office:value-type="string">
            <text:p>Reserved for MTI Expansion</text:p>
          </table:table-cell>
          <table:table-cell table:style-name="ce64" table:number-columns-repeated="4"/>
          <table:table-cell table:style-name="ce64" office:value-type="float" office:value="0" table:number-columns-spanned="2" table:number-rows-spanned="1">
            <text:p>0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number-columns-repeated="4" table:style-name="ce100"/>
          <table:table-cell table:style-name="ce64" table:number-columns-repeated="4"/>
          <table:table-cell table:style-name="ce100"/>
          <table:table-cell table:style-name="ce38"/>
          <table:table-cell table:style-name="ce134"/>
          <table:table-cell table:style-name="ce156"/>
          <table:table-cell table:style-name="ce173"/>
          <table:table-cell table:style-name="ce194"/>
          <table:table-cell table:style-name="ce200"/>
          <table:table-cell table:style-name="ce201" table:number-columns-repeated="2"/>
          <table:table-cell table:style-name="ce222"/>
          <table:table-cell table:style-name="ce241" table:number-columns-repeated="11"/>
          <table:table-cell table:style-name="ce250"/>
          <table:table-cell table:style-name="ce100" table:number-columns-repeated="11"/>
          <table:table-cell table:style-name="ce114"/>
          <table:table-cell table:style-name="ce279"/>
          <table:table-cell table:style-name="ce296"/>
          <table:table-cell table:number-columns-repeated="971"/>
        </table:table-row>
        <table:table-row table:style-name="ro1">
          <table:table-cell table:style-name="ce10"/>
          <table:table-cell table:style-name="ce38" office:value-type="string">
            <text:p>Reserved for MTI Expansion</text:p>
          </table:table-cell>
          <table:table-cell table:style-name="ce64" table:number-columns-repeated="4"/>
          <table:table-cell table:style-name="ce64" office:value-type="float" office:value="1" table:number-columns-spanned="2" table:number-rows-spanned="1">
            <text:p>1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number-columns-repeated="4" table:style-name="ce100"/>
          <table:table-cell table:style-name="ce64" table:number-columns-repeated="4"/>
          <table:table-cell table:style-name="ce100"/>
          <table:table-cell table:style-name="ce38"/>
          <table:table-cell table:style-name="ce134"/>
          <table:table-cell table:style-name="ce156"/>
          <table:table-cell table:style-name="ce173"/>
          <table:table-cell table:style-name="ce194"/>
          <table:table-cell table:style-name="ce200"/>
          <table:table-cell table:style-name="ce201" table:number-columns-repeated="2"/>
          <table:table-cell table:style-name="ce222"/>
          <table:table-cell table:style-name="ce241" table:number-columns-repeated="11"/>
          <table:table-cell table:style-name="ce250"/>
          <table:table-cell table:style-name="ce100" table:number-columns-repeated="11"/>
          <table:table-cell table:style-name="ce114"/>
          <table:table-cell table:style-name="ce279"/>
          <table:table-cell table:style-name="ce296"/>
          <table:table-cell table:number-columns-repeated="971"/>
        </table:table-row>
        <table:table-row table:style-name="ro1">
          <table:table-cell table:style-name="ce10"/>
          <table:table-cell table:style-name="ce38" office:value-type="string">
            <text:p>Reserved for MTI Expansion</text:p>
          </table:table-cell>
          <table:table-cell table:style-name="ce64" table:number-columns-repeated="4"/>
          <table:table-cell table:style-name="ce64" office:value-type="float" office:value="2" table:number-columns-spanned="2" table:number-rows-spanned="1">
            <text:p>2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number-columns-repeated="4" table:style-name="ce100"/>
          <table:table-cell table:style-name="ce64" table:number-columns-repeated="4"/>
          <table:table-cell table:style-name="ce100"/>
          <table:table-cell table:style-name="ce38"/>
          <table:table-cell table:style-name="ce134"/>
          <table:table-cell table:style-name="ce156"/>
          <table:table-cell table:style-name="ce173"/>
          <table:table-cell table:style-name="ce194"/>
          <table:table-cell table:style-name="ce200"/>
          <table:table-cell table:style-name="ce201" table:number-columns-repeated="2"/>
          <table:table-cell table:style-name="ce222"/>
          <table:table-cell table:style-name="ce241" table:number-columns-repeated="11"/>
          <table:table-cell table:style-name="ce250"/>
          <table:table-cell table:style-name="ce100" table:number-columns-repeated="11"/>
          <table:table-cell table:style-name="ce114"/>
          <table:table-cell table:style-name="ce279"/>
          <table:table-cell table:style-name="ce296"/>
          <table:table-cell table:number-columns-repeated="971"/>
        </table:table-row>
        <table:table-row table:style-name="ro1">
          <table:table-cell table:style-name="ce10"/>
          <table:table-cell table:style-name="ce38" office:value-type="string">
            <text:p>Reserved for MTI Expansion</text:p>
          </table:table-cell>
          <table:table-cell table:style-name="ce64" table:number-columns-repeated="4"/>
          <table:table-cell table:style-name="ce64" office:value-type="float" office:value="3" table:number-columns-spanned="2" table:number-rows-spanned="1">
            <text:p>3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number-columns-repeated="4" table:style-name="ce100"/>
          <table:table-cell table:style-name="ce64" table:number-columns-repeated="4"/>
          <table:table-cell table:style-name="ce100"/>
          <table:table-cell table:style-name="ce38"/>
          <table:table-cell table:style-name="ce134"/>
          <table:table-cell table:style-name="ce156"/>
          <table:table-cell table:style-name="ce173"/>
          <table:table-cell table:style-name="ce194"/>
          <table:table-cell table:style-name="ce200"/>
          <table:table-cell table:style-name="ce201" table:number-columns-repeated="2"/>
          <table:table-cell table:style-name="ce222"/>
          <table:table-cell table:style-name="ce241" table:number-columns-repeated="11"/>
          <table:table-cell table:style-name="ce250"/>
          <table:table-cell table:style-name="ce100" table:number-columns-repeated="11"/>
          <table:table-cell table:style-name="ce114"/>
          <table:table-cell table:style-name="ce279"/>
          <table:table-cell table:style-name="ce296"/>
          <table:table-cell table:number-columns-repeated="971"/>
        </table:table-row>
        <table:table-row table:style-name="ro3">
          <table:table-cell table:style-name="ce11"/>
          <table:table-cell table:style-name="ce39"/>
          <table:table-cell table:style-name="ce66"/>
          <table:table-cell table:style-name="ce90" table:number-columns-repeated="3"/>
          <table:table-cell table:style-name="ce90" table:number-columns-spanned="2" table:number-rows-spanned="1"/>
          <table:covered-table-cell table:style-name="ce90"/>
          <table:table-cell table:style-name="ce90" table:number-columns-spanned="5" table:number-rows-spanned="1"/>
          <table:covered-table-cell table:number-columns-repeated="4" table:style-name="ce90"/>
          <table:table-cell table:style-name="ce90" table:number-columns-repeated="3"/>
          <table:table-cell table:style-name="ce90" table:number-columns-spanned="2" table:number-rows-spanned="1"/>
          <table:covered-table-cell table:style-name="ce90"/>
          <table:table-cell table:style-name="ce121"/>
          <table:table-cell table:style-name="ce143">
            <draw:line table:end-cell-address="Headers.U57" table:end-x="0.109cm" table:end-y="0.344cm" draw:z-index="7" draw:style-name="gr2" draw:text-style-name="P1" svg:x1="0.656cm" svg:y1="0.071cm" svg:x2="0.974cm" svg:y2="1.367cm">
              <text:p/>
            </draw:line>
          </table:table-cell>
          <table:table-cell table:style-name="ce34"/>
          <table:table-cell table:style-name="ce175"/>
          <table:table-cell table:style-name="ce196"/>
          <table:table-cell table:style-name="ce196" table:number-columns-spanned="3" table:number-rows-spanned="1"/>
          <table:covered-table-cell table:number-columns-repeated="2" table:style-name="ce196"/>
          <table:table-cell table:style-name="ce196" table:number-columns-spanned="12" table:number-rows-spanned="1"/>
          <table:covered-table-cell table:number-columns-repeated="11" table:style-name="ce242"/>
          <table:table-cell table:style-name="ce196" table:number-columns-spanned="12" table:number-rows-spanned="1"/>
          <table:covered-table-cell table:number-columns-repeated="11" table:style-name="ce242"/>
          <table:table-cell table:style-name="ce272"/>
          <table:table-cell table:style-name="ce280"/>
          <table:table-cell table:style-name="ce298"/>
          <table:table-cell table:number-columns-repeated="971"/>
        </table:table-row>
        <table:table-row table:style-name="ro1">
          <table:table-cell table:number-columns-repeated="19"/>
          <table:table-cell table:style-name="ce17" table:number-columns-spanned="24" table:number-rows-spanned="1"/>
          <table:covered-table-cell table:number-columns-repeated="6"/>
          <table:covered-table-cell table:style-name="Default"/>
          <table:covered-table-cell table:number-columns-repeated="16"/>
          <table:table-cell table:number-columns-repeated="981"/>
        </table:table-row>
        <table:table-row table:style-name="ro1">
          <table:table-cell table:style-name="ce12" office:value-type="string" table:number-columns-spanned="2" table:number-rows-spanned="2">
            <text:p>General Datagrams need to be fragmented and defragmented into multiple CAN frames. <text:s/></text:p>
          </table:table-cell>
          <table:covered-table-cell table:style-name="ce40"/>
          <table:table-cell>
            <draw:custom-shape table:end-cell-address="Headers.D75" table:end-x="0.196cm" table:end-y="0.057cm" draw:z-index="4" draw:style-name="gr5" draw:text-style-name="P1" svg:width="0.341cm" svg:height="7.755cm" draw:transform="rotate (1.5707963267946) translate (0.287cm 0.089cm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3"/>
          <table:table-cell>
            <draw:custom-shape table:end-cell-address="Headers.G58" table:end-x="0.302cm" table:end-y="0.303cm" draw:z-index="9" draw:style-name="gr5" draw:text-style-name="P1" svg:width="0.121cm" svg:height="0.784cm" draw:transform="rotate (1.5707963267946) translate (0.181cm 0.338cm)">
              <text:p/>
              <draw:enhanced-geometry svg:viewBox="0 0 21600 21600" draw:glue-points="21600 0 0 10800 21600 21600" draw:text-areas="13800 ?f9 21600 ?f10" draw:type="left-brace" draw:modifiers="2113.92722710163 10456.05095541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3"/>
          <table:table-cell>
            <draw:line table:end-cell-address="Headers.L64" table:end-x="0.264cm" table:end-y="0.283cm" draw:z-index="6" draw:style-name="gr6" draw:text-style-name="P1" svg:x1="0.696cm" svg:y1="0.132cm" svg:x2="0.094cm" svg:y2="3.559cm">
              <text:p/>
            </draw:line>
          </table:table-cell>
          <table:table-cell table:number-columns-repeated="8"/>
          <table:table-cell table:style-name="ce17"/>
          <table:table-cell/>
          <table:table-cell>
            <draw:custom-shape table:end-cell-address="Headers.W84" table:end-x="0.223cm" table:end-y="0.121cm" draw:z-index="1" draw:style-name="gr5" draw:text-style-name="P1" svg:width="0.341cm" svg:height="11.553cm" draw:transform="rotate (1.5707963267946) translate (0.293cm 0.04cm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4"/>
          <table:table-cell table:style-name="Default"/>
          <table:table-cell table:number-columns-repeated="8"/>
          <table:table-cell>
            <draw:line table:end-cell-address="Headers.AL61" table:end-x="0.034cm" table:end-y="0.073cm" draw:z-index="3" draw:style-name="gr6" draw:text-style-name="P1" svg:x1="0.355cm" svg:y1="0.165cm" svg:x2="0.857cm" svg:y2="2.121cm">
              <text:p/>
            </draw:line>
          </table:table-cell>
          <table:table-cell table:number-columns-repeated="5"/>
          <table:table-cell>
            <draw:line table:end-cell-address="Headers.AQ60" table:end-x="0.248cm" table:end-y="0.112cm" draw:z-index="13" draw:style-name="gr2" draw:text-style-name="P1" svg:x1="0.66cm" svg:y1="0.407cm" svg:x2="0.153cm" svg:y2="1.75cm">
              <text:p/>
            </draw:line>
          </table:table-cell>
          <table:table-cell table:number-columns-repeated="4"/>
          <table:table-cell table:style-name="ce260" office:value-type="string" table:number-columns-spanned="4" table:number-rows-spanned="1">
            <text:p>f = Flags</text:p>
          </table:table-cell>
          <table:covered-table-cell table:number-columns-repeated="3" table:style-name="ce177"/>
          <table:table-cell table:style-name="ce94"/>
          <table:table-cell table:style-name="ce251" office:value-type="string">
            <text:p>Frame</text:p>
          </table:table-cell>
          <table:table-cell table:number-columns-repeated="972"/>
        </table:table-row>
        <table:table-row table:style-name="ro1">
          <table:covered-table-cell/>
          <table:covered-table-cell table:style-name="Default"/>
          <table:table-cell table:style-name="Default" table:number-columns-repeated="3"/>
          <table:table-cell table:style-name="Default">
            <draw:line table:end-cell-address="Headers.H58" table:end-x="0.162cm" table:end-y="0.281cm" draw:z-index="10" draw:style-name="gr6" draw:text-style-name="P1" svg:x1="1.026cm" svg:y1="0.012cm" svg:x2="0.182cm" svg:y2="0.69cm">
              <text:p/>
            </draw:line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7"/>
          <table:table-cell/>
          <table:table-cell table:style-name="Default" table:number-columns-repeated="15"/>
          <table:table-cell table:number-columns-repeated="10"/>
          <table:table-cell table:style-name="ce160" office:value-type="string">
            <text:p>r</text:p>
          </table:table-cell>
          <table:table-cell table:style-name="ce179" office:value-type="string">
            <text:p>r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73"/>
          <table:table-cell table:style-name="ce246" office:value-type="string">
            <text:p>Only</text:p>
          </table:table-cell>
          <table:table-cell table:number-columns-repeated="972"/>
        </table:table-row>
        <table:table-row table:style-name="ro1">
          <table:table-cell/>
          <table:table-cell table:style-name="Default" table:number-columns-repeated="7"/>
          <table:table-cell table:number-columns-repeated="8"/>
          <table:table-cell table:style-name="Default" table:number-columns-repeated="3"/>
          <table:table-cell table:style-name="ce144" office:value-type="string" table:number-columns-spanned="15" table:number-rows-spanned="3">
            <text:p>A <text:span text:style-name="T5">Red</text:span> value in these columns means that it is identical to another value, and should be checked. <text:s/></text:p>
          </table:table-cell>
          <table:covered-table-cell table:style-name="ce18"/>
          <table:covered-table-cell table:style-name="ce117"/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4"/>
          <table:table-cell table:style-name="Default" table:number-columns-repeated="2"/>
          <table:table-cell table:number-columns-repeated="10"/>
          <table:table-cell table:style-name="ce160" office:value-type="string">
            <text:p>r</text:p>
          </table:table-cell>
          <table:table-cell table:style-name="ce179" office:value-type="string">
            <text:p>r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1">
            <text:p>1</text:p>
          </table:table-cell>
          <table:table-cell table:style-name="ce73"/>
          <table:table-cell table:style-name="ce246" office:value-type="string">
            <text:p>First</text:p>
          </table:table-cell>
          <table:table-cell table:number-columns-repeated="972"/>
        </table:table-row>
        <table:table-row table:style-name="ro1">
          <table:table-cell>
            <draw:custom-shape table:end-cell-address="Headers.B79" table:end-x="0.314cm" table:end-y="0.027cm" draw:z-index="8" draw:style-name="gr5" draw:text-style-name="P1" svg:width="0.352cm" svg:height="8.023cm" draw:transform="rotate (1.5707963267946) translate (1.631cm 0.2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361.615154536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41" office:value-type="string">
            <text:p>Priority Classes</text:p>
          </table:table-cell>
          <table:table-cell table:number-columns-repeated="14"/>
          <table:table-cell table:style-name="Default" table:number-columns-repeated="3"/>
          <table:covered-table-cell table:number-columns-repeated="2" table:style-name="ce18"/>
          <table:covered-table-cell table:style-name="ce117"/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3"/>
          <table:covered-table-cell table:style-name="ce244"/>
          <table:table-cell table:style-name="Default" table:number-columns-repeated="2"/>
          <table:table-cell table:number-columns-repeated="10"/>
          <table:table-cell table:style-name="ce160" office:value-type="string">
            <text:p>r</text:p>
          </table:table-cell>
          <table:table-cell table:style-name="ce179" office:value-type="string">
            <text:p>r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0">
            <text:p>0</text:p>
          </table:table-cell>
          <table:table-cell table:style-name="ce73"/>
          <table:table-cell table:style-name="ce246" office:value-type="string">
            <text:p>Last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42" office:value-type="string" table:number-columns-spanned="4" table:number-rows-spanned="1">
            <text:p><text:s/>Description</text:p>
          </table:table-cell>
          <table:covered-table-cell table:number-columns-repeated="3" table:style-name="ce67"/>
          <table:table-cell table:style-name="ce46" office:value-type="string" table:number-columns-spanned="3" table:number-rows-spanned="1">
            <text:p>Priority</text:p>
          </table:table-cell>
          <table:covered-table-cell table:style-name="ce94"/>
          <table:covered-table-cell table:style-name="ce46"/>
          <table:table-cell table:style-name="Default" table:number-columns-repeated="6"/>
          <table:table-cell/>
          <table:table-cell table:style-name="Default" table:number-columns-repeated="4"/>
          <table:covered-table-cell table:number-columns-repeated="2" table:style-name="ce18"/>
          <table:covered-table-cell table:style-name="ce117"/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4"/>
          <table:table-cell table:style-name="Default"/>
          <table:table-cell table:number-columns-repeated="11"/>
          <table:table-cell table:style-name="ce167" office:value-type="string">
            <text:p>r</text:p>
          </table:table-cell>
          <table:table-cell table:style-name="ce180" office:value-type="string">
            <text:p>r</text:p>
          </table:table-cell>
          <table:table-cell table:number-columns-repeated="2" table:style-name="ce180" office:value-type="float" office:value="1">
            <text:p>1</text:p>
          </table:table-cell>
          <table:table-cell table:style-name="ce74"/>
          <table:table-cell table:style-name="ce247" office:value-type="string">
            <text:p>Middle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43" office:value-type="string" table:number-columns-spanned="4" table:number-rows-spanned="1">
            <text:p><text:s/>Initialization; Error handling</text:p>
          </table:table-cell>
          <table:covered-table-cell table:number-columns-repeated="3" table:style-name="ce68"/>
          <table:table-cell table:style-name="ce91" office:value-type="float" office:value="0" table:number-columns-spanned="3" table:number-rows-spanned="1">
            <text:p>0</text:p>
          </table:table-cell>
          <table:covered-table-cell table:style-name="ce95"/>
          <table:covered-table-cell table:style-name="ce102"/>
          <table:table-cell table:style-name="Default" table:number-columns-repeated="6"/>
          <table:table-cell/>
          <table:table-cell table:style-name="Default" table:number-columns-repeated="31"/>
          <table:table-cell table:style-name="ce261" office:value-type="string" table:number-columns-spanned="6" table:number-rows-spanned="1">
            <text:p><text:s text:c="2"/>r = Send 0, don't check.</text:p>
          </table:table-cell>
          <table:covered-table-cell table:number-columns-repeated="3" table:style-name="ce262"/>
          <table:covered-table-cell table:style-name="ce273"/>
          <table:covered-table-cell table:style-name="ce281"/>
          <table:table-cell table:number-columns-repeated="972"/>
        </table:table-row>
        <table:table-row table:style-name="ro1">
          <table:table-cell table:style-name="Default"/>
          <table:table-cell table:style-name="ce44" office:value-type="string" table:number-columns-spanned="4" table:number-rows-spanned="1">
            <text:p><text:s/>Event transfer; Operation responses</text:p>
          </table:table-cell>
          <table:covered-table-cell table:number-columns-repeated="3" table:style-name="ce69"/>
          <table:table-cell table:style-name="ce92" office:value-type="float" office:value="1" table:number-columns-spanned="3" table:number-rows-spanned="1">
            <text:p>1</text:p>
          </table:table-cell>
          <table:covered-table-cell table:style-name="ce96"/>
          <table:covered-table-cell table:style-name="ce103"/>
          <table:table-cell table:style-name="Default" table:number-columns-repeated="6"/>
          <table:table-cell/>
          <table:table-cell table:style-name="ce41" office:value-type="string">
            <text:p>CAN Message Types</text:p>
            <draw:custom-shape table:end-cell-address="Headers.Q97" table:end-x="0.053cm" table:end-y="0.237cm" draw:z-index="2" draw:style-name="gr5" draw:text-style-name="P1" svg:width="0.407cm" svg:height="14.35cm" draw:transform="rotate (1.5707963267946) translate (0.078cm 0.225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3797.6118918041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Default" table:number-columns-repeated="34"/>
          <table:table-cell table:number-columns-repeated="974"/>
        </table:table-row>
        <table:table-row table:style-name="ro1">
          <table:table-cell table:style-name="Default"/>
          <table:table-cell table:style-name="ce44" office:value-type="string" table:number-columns-spanned="4" table:number-rows-spanned="1">
            <text:p><text:s/>Operation requests; Bulk data transfer responses</text:p>
          </table:table-cell>
          <table:covered-table-cell table:number-columns-repeated="3" table:style-name="ce69"/>
          <table:table-cell table:style-name="ce92" office:value-type="float" office:value="2" table:number-columns-spanned="3" table:number-rows-spanned="1">
            <text:p>2</text:p>
          </table:table-cell>
          <table:covered-table-cell table:style-name="ce96"/>
          <table:covered-table-cell table:style-name="ce103"/>
          <table:table-cell table:style-name="Default" table:number-columns-repeated="6"/>
          <table:table-cell/>
          <table:table-cell table:style-name="ce42" office:value-type="string" table:number-columns-spanned="5" table:number-rows-spanned="1">
            <text:p><text:s/>Title</text:p>
          </table:table-cell>
          <table:covered-table-cell table:number-columns-repeated="2" table:style-name="ce67"/>
          <table:covered-table-cell table:number-columns-repeated="2" table:style-name="ce122"/>
          <table:table-cell table:style-name="ce157"/>
          <table:table-cell table:number-columns-repeated="2" table:style-name="ce177" office:value-type="string">
            <text:p>R</text:p>
          </table:table-cell>
          <table:table-cell table:style-name="ce177" office:value-type="string" table:number-columns-spanned="3" table:number-rows-spanned="1">
            <text:p>Type</text:p>
          </table:table-cell>
          <table:covered-table-cell table:number-columns-repeated="2" table:style-name="ce177"/>
          <table:table-cell table:style-name="ce177" office:value-type="string" table:number-columns-spanned="12" table:number-rows-spanned="1">
            <text:p>Variable Part (binary)</text:p>
          </table:table-cell>
          <table:covered-table-cell table:number-columns-repeated="11" table:style-name="ce177"/>
          <table:table-cell table:style-name="ce251" office:value-type="string" table:number-columns-spanned="12" table:number-rows-spanned="1">
            <text:p>Source-alias (hex)</text:p>
          </table:table-cell>
          <table:covered-table-cell table:number-columns-repeated="10" table:style-name="ce190"/>
          <table:covered-table-cell table:style-name="ce263"/>
          <table:table-cell table:number-columns-repeated="974"/>
        </table:table-row>
        <table:table-row table:style-name="ro1">
          <table:table-cell table:style-name="Default"/>
          <table:table-cell table:style-name="ce45" office:value-type="string" table:number-columns-spanned="4" table:number-rows-spanned="1">
            <text:p><text:s/>Bulk data transfer requests</text:p>
          </table:table-cell>
          <table:covered-table-cell table:number-columns-repeated="3" table:style-name="ce70"/>
          <table:table-cell table:style-name="ce93" office:value-type="float" office:value="3" table:number-columns-spanned="3" table:number-rows-spanned="1">
            <text:p>3</text:p>
          </table:table-cell>
          <table:covered-table-cell table:style-name="ce97"/>
          <table:covered-table-cell table:style-name="ce104"/>
          <table:table-cell table:style-name="Default" table:number-columns-repeated="6"/>
          <table:table-cell/>
          <table:table-cell table:style-name="ce108" office:value-type="string" table:number-columns-spanned="5" table:number-rows-spanned="1">
            <text:p><text:s/>Reserved</text:p>
          </table:table-cell>
          <table:covered-table-cell table:number-columns-repeated="2" table:style-name="ce111"/>
          <table:covered-table-cell table:number-columns-repeated="2" table:style-name="ce123"/>
          <table:table-cell table:style-name="ce158"/>
          <table:table-cell table:number-columns-repeated="2" table:style-name="ce178" office:value-type="float" office:value="1">
            <text:p>1</text:p>
          </table:table-cell>
          <table:table-cell table:style-name="ce178" office:value-type="float" office:value="0" table:number-columns-spanned="3" table:number-rows-spanned="1">
            <text:p>0</text:p>
          </table:table-cell>
          <table:covered-table-cell table:number-columns-repeated="2" table:style-name="ce178"/>
          <table:table-cell table:style-name="ce178" office:value-type="string" table:number-columns-spanned="12" table:number-rows-spanned="1">
            <text:p>0bxxxx xxxx xxxx</text:p>
          </table:table-cell>
          <table:covered-table-cell table:number-columns-repeated="11" table:style-name="ce178"/>
          <table:table-cell table:style-name="ce252" office:value-type="string" table:number-columns-spanned="12" table:number-rows-spanned="1">
            <text:p>sss</text:p>
          </table:table-cell>
          <table:covered-table-cell table:number-columns-repeated="10" table:style-name="ce259"/>
          <table:covered-table-cell table:style-name="ce264"/>
          <table:table-cell table:number-columns-repeated="974"/>
        </table:table-row>
        <table:table-row table:style-name="ro4">
          <table:table-cell table:style-name="Default" table:number-columns-repeated="14"/>
          <table:table-cell/>
          <table:table-cell table:style-name="ce109" office:value-type="string" table:number-columns-spanned="5" table:number-rows-spanned="1">
            <text:p><text:s/>Global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1" table:number-columns-spanned="3" table:number-rows-spanned="1">
            <text:p>1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mmmm mmmm <text:span text:style-name="T7">0</text:span>mmm</text:p>
          </table:table-cell>
          <table:covered-table-cell table:number-columns-repeated="11" table:style-name="ce179"/>
          <table:table-cell table:style-name="ce246" office:value-type="string" table:number-columns-spanned="12" table:number-rows-spanned="1">
            <text:p>sss</text:p>
          </table:table-cell>
          <table:covered-table-cell table:number-columns-repeated="10" table:style-name="ce243"/>
          <table:covered-table-cell table:style-name="ce265"/>
          <table:table-cell table:number-columns-repeated="974"/>
        </table:table-row>
        <table:table-row table:style-name="ro4">
          <table:table-cell table:style-name="ce13" office:value-type="string" table:number-columns-spanned="2" table:number-rows-spanned="1">
            <text:p>Bit Descriptions</text:p>
            <draw:custom-shape table:end-cell-address="Headers.A96" table:end-x="0.393cm" table:end-y="0.014cm" draw:z-index="5" draw:style-name="gr5" draw:text-style-name="P1" svg:width="0.393cm" svg:height="12.257cm" draw:transform="rotate (1.5707963267946) translate (0cm 0.044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549.370583935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covered-table-cell/>
          <table:table-cell table:number-columns-repeated="13"/>
          <table:table-cell table:style-name="ce109" office:value-type="string" table:number-columns-spanned="5" table:number-rows-spanned="1">
            <text:p><text:s/>Addressed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1" table:number-columns-spanned="3" table:number-rows-spanned="1">
            <text:p>1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mmmm mmmm <text:span text:style-name="T7">1</text:span>mmm</text:p>
          </table:table-cell>
          <table:covered-table-cell table:number-columns-repeated="11" table:style-name="ce179"/>
          <table:table-cell table:style-name="ce246" office:value-type="string" table:number-columns-spanned="12" table:number-rows-spanned="1">
            <text:p>sss</text:p>
          </table:table-cell>
          <table:covered-table-cell table:number-columns-repeated="10" table:style-name="ce243"/>
          <table:covered-table-cell table:style-name="ce265"/>
          <table:table-cell table:number-columns-repeated="974"/>
        </table:table-row>
        <table:table-row table:style-name="ro1">
          <table:table-cell table:style-name="ce5" office:value-type="string">
            <text:p>Full-MTI bit</text:p>
          </table:table-cell>
          <table:table-cell table:style-name="ce46" office:value-type="string" table:number-columns-spanned="13" table:number-rows-spanned="1">
            <text:p>Description</text:p>
          </table:table-cell>
          <table:covered-table-cell table:number-columns-repeated="11" table:style-name="ce71"/>
          <table:covered-table-cell table:style-name="ce106"/>
          <table:table-cell/>
          <table:table-cell table:style-name="ce109" office:value-type="string" table:number-columns-spanned="5" table:number-rows-spanned="1">
            <text:p><text:s/>Datagram Only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2" table:number-columns-spanned="3" table:number-rows-spanned="1">
            <text:p>2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number-columns-repeated="11" table:style-name="ce243"/>
          <table:table-cell table:style-name="ce246" office:value-type="string" table:number-columns-spanned="12" table:number-rows-spanned="1">
            <text:p>sss</text:p>
          </table:table-cell>
          <table:covered-table-cell table:number-columns-repeated="10" table:style-name="ce243"/>
          <table:covered-table-cell table:style-name="ce265"/>
          <table:table-cell table:number-columns-repeated="974"/>
        </table:table-row>
        <table:table-row table:style-name="ro1">
          <table:table-cell table:style-name="ce14" office:value-type="string">
            <text:p>14-15</text:p>
          </table:table-cell>
          <table:table-cell table:style-name="ce47" office:value-type="string" table:number-columns-spanned="13" table:number-rows-spanned="1">
            <text:p>Reserved</text:p>
          </table:table-cell>
          <table:covered-table-cell table:number-columns-repeated="11" table:style-name="ce72"/>
          <table:covered-table-cell table:style-name="ce107"/>
          <table:table-cell/>
          <table:table-cell table:style-name="ce109" office:value-type="string" table:number-columns-spanned="5" table:number-rows-spanned="1">
            <text:p><text:s/>Datagram First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3" table:number-columns-spanned="3" table:number-rows-spanned="1">
            <text:p>3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number-columns-repeated="11" table:style-name="ce243"/>
          <table:table-cell table:style-name="ce246" office:value-type="string" table:number-columns-spanned="12" table:number-rows-spanned="1">
            <text:p>sss</text:p>
          </table:table-cell>
          <table:covered-table-cell table:number-columns-repeated="10" table:style-name="ce243"/>
          <table:covered-table-cell table:style-name="ce265"/>
          <table:table-cell table:number-columns-repeated="974"/>
        </table:table-row>
        <table:table-row table:style-name="ro1">
          <table:table-cell table:style-name="ce14" office:value-type="float" office:value="13">
            <text:p>13</text:p>
          </table:table-cell>
          <table:table-cell table:style-name="ce47" office:value-type="string" table:number-columns-spanned="13" table:number-rows-spanned="1">
            <text:p>Special – Operationally special</text:p>
          </table:table-cell>
          <table:covered-table-cell table:number-columns-repeated="11" table:style-name="ce73"/>
          <table:covered-table-cell table:style-name="ce47"/>
          <table:table-cell/>
          <table:table-cell table:style-name="ce109" office:value-type="string" table:number-columns-spanned="5" table:number-rows-spanned="1">
            <text:p><text:s/>Datagram Middle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4" table:number-columns-spanned="3" table:number-rows-spanned="1">
            <text:p>4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number-columns-repeated="11" table:style-name="ce243"/>
          <table:table-cell table:style-name="ce246" office:value-type="string" table:number-columns-spanned="12" table:number-rows-spanned="1">
            <text:p>sss</text:p>
          </table:table-cell>
          <table:covered-table-cell table:number-columns-repeated="10" table:style-name="ce243"/>
          <table:covered-table-cell table:style-name="ce265"/>
          <table:table-cell table:number-columns-repeated="974"/>
        </table:table-row>
        <table:table-row table:style-name="ro1">
          <table:table-cell table:style-name="ce14" office:value-type="float" office:value="12">
            <text:p>12</text:p>
          </table:table-cell>
          <table:table-cell table:style-name="ce47" office:value-type="string" table:number-columns-spanned="13" table:number-rows-spanned="1">
            <text:p>Stream or Datagram – used by Gateways as indication to fragment. <text:s/></text:p>
          </table:table-cell>
          <table:covered-table-cell table:number-columns-repeated="11" table:style-name="ce73"/>
          <table:covered-table-cell table:style-name="ce47"/>
          <table:table-cell/>
          <table:table-cell table:style-name="ce109" office:value-type="string" table:number-columns-spanned="5" table:number-rows-spanned="1">
            <text:p><text:s/>Datagram Last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5" table:number-columns-spanned="3" table:number-rows-spanned="1">
            <text:p>5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number-columns-repeated="11" table:style-name="ce243"/>
          <table:table-cell table:style-name="ce246" office:value-type="string" table:number-columns-spanned="12" table:number-rows-spanned="1">
            <text:p>sss</text:p>
          </table:table-cell>
          <table:covered-table-cell table:number-columns-repeated="10" table:style-name="ce243"/>
          <table:covered-table-cell table:style-name="ce265"/>
          <table:table-cell table:number-columns-repeated="974"/>
        </table:table-row>
        <table:table-row table:style-name="ro1">
          <table:table-cell table:style-name="ce15" office:value-type="string">
            <text:p>10-11</text:p>
          </table:table-cell>
          <table:table-cell table:style-name="ce47" office:value-type="string" table:number-columns-spanned="13" table:number-rows-spanned="1">
            <text:p>Priority – indicates gross priority of message. <text:s/></text:p>
          </table:table-cell>
          <table:covered-table-cell table:number-columns-repeated="11" table:style-name="ce73"/>
          <table:covered-table-cell table:style-name="ce47"/>
          <table:table-cell table:style-name="ce75"/>
          <table:table-cell table:style-name="ce109" office:value-type="string" table:number-columns-spanned="5" table:number-rows-spanned="1">
            <text:p><text:s/>Reserved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6" table:number-columns-spanned="3" table:number-rows-spanned="1">
            <text:p>6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xxxx xxxx xxxx</text:p>
          </table:table-cell>
          <table:covered-table-cell table:number-columns-repeated="11" table:style-name="ce179"/>
          <table:table-cell table:style-name="ce246" office:value-type="string" table:number-columns-spanned="12" table:number-rows-spanned="1">
            <text:p>sss</text:p>
          </table:table-cell>
          <table:covered-table-cell table:number-columns-repeated="10" table:style-name="ce243"/>
          <table:covered-table-cell table:style-name="ce265"/>
          <table:table-cell table:number-columns-repeated="974"/>
        </table:table-row>
        <table:table-row table:style-name="ro1">
          <table:table-cell table:style-name="ce15" office:value-type="string">
            <text:p>5-9</text:p>
          </table:table-cell>
          <table:table-cell table:style-name="ce47" office:value-type="string" table:number-columns-spanned="13" table:number-rows-spanned="1">
            <text:p>Type within priority</text:p>
          </table:table-cell>
          <table:covered-table-cell table:number-columns-repeated="11" table:style-name="ce73"/>
          <table:covered-table-cell table:style-name="ce47"/>
          <table:table-cell table:style-name="ce75"/>
          <table:table-cell table:style-name="ce110" office:value-type="string" table:number-columns-spanned="5" table:number-rows-spanned="1">
            <text:p><text:s/>Stream</text:p>
          </table:table-cell>
          <table:covered-table-cell table:number-columns-repeated="2" table:style-name="ce113"/>
          <table:covered-table-cell table:number-columns-repeated="2" table:style-name="ce125"/>
          <table:table-cell table:style-name="ce159"/>
          <table:table-cell table:number-columns-repeated="2" table:style-name="ce180" office:value-type="float" office:value="1">
            <text:p>1</text:p>
          </table:table-cell>
          <table:table-cell table:style-name="ce180" office:value-type="float" office:value="7" table:number-columns-spanned="3" table:number-rows-spanned="1">
            <text:p>7</text:p>
          </table:table-cell>
          <table:covered-table-cell table:number-columns-repeated="2" table:style-name="ce180"/>
          <table:table-cell table:style-name="ce180" office:value-type="string" table:number-columns-spanned="12" table:number-rows-spanned="1">
            <text:p>0bdddd dddd dddd</text:p>
          </table:table-cell>
          <table:covered-table-cell table:number-columns-repeated="11" table:style-name="ce180"/>
          <table:table-cell table:style-name="ce247" office:value-type="string" table:number-columns-spanned="12" table:number-rows-spanned="1">
            <text:p>sss</text:p>
          </table:table-cell>
          <table:covered-table-cell table:number-columns-repeated="10" table:style-name="ce255"/>
          <table:covered-table-cell table:style-name="ce266"/>
          <table:table-cell table:number-columns-repeated="974"/>
        </table:table-row>
        <table:table-row table:style-name="ro1">
          <table:table-cell table:style-name="ce14" office:value-type="float" office:value="4">
            <text:p>4</text:p>
          </table:table-cell>
          <table:table-cell table:style-name="ce47" office:value-type="string" table:number-columns-spanned="13" table:number-rows-spanned="1">
            <text:p>Simple protocol – (unaddressed) messages to be received by 'simple' nodes. <text:s/></text:p>
          </table:table-cell>
          <table:covered-table-cell table:number-columns-repeated="11" table:style-name="ce73"/>
          <table:covered-table-cell table:style-name="ce47"/>
          <table:table-cell table:style-name="ce75" table:number-columns-repeated="4"/>
          <table:table-cell/>
          <table:table-cell table:style-name="ce145" office:value-type="string" table:number-columns-spanned="2" table:number-rows-spanned="4">
            <text:p>KEY</text:p>
          </table:table-cell>
          <table:covered-table-cell table:style-name="ce114"/>
          <table:table-cell table:style-name="ce181" office:value-type="string" table:number-columns-spanned="14" table:number-rows-spanned="1">
            <text:p>r, R – reserved</text:p>
          </table:table-cell>
          <table:covered-table-cell table:number-columns-repeated="12" table:style-name="ce184"/>
          <table:covered-table-cell table:style-name="ce245"/>
          <table:table-cell table:number-columns-repeated="989"/>
        </table:table-row>
        <table:table-row table:style-name="ro1">
          <table:table-cell table:style-name="ce14" office:value-type="float" office:value="3">
            <text:p>3</text:p>
          </table:table-cell>
          <table:table-cell table:style-name="ce47" office:value-type="string" table:number-columns-spanned="13" table:number-rows-spanned="1">
            <text:p>Address present – this message has an address. <text:s text:c="3"/></text:p>
          </table:table-cell>
          <table:covered-table-cell table:number-columns-repeated="11" table:style-name="ce73"/>
          <table:covered-table-cell table:style-name="ce47"/>
          <table:table-cell table:style-name="ce75" table:number-columns-repeated="4"/>
          <table:table-cell/>
          <table:covered-table-cell table:style-name="ce146"/>
          <table:covered-table-cell table:style-name="ce115"/>
          <table:table-cell table:style-name="ce182" office:value-type="string" table:number-columns-spanned="14" table:number-rows-spanned="1">
            <text:p>s, sss, ssss ssss ssss – source alias</text:p>
          </table:table-cell>
          <table:covered-table-cell table:number-columns-repeated="12" table:style-name="ce179"/>
          <table:covered-table-cell table:style-name="ce246"/>
          <table:table-cell table:number-columns-repeated="989"/>
        </table:table-row>
        <table:table-row table:style-name="ro1">
          <table:table-cell table:style-name="ce14" office:value-type="float" office:value="2">
            <text:p>2</text:p>
          </table:table-cell>
          <table:table-cell table:style-name="ce47" office:value-type="string" table:number-columns-spanned="13" table:number-rows-spanned="1">
            <text:p>Event <text:s/>present – this message has an event#. <text:s/></text:p>
          </table:table-cell>
          <table:covered-table-cell table:number-columns-repeated="11" table:style-name="ce73"/>
          <table:covered-table-cell table:style-name="ce47"/>
          <table:table-cell table:style-name="ce75" table:number-columns-repeated="4"/>
          <table:table-cell/>
          <table:covered-table-cell table:style-name="ce146"/>
          <table:covered-table-cell table:style-name="ce115"/>
          <table:table-cell table:style-name="ce182" office:value-type="string" table:number-columns-spanned="14" table:number-rows-spanned="1">
            <text:p>d, ddd, dddd dddd dddd – destination alias</text:p>
          </table:table-cell>
          <table:covered-table-cell table:number-columns-repeated="12" table:style-name="ce179"/>
          <table:covered-table-cell table:style-name="ce246"/>
          <table:table-cell table:number-columns-repeated="989"/>
        </table:table-row>
        <table:table-row table:style-name="ro1">
          <table:table-cell table:style-name="ce16" office:value-type="string">
            <text:p>0-1</text:p>
          </table:table-cell>
          <table:table-cell table:style-name="ce48" office:value-type="string" table:number-columns-spanned="13" table:number-rows-spanned="1">
            <text:p>Modifier within modifier type – message specific extra information</text:p>
          </table:table-cell>
          <table:covered-table-cell table:number-columns-repeated="11" table:style-name="ce74"/>
          <table:covered-table-cell table:style-name="ce48"/>
          <table:table-cell table:style-name="ce75" table:number-columns-repeated="4"/>
          <table:table-cell/>
          <table:covered-table-cell table:style-name="ce147"/>
          <table:covered-table-cell table:style-name="ce159"/>
          <table:table-cell table:style-name="ce183" office:value-type="string" table:number-columns-spanned="14" table:number-rows-spanned="1">
            <text:p>x, xxx, xxxx xxxx xxxx – undefinied field</text:p>
          </table:table-cell>
          <table:covered-table-cell table:number-columns-repeated="12" table:style-name="ce180"/>
          <table:covered-table-cell table:style-name="ce247"/>
          <table:table-cell table:number-columns-repeated="989"/>
        </table:table-row>
        <table:table-row table:style-name="ro1" table:number-rows-repeated="3">
          <table:table-cell table:style-name="Default" table:number-columns-repeated="2"/>
          <table:table-cell table:style-name="ce75" table:number-columns-repeated="16"/>
          <table:table-cell table:number-columns-repeated="1006"/>
        </table:table-row>
        <table:table-row table:style-name="ro1" table:number-rows-repeated="65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-CA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8"/>
        <table:table-column table:style-name="co11" table:default-cell-style-name="ce148"/>
        <table:table-column table:style-name="co12" table:default-cell-style-name="ce148"/>
        <table:table-column table:style-name="co13" table:default-cell-style-name="ce355"/>
        <table:table-column table:style-name="co10" table:default-cell-style-name="ce355"/>
        <table:table-column table:style-name="co14" table:default-cell-style-name="ce355"/>
        <table:table-column table:style-name="co10" table:number-columns-repeated="1017" table:default-cell-style-name="ce355"/>
        <table:table-row table:style-name="ro1">
          <table:table-cell/>
          <table:table-cell table:style-name="ce17" table:formula="of:=NOW()" office:value-type="date" office:date-value="2013-01-26T00:37:04">
            <text:p>2013-01-26 00:37</text:p>
          </table:table-cell>
          <table:table-cell table:style-name="ce329" table:number-columns-repeated="2"/>
          <table:table-cell table:style-name="ce347"/>
          <table:table-cell table:style-name="ce358"/>
          <table:table-cell table:style-name="ce357"/>
          <table:table-cell table:number-columns-repeated="1017"/>
        </table:table-row>
        <table:table-row table:style-name="ro1">
          <table:table-cell table:number-columns-repeated="2"/>
          <table:table-cell table:style-name="ce329" table:number-columns-repeated="2"/>
          <table:table-cell table:style-name="ce347"/>
          <table:table-cell table:style-name="ce359"/>
          <table:table-cell table:style-name="ce357"/>
          <table:table-cell table:number-columns-repeated="1017"/>
        </table:table-row>
        <table:table-row table:style-name="ro5">
          <table:table-cell/>
          <table:table-cell table:style-name="ce311" office:value-type="string" table:number-columns-spanned="3" table:number-rows-spanned="1">
            <text:p>General</text:p>
          </table:table-cell>
          <table:covered-table-cell table:style-name="ce201"/>
          <table:covered-table-cell table:style-name="ce126"/>
          <table:table-cell table:style-name="ce348" office:value-type="string" table:number-columns-spanned="3" table:number-rows-spanned="1">
            <text:p>CAN</text:p>
          </table:table-cell>
          <table:covered-table-cell table:style-name="ce360"/>
          <table:covered-table-cell table:style-name="ce366"/>
          <table:table-cell table:number-columns-repeated="1017"/>
        </table:table-row>
        <table:table-row table:style-name="ro6">
          <table:table-cell/>
          <table:table-cell table:style-name="ce312"/>
          <table:table-cell table:style-name="ce330" office:value-type="string">
            <text:p>Full MTI</text:p>
            <text:p>(Hex)</text:p>
          </table:table-cell>
          <table:table-cell table:style-name="ce128" office:value-type="string">
            <text:p>Data</text:p>
          </table:table-cell>
          <table:table-cell table:style-name="ce349"/>
          <table:table-cell table:style-name="ce361" table:formula="of:=[Headers.AZ4]" office:value-type="string" office:string-value="CAN Header&#10;(hex)">
            <text:p>CAN Header</text:p>
            <text:p>(hex)</text:p>
          </table:table-cell>
          <table:table-cell table:style-name="ce367" table:formula="of:=[Headers.BA4]" office:value-type="string" office:string-value="Data-Part&#10;{ } = optional">
            <text:p>Data-Part</text:p>
            <text:p>{ } = optional</text:p>
          </table:table-cell>
          <table:table-cell table:number-columns-repeated="1017"/>
        </table:table-row>
        <table:table-row table:style-name="ro1">
          <table:table-cell/>
          <table:table-cell table:style-name="ce313" office:value-type="string">
            <text:p>Number of bits in field: </text:p>
          </table:table-cell>
          <table:table-cell table:style-name="ce331" office:value-type="float" office:value="16">
            <text:p>16</text:p>
          </table:table-cell>
          <table:table-cell table:style-name="ce129" office:value-type="string">
            <text:p>many</text:p>
          </table:table-cell>
          <table:table-cell table:style-name="ce350"/>
          <table:table-cell table:style-name="ce362" table:formula="of:=[Headers.AZ5]" office:value-type="float" office:value="29">
            <text:p>29</text:p>
          </table:table-cell>
          <table:table-cell table:style-name="ce368" table:formula="of:=[Headers.BA5]" office:value-type="float" office:value="64">
            <text:p>64</text:p>
          </table:table-cell>
          <table:table-cell table:number-columns-repeated="1017"/>
        </table:table-row>
        <table:table-row table:style-name="ro1">
          <table:table-cell/>
          <table:table-cell table:style-name="ce314"/>
          <table:table-cell table:style-name="ce275"/>
          <table:table-cell table:style-name="ce127"/>
          <table:table-cell table:style-name="ce316"/>
          <table:table-cell table:style-name="ce363"/>
          <table:table-cell table:style-name="ce369"/>
          <table:table-cell table:number-columns-repeated="1017"/>
        </table:table-row>
        <table:table-row table:style-name="ro1">
          <table:table-cell table:style-name="ce301" office:value-type="string" table:number-columns-spanned="1" table:number-rows-spanned="6">
            <text:p>Basic</text:p>
          </table:table-cell>
          <table:table-cell table:style-name="ce315" office:value-type="string">
            <office:annotation draw:style-name="gr7" draw:text-style-name="P2" svg:width="8.07cm" svg:height="2.176cm" svg:x="7.622cm" svg:y="1.638cm" draw:caption-point-x="-0.61cm" draw:caption-point-y="1.536cm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332" table:formula="of:=[Headers.T7]" office:value-type="string" office:string-value="0100">
            <text:p>0100</text:p>
          </table:table-cell>
          <table:table-cell table:style-name="ce342" office:value-type="string">
            <text:p>Source</text:p>
          </table:table-cell>
          <table:table-cell table:style-name="ce350" table:formula="of:=[.B7]" office:value-type="string" office:string-value="Initialization Complete">
            <text:p>Initialization Complete</text:p>
          </table:table-cell>
          <table:table-cell table:style-name="ce362" table:formula="of:=[Headers.AZ7]" office:value-type="string" office:string-value="[19100sss]">
            <text:p>[19100sss]</text:p>
          </table:table-cell>
          <table:table-cell table:style-name="ce370" table:formula="of:=[Headers.BA7]" office:value-type="string" office:string-value="Full Source Node ID">
            <text:p>Full Source Node ID</text:p>
          </table:table-cell>
          <table:table-cell table:number-columns-repeated="1017"/>
        </table:table-row>
        <table:table-row table:style-name="ro1">
          <table:covered-table-cell table:style-name="ce302"/>
          <table:table-cell table:style-name="ce315" office:value-type="string">
            <office:annotation draw:style-name="gr8" draw:text-style-name="P2" svg:width="8.708cm" svg:height="2.571cm" svg:x="7.622cm" svg:y="2.047cm" draw:caption-point-x="-0.61cm" draw:caption-point-y="1.536cm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332" table:formula="of:=[Headers.T8]" office:value-type="string" office:string-value="0488">
            <text:p>0488</text:p>
          </table:table-cell>
          <table:table-cell table:style-name="ce342" office:value-type="string">
            <text:p>Destination, Source</text:p>
          </table:table-cell>
          <table:table-cell table:style-name="ce350" table:formula="of:=[.B8]" office:value-type="string" office:string-value="Verify Node ID Number Addressed">
            <text:p>Verify Node ID Number Addressed</text:p>
          </table:table-cell>
          <table:table-cell table:style-name="ce362" table:formula="of:=[Headers.AZ8]" office:value-type="string" office:string-value="[19488sss]">
            <text:p>[19488sss]</text:p>
          </table:table-cell>
          <table:table-cell table:style-name="ce370" table:formula="of:=[Headers.BA8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302"/>
          <table:table-cell table:style-name="ce315" office:value-type="string">
            <office:annotation draw:style-name="gr8" draw:text-style-name="P2" svg:width="8.441cm" svg:height="2.571cm" svg:x="7.533cm" svg:y="2.516cm" draw:caption-point-x="-0.521cm" draw:caption-point-y="1.477cm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332" table:formula="of:=[Headers.T9]" office:value-type="string" office:string-value="0490">
            <text:p>0490</text:p>
          </table:table-cell>
          <table:table-cell table:style-name="ce342" office:value-type="string">
            <text:p>Source</text:p>
          </table:table-cell>
          <table:table-cell table:style-name="ce350" table:formula="of:=[.B9]" office:value-type="string" office:string-value="Verify Node ID Number Global">
            <text:p>Verify Node ID Number Global</text:p>
          </table:table-cell>
          <table:table-cell table:style-name="ce362" table:formula="of:=[Headers.AZ9]" office:value-type="string" office:string-value="[19490sss]">
            <text:p>[19490sss]</text:p>
          </table:table-cell>
          <table:table-cell table:style-name="ce370"/>
          <table:table-cell table:number-columns-repeated="1017"/>
        </table:table-row>
        <table:table-row table:style-name="ro1">
          <table:covered-table-cell table:style-name="ce302"/>
          <table:table-cell table:style-name="ce315" office:value-type="string">
            <text:p>Verified Node ID Number</text:p>
          </table:table-cell>
          <table:table-cell table:style-name="ce332" table:formula="of:=[Headers.T10]" office:value-type="string" office:string-value="0170">
            <text:p>0170</text:p>
          </table:table-cell>
          <table:table-cell table:style-name="ce342" office:value-type="string">
            <text:p>Source</text:p>
          </table:table-cell>
          <table:table-cell table:style-name="ce350" table:formula="of:=[.B10]" office:value-type="string" office:string-value="Verified Node ID Number">
            <text:p>Verified Node ID Number</text:p>
          </table:table-cell>
          <table:table-cell table:style-name="ce362" table:formula="of:=[Headers.AZ10]" office:value-type="string" office:string-value="[19170sss]">
            <text:p>[19170sss]</text:p>
          </table:table-cell>
          <table:table-cell table:style-name="ce370" table:formula="of:=[Headers.BA10]" office:value-type="string" office:string-value="{Full Source Node ID}">
            <text:p>{Full Source Node ID}</text:p>
          </table:table-cell>
          <table:table-cell table:number-columns-repeated="1017"/>
        </table:table-row>
        <table:table-row table:style-name="ro1">
          <table:covered-table-cell table:style-name="ce302"/>
          <table:table-cell table:style-name="ce315" office:value-type="string">
            <text:p>Optional Interaction Rejected</text:p>
          </table:table-cell>
          <table:table-cell table:style-name="ce332" table:formula="of:=[Headers.T11]" office:value-type="string" office:string-value="0068">
            <text:p>0068</text:p>
          </table:table-cell>
          <table:table-cell table:style-name="ce342" office:value-type="string">
            <text:p>Destination, Source, error, optional</text:p>
          </table:table-cell>
          <table:table-cell table:style-name="ce350" table:formula="of:=[.B11]" office:value-type="string" office:string-value="Optional Interaction Rejected">
            <text:p>Optional Interaction Rejected</text:p>
          </table:table-cell>
          <table:table-cell table:style-name="ce362" table:formula="of:=[Headers.AZ11]" office:value-type="string" office:string-value="[19068sss]">
            <text:p>[19068sss]</text:p>
          </table:table-cell>
          <table:table-cell table:style-name="ce370" table:formula="of:=[Headers.BA11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1">
          <table:covered-table-cell table:style-name="ce302"/>
          <table:table-cell table:style-name="ce315" office:value-type="string">
            <text:p>Terminate Due to Error</text:p>
          </table:table-cell>
          <table:table-cell table:style-name="ce332" table:formula="of:=[Headers.T12]" office:value-type="string" office:string-value="00A8">
            <text:p>00A8</text:p>
          </table:table-cell>
          <table:table-cell table:style-name="ce342" office:value-type="string">
            <text:p>Destination, Source, error, optional</text:p>
          </table:table-cell>
          <table:table-cell table:style-name="ce350" table:formula="of:=[.B12]" office:value-type="string" office:string-value="Terminate Due to Error">
            <text:p>Terminate Due to Error</text:p>
          </table:table-cell>
          <table:table-cell table:style-name="ce362" table:formula="of:=[Headers.AZ12]" office:value-type="string" office:string-value="[190A8sss]">
            <text:p>[190A8sss]</text:p>
          </table:table-cell>
          <table:table-cell table:style-name="ce370" table:formula="of:=[Headers.BA12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1">
          <table:table-cell table:style-name="ce302" office:value-type="string" table:number-columns-spanned="1" table:number-rows-spanned="2">
            <text:p>Protocol Support</text:p>
          </table:table-cell>
          <table:table-cell table:style-name="ce316" office:value-type="string">
            <text:p>Protocol Support Inquiry</text:p>
          </table:table-cell>
          <table:table-cell table:style-name="ce333" table:formula="of:=[Headers.T13]" office:value-type="string" office:string-value="0828">
            <text:p>0828</text:p>
          </table:table-cell>
          <table:table-cell table:style-name="ce343" office:value-type="string">
            <text:p>Destination, Source</text:p>
          </table:table-cell>
          <table:table-cell table:style-name="ce316" table:formula="of:=[.B13]" office:value-type="string" office:string-value="Protocol Support Inquiry">
            <text:p>Protocol Support Inquiry</text:p>
          </table:table-cell>
          <table:table-cell table:style-name="ce363" table:formula="of:=[Headers.AZ13]" office:value-type="string" office:string-value="[19828sss]">
            <text:p>[19828sss]</text:p>
          </table:table-cell>
          <table:table-cell table:style-name="ce371" table:formula="of:=[Headers.BA13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302"/>
          <table:table-cell table:style-name="ce316" office:value-type="string">
            <text:p>Protocol Support Reply</text:p>
          </table:table-cell>
          <table:table-cell table:style-name="ce333" table:formula="of:=[Headers.T14]" office:value-type="string" office:string-value="0668">
            <text:p>0668</text:p>
          </table:table-cell>
          <table:table-cell table:style-name="ce343" office:value-type="string">
            <text:p>Destination, Source, Protocol flags</text:p>
          </table:table-cell>
          <table:table-cell table:style-name="ce316" table:formula="of:=[.B14]" office:value-type="string" office:string-value="Protocol Support Reply">
            <text:p>Protocol Support Reply</text:p>
          </table:table-cell>
          <table:table-cell table:style-name="ce363" table:formula="of:=[Headers.AZ14]" office:value-type="string" office:string-value="[19668sss]">
            <text:p>[19668sss]</text:p>
          </table:table-cell>
          <table:table-cell table:style-name="ce371" table:formula="of:=[Headers.BA14]" office:value-type="string" office:string-value="fddd, Protocol flags">
            <text:p>fddd, Protocol flags</text:p>
          </table:table-cell>
          <table:table-cell table:number-columns-repeated="1017"/>
        </table:table-row>
        <table:table-row table:style-name="ro1">
          <table:table-cell table:style-name="ce303" office:value-type="string" table:number-columns-spanned="1" table:number-rows-spanned="16">
            <text:p>Event Exchange</text:p>
          </table:table-cell>
          <table:table-cell table:style-name="ce315" office:value-type="string">
            <text:p>Identify Consumer</text:p>
          </table:table-cell>
          <table:table-cell table:style-name="ce332" table:formula="of:=[Headers.T15]" office:value-type="string" office:string-value="08F4">
            <text:p>08F4</text:p>
          </table:table-cell>
          <table:table-cell table:style-name="ce342" office:value-type="string">
            <text:p>EventID, Source</text:p>
          </table:table-cell>
          <table:table-cell table:style-name="ce350" table:formula="of:=[.B15]" office:value-type="string" office:string-value="Identify Consumer">
            <text:p>Identify Consumer</text:p>
          </table:table-cell>
          <table:table-cell table:style-name="ce362" table:formula="of:=[Headers.AZ15]" office:value-type="string" office:string-value="[198F4sss]">
            <text:p>[198F4sss]</text:p>
          </table:table-cell>
          <table:table-cell table:style-name="ce370" table:formula="of:=[Headers.BA15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3"/>
          <table:table-cell table:style-name="ce317" office:value-type="string">
            <office:annotation draw:style-name="gr9" draw:text-style-name="P2" svg:width="10.352cm" svg:height="2.966cm" svg:x="7.622cm" svg:y="5.323cm" draw:caption-point-x="-0.61cm" draw:caption-point-y="1.536cm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332" table:formula="of:=[Headers.T16]" office:value-type="string" office:string-value="04A4">
            <text:p>04A4</text:p>
          </table:table-cell>
          <table:table-cell table:style-name="ce342" office:value-type="string">
            <text:p>EventID with Mask, Source</text:p>
          </table:table-cell>
          <table:table-cell table:style-name="ce350" table:formula="of:=[.B16]" office:value-type="string" office:string-value="Consumer Identify Range ">
            <text:p>Consumer Identify Range </text:p>
          </table:table-cell>
          <table:table-cell table:style-name="ce362" table:formula="of:=[Headers.AZ16]" office:value-type="string" office:string-value="[194A4sss]">
            <text:p>[194A4sss]</text:p>
          </table:table-cell>
          <table:table-cell table:style-name="ce370" table:formula="of:=[Headers.BA16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1">
          <table:covered-table-cell table:style-name="ce303"/>
          <table:table-cell table:style-name="ce315" office:value-type="string">
            <text:p>Consumer Identified w validity unknown</text:p>
          </table:table-cell>
          <table:table-cell table:style-name="ce332" table:formula="of:=[Headers.T17]" office:value-type="string" office:string-value="04C7">
            <text:p>04C7</text:p>
          </table:table-cell>
          <table:table-cell table:style-name="ce342" office:value-type="string">
            <text:p>EventID, Source</text:p>
          </table:table-cell>
          <table:table-cell table:style-name="ce350" table:formula="of:=[.B17]" office:value-type="string" office:string-value="Consumer Identified w validity unknown">
            <text:p>Consumer Identified w validity unknown</text:p>
          </table:table-cell>
          <table:table-cell table:style-name="ce362" table:formula="of:=[Headers.AZ17]" office:value-type="string" office:string-value="[194C7sss]">
            <text:p>[194C7sss]</text:p>
          </table:table-cell>
          <table:table-cell table:style-name="ce370" table:formula="of:=[Headers.BA17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3"/>
          <table:table-cell table:style-name="ce315" office:value-type="string">
            <office:annotation draw:style-name="gr10" draw:text-style-name="P2" svg:width="9.754cm" svg:height="1.386cm" svg:x="7.622cm" svg:y="6.142cm" draw:caption-point-x="-0.61cm" draw:caption-point-y="1.536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332" table:formula="of:=[Headers.T18]" office:value-type="string" office:string-value="04C4">
            <text:p>04C4</text:p>
          </table:table-cell>
          <table:table-cell table:style-name="ce342" office:value-type="string">
            <text:p>EventID, Source</text:p>
          </table:table-cell>
          <table:table-cell table:style-name="ce350" table:formula="of:=[.B18]" office:value-type="string" office:string-value="Consumer Identified as currently valid">
            <text:p>Consumer Identified as currently valid</text:p>
          </table:table-cell>
          <table:table-cell table:style-name="ce362" table:formula="of:=[Headers.AZ18]" office:value-type="string" office:string-value="[194C4sss]">
            <text:p>[194C4sss]</text:p>
          </table:table-cell>
          <table:table-cell table:style-name="ce370" table:formula="of:=[Headers.BA18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3"/>
          <table:table-cell table:style-name="ce315" office:value-type="string">
            <text:p>Consumer Identified as currently invalid</text:p>
          </table:table-cell>
          <table:table-cell table:style-name="ce332" table:formula="of:=[Headers.T19]" office:value-type="string" office:string-value="04C5">
            <text:p>04C5</text:p>
          </table:table-cell>
          <table:table-cell table:style-name="ce342" office:value-type="string">
            <text:p>EventID, Source</text:p>
          </table:table-cell>
          <table:table-cell table:style-name="ce350" table:formula="of:=[.B19]" office:value-type="string" office:string-value="Consumer Identified as currently invalid">
            <text:p>Consumer Identified as currently invalid</text:p>
          </table:table-cell>
          <table:table-cell table:style-name="ce362" table:formula="of:=[Headers.AZ19]" office:value-type="string" office:string-value="[194C5sss]">
            <text:p>[194C5sss]</text:p>
          </table:table-cell>
          <table:table-cell table:style-name="ce370" table:formula="of:=[Headers.BA19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3"/>
          <table:table-cell table:style-name="ce315" office:value-type="string">
            <office:annotation draw:style-name="gr10" draw:text-style-name="P2" svg:width="9.754cm" svg:height="1.386cm" svg:x="7.622cm" svg:y="6.96cm" draw:caption-point-x="-0.61cm" draw:caption-point-y="1.536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332" table:formula="of:=[Headers.T20]" office:value-type="string" office:string-value="04C6">
            <text:p>04C6</text:p>
          </table:table-cell>
          <table:table-cell table:style-name="ce342" office:value-type="string">
            <text:p>EventID, Source</text:p>
          </table:table-cell>
          <table:table-cell table:style-name="ce350" table:formula="of:=[.B20]" office:value-type="string" office:string-value="Consumer Identified (reserved)">
            <text:p>Consumer Identified (reserved)</text:p>
          </table:table-cell>
          <table:table-cell table:style-name="ce362" table:formula="of:=[Headers.AZ20]" office:value-type="string" office:string-value="[194C6sss]">
            <text:p>[194C6sss]</text:p>
          </table:table-cell>
          <table:table-cell table:style-name="ce370" table:formula="of:=[Headers.BA20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3"/>
          <table:table-cell table:style-name="ce315" office:value-type="string">
            <text:p>Identify Producer</text:p>
          </table:table-cell>
          <table:table-cell table:style-name="ce332" table:formula="of:=[Headers.T21]" office:value-type="string" office:string-value="0914">
            <text:p>0914</text:p>
          </table:table-cell>
          <table:table-cell table:style-name="ce342" office:value-type="string">
            <text:p>EventID, Source</text:p>
          </table:table-cell>
          <table:table-cell table:style-name="ce350" table:formula="of:=[.B21]" office:value-type="string" office:string-value="Identify Producer">
            <text:p>Identify Producer</text:p>
          </table:table-cell>
          <table:table-cell table:style-name="ce362" table:formula="of:=[Headers.AZ21]" office:value-type="string" office:string-value="[19914sss]">
            <text:p>[19914sss]</text:p>
          </table:table-cell>
          <table:table-cell table:style-name="ce370" table:formula="of:=[Headers.BA21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3"/>
          <table:table-cell table:style-name="ce318" office:value-type="string">
            <office:annotation draw:style-name="gr9" draw:text-style-name="P2" svg:width="10.175cm" svg:height="2.966cm" svg:x="7.622cm" svg:y="7.779cm" draw:caption-point-x="-0.61cm" draw:caption-point-y="1.536cm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Identify Range</text:p>
          </table:table-cell>
          <table:table-cell table:style-name="ce332" table:formula="of:=[Headers.T22]" office:value-type="string" office:string-value="0524">
            <text:p>0524</text:p>
          </table:table-cell>
          <table:table-cell table:style-name="ce342" office:value-type="string">
            <text:p>EventID with Mask, Source</text:p>
          </table:table-cell>
          <table:table-cell table:style-name="ce350" table:formula="of:=[.B22]" office:value-type="string" office:string-value="Producer Identify Range">
            <text:p>Producer Identify Range</text:p>
          </table:table-cell>
          <table:table-cell table:style-name="ce362" table:formula="of:=[Headers.AZ22]" office:value-type="string" office:string-value="[19524sss]">
            <text:p>[19524sss]</text:p>
          </table:table-cell>
          <table:table-cell table:style-name="ce370" table:formula="of:=[Headers.BA22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1">
          <table:covered-table-cell table:style-name="ce303"/>
          <table:table-cell table:style-name="ce315" office:value-type="string">
            <text:p>Producer Identified w validity unknown</text:p>
          </table:table-cell>
          <table:table-cell table:style-name="ce332" table:formula="of:=[Headers.T23]" office:value-type="string" office:string-value="0547">
            <text:p>0547</text:p>
          </table:table-cell>
          <table:table-cell table:style-name="ce342" office:value-type="string">
            <text:p>EventID, Source</text:p>
          </table:table-cell>
          <table:table-cell table:style-name="ce350" table:formula="of:=[.B23]" office:value-type="string" office:string-value="Producer Identified w validity unknown">
            <text:p>Producer Identified w validity unknown</text:p>
          </table:table-cell>
          <table:table-cell table:style-name="ce362" table:formula="of:=[Headers.AZ23]" office:value-type="string" office:string-value="[19547sss]">
            <text:p>[19547sss]</text:p>
          </table:table-cell>
          <table:table-cell table:style-name="ce370" table:formula="of:=[Headers.BA23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3"/>
          <table:table-cell table:style-name="ce315" office:value-type="string">
            <office:annotation draw:style-name="gr10" draw:text-style-name="P2" svg:width="9.687cm" svg:height="1.386cm" svg:x="7.622cm" svg:y="8.598cm" draw:caption-point-x="-0.61cm" draw:caption-point-y="1.536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332" table:formula="of:=[Headers.T24]" office:value-type="string" office:string-value="0544">
            <text:p>0544</text:p>
          </table:table-cell>
          <table:table-cell table:style-name="ce342" office:value-type="string">
            <text:p>EventID, Source</text:p>
          </table:table-cell>
          <table:table-cell table:style-name="ce350" table:formula="of:=[.B24]" office:value-type="string" office:string-value="Producer Identified as currently valid">
            <text:p>Producer Identified as currently valid</text:p>
          </table:table-cell>
          <table:table-cell table:style-name="ce362" table:formula="of:=[Headers.AZ24]" office:value-type="string" office:string-value="[19544sss]">
            <text:p>[19544sss]</text:p>
          </table:table-cell>
          <table:table-cell table:style-name="ce370" table:formula="of:=[Headers.BA24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3"/>
          <table:table-cell table:style-name="ce315" office:value-type="string">
            <text:p>Producer Identified as currently invalid</text:p>
          </table:table-cell>
          <table:table-cell table:style-name="ce332" table:formula="of:=[Headers.T25]" office:value-type="string" office:string-value="0545">
            <text:p>0545</text:p>
          </table:table-cell>
          <table:table-cell table:style-name="ce342" office:value-type="string">
            <text:p>EventID, Source</text:p>
          </table:table-cell>
          <table:table-cell table:style-name="ce350" table:formula="of:=[.B25]" office:value-type="string" office:string-value="Producer Identified as currently invalid">
            <text:p>Producer Identified as currently invalid</text:p>
          </table:table-cell>
          <table:table-cell table:style-name="ce362" table:formula="of:=[Headers.AZ25]" office:value-type="string" office:string-value="[19545sss]">
            <text:p>[19545sss]</text:p>
          </table:table-cell>
          <table:table-cell table:style-name="ce370" table:formula="of:=[Headers.BA25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3"/>
          <table:table-cell table:style-name="ce315" office:value-type="string">
            <office:annotation draw:style-name="gr10" draw:text-style-name="P2" svg:width="9.687cm" svg:height="1.386cm" svg:x="7.622cm" svg:y="9.417cm" draw:caption-point-x="-0.61cm" draw:caption-point-y="1.536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332" table:formula="of:=[Headers.T26]" office:value-type="string" office:string-value="0546">
            <text:p>0546</text:p>
          </table:table-cell>
          <table:table-cell table:style-name="ce342" office:value-type="string">
            <text:p>EventID, Source</text:p>
          </table:table-cell>
          <table:table-cell table:style-name="ce350" table:formula="of:=[.B26]" office:value-type="string" office:string-value="Producer Identified (reserved)">
            <text:p>Producer Identified (reserved)</text:p>
          </table:table-cell>
          <table:table-cell table:style-name="ce362" table:formula="of:=[Headers.AZ26]" office:value-type="string" office:string-value="[19546sss]">
            <text:p>[19546sss]</text:p>
          </table:table-cell>
          <table:table-cell table:style-name="ce370" table:formula="of:=[Headers.BA26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3"/>
          <table:table-cell table:style-name="ce315" office:value-type="string">
            <text:p>Identify Events Addressed</text:p>
          </table:table-cell>
          <table:table-cell table:style-name="ce332" table:formula="of:=[Headers.T27]" office:value-type="string" office:string-value="0968">
            <text:p>0968</text:p>
          </table:table-cell>
          <table:table-cell table:style-name="ce342" office:value-type="string">
            <text:p>Destination, Source</text:p>
          </table:table-cell>
          <table:table-cell table:style-name="ce350" table:formula="of:=[.B27]" office:value-type="string" office:string-value="Identify Events Addressed">
            <text:p>Identify Events Addressed</text:p>
          </table:table-cell>
          <table:table-cell table:style-name="ce362" table:formula="of:=[Headers.AZ27]" office:value-type="string" office:string-value="[19968sss]">
            <text:p>[19968sss]</text:p>
          </table:table-cell>
          <table:table-cell table:style-name="ce370" table:formula="of:=[Headers.BA27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303"/>
          <table:table-cell table:style-name="ce315" office:value-type="string">
            <office:annotation draw:style-name="gr11" draw:text-style-name="P2" svg:width="6.408cm" svg:height="0.991cm" svg:x="7.622cm" svg:y="10.236cm" draw:caption-point-x="-0.61cm" draw:caption-point-y="1.536cm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332" table:formula="of:=[Headers.T28]" office:value-type="string" office:string-value="0970">
            <text:p>0970</text:p>
          </table:table-cell>
          <table:table-cell table:style-name="ce342" office:value-type="string">
            <text:p>Source</text:p>
          </table:table-cell>
          <table:table-cell table:style-name="ce350" table:formula="of:=[.B28]" office:value-type="string" office:string-value="Identify Events Global">
            <text:p>Identify Events Global</text:p>
          </table:table-cell>
          <table:table-cell table:style-name="ce362" table:formula="of:=[Headers.AZ28]" office:value-type="string" office:string-value="[19970sss]">
            <text:p>[19970sss]</text:p>
          </table:table-cell>
          <table:table-cell table:style-name="ce370"/>
          <table:table-cell table:number-columns-repeated="1017"/>
        </table:table-row>
        <table:table-row table:style-name="ro1">
          <table:covered-table-cell table:style-name="ce303"/>
          <table:table-cell table:style-name="ce317" office:value-type="string">
            <text:p>Learn Event</text:p>
          </table:table-cell>
          <table:table-cell table:style-name="ce332" table:formula="of:=[Headers.T29]" office:value-type="string" office:string-value="0594">
            <text:p>0594</text:p>
          </table:table-cell>
          <table:table-cell table:style-name="ce342" office:value-type="string">
            <text:p>EventID, Source</text:p>
          </table:table-cell>
          <table:table-cell table:style-name="ce350" table:formula="of:=[.B29]" office:value-type="string" office:string-value="Learn Event">
            <text:p>Learn Event</text:p>
          </table:table-cell>
          <table:table-cell table:style-name="ce362" table:formula="of:=[Headers.AZ29]" office:value-type="string" office:string-value="[19594sss]">
            <text:p>[19594sss]</text:p>
          </table:table-cell>
          <table:table-cell table:style-name="ce370" table:formula="of:=[Headers.BA29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3"/>
          <table:table-cell table:style-name="ce315" office:value-type="string">
            <office:annotation draw:style-name="gr11" draw:text-style-name="P2" svg:width="4.347cm" svg:height="0.991cm" svg:x="7.622cm" svg:y="11.055cm" draw:caption-point-x="-0.61cm" draw:caption-point-y="1.536cm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332" table:formula="of:=[Headers.T30]" office:value-type="string" office:string-value="05B4">
            <text:p>05B4</text:p>
          </table:table-cell>
          <table:table-cell table:style-name="ce342" office:value-type="string">
            <text:p>EventID, Source</text:p>
          </table:table-cell>
          <table:table-cell table:style-name="ce350" table:formula="of:=[.B30]" office:value-type="string" office:string-value="Producer/Consumer Event Report">
            <text:p>Producer/Consumer Event Report</text:p>
          </table:table-cell>
          <table:table-cell table:style-name="ce362" table:formula="of:=[Headers.AZ30]" office:value-type="string" office:string-value="[195B4sss]">
            <text:p>[195B4sss]</text:p>
          </table:table-cell>
          <table:table-cell table:style-name="ce370" table:formula="of:=[Headers.BA30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table-cell table:style-name="ce302" office:value-type="string">
            <text:p>Other</text:p>
          </table:table-cell>
          <table:table-cell table:style-name="ce316" office:value-type="string">
            <text:p>Xpressnet</text:p>
          </table:table-cell>
          <table:table-cell table:style-name="ce333" table:formula="of:=[Headers.T31]" office:value-type="string" office:string-value="0820">
            <text:p>0820</text:p>
          </table:table-cell>
          <table:table-cell table:style-name="ce343" office:value-type="string">
            <text:p>Source, Xpressnet packet</text:p>
          </table:table-cell>
          <table:table-cell table:style-name="ce316" table:formula="of:=[.B31]" office:value-type="string" office:string-value="Xpressnet">
            <text:p>Xpressnet</text:p>
          </table:table-cell>
          <table:table-cell table:style-name="ce363" table:formula="of:=[Headers.AZ31]" office:value-type="string" office:string-value="[19820sss]">
            <text:p>[19820sss]</text:p>
          </table:table-cell>
          <table:table-cell table:style-name="ce371" table:formula="of:=[Headers.BA31]" office:value-type="string" office:string-value="Xpressnet packet">
            <text:p>Xpressnet packet</text:p>
          </table:table-cell>
          <table:table-cell table:number-columns-repeated="1017"/>
        </table:table-row>
        <table:table-row table:style-name="ro1">
          <table:table-cell table:style-name="ce303" office:value-type="string" table:number-columns-spanned="1" table:number-rows-spanned="2">
            <text:p>Ident</text:p>
          </table:table-cell>
          <table:table-cell table:style-name="ce315" office:value-type="string">
            <text:p>Simple Node Ident Info Request</text:p>
          </table:table-cell>
          <table:table-cell table:style-name="ce332" table:formula="of:=[Headers.T34]" office:value-type="string" office:string-value="0DE8">
            <text:p>0DE8</text:p>
          </table:table-cell>
          <table:table-cell table:style-name="ce342" office:value-type="string">
            <text:p>Destination, Source</text:p>
          </table:table-cell>
          <table:table-cell table:style-name="ce316" table:formula="of:=[.B32]" office:value-type="string" office:string-value="Simple Node Ident Info Request">
            <text:p>Simple Node Ident Info Request</text:p>
          </table:table-cell>
          <table:table-cell table:style-name="ce363" table:formula="of:=[Headers.AZ34]" office:value-type="string" office:string-value="[19DE8sss]">
            <text:p>[19DE8sss]</text:p>
          </table:table-cell>
          <table:table-cell table:style-name="ce371" table:formula="of:=[Headers.BA34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303"/>
          <table:table-cell table:style-name="ce315" office:value-type="string">
            <text:p><text:span text:style-name="T3">Simple Node Ident Info</text:span><text:span text:style-name="T4"> Reply</text:span></text:p>
          </table:table-cell>
          <table:table-cell table:style-name="ce332" table:formula="of:=[Headers.T35]" office:value-type="string" office:string-value="0A08">
            <text:p>0A08</text:p>
          </table:table-cell>
          <table:table-cell table:style-name="ce342" office:value-type="string">
            <text:p>Destination, Source, Data bytes</text:p>
          </table:table-cell>
          <table:table-cell table:style-name="ce350" table:formula="of:=[.B33]" office:value-type="string" office:string-value="Simple Node Ident Info Reply">
            <text:p>Simple Node Ident Info Reply</text:p>
          </table:table-cell>
          <table:table-cell table:style-name="ce362" table:formula="of:=[Headers.AZ35]" office:value-type="string" office:string-value="[19A08sss]">
            <text:p>[19A08sss]</text:p>
          </table:table-cell>
          <table:table-cell table:style-name="ce370" table:formula="of:=[Headers.BA35]" office:value-type="string" office:string-value="fddd, data bytes">
            <text:p>fddd, data bytes</text:p>
          </table:table-cell>
          <table:table-cell table:number-columns-repeated="1017"/>
        </table:table-row>
        <table:table-row table:style-name="ro1">
          <table:table-cell table:style-name="ce304" office:value-type="string" table:number-columns-spanned="1" table:number-rows-spanned="6">
            <text:p>Datagram</text:p>
          </table:table-cell>
          <table:table-cell table:style-name="ce319" office:value-type="string" table:number-columns-spanned="1" table:number-rows-spanned="4">
            <text:p>Datagram Content</text:p>
          </table:table-cell>
          <table:table-cell table:style-name="ce334" table:formula="of:=[Headers.T36]" office:value-type="string" office:string-value="1C48" table:number-columns-spanned="1" table:number-rows-spanned="4">
            <text:p>1C48</text:p>
          </table:table-cell>
          <table:table-cell table:style-name="ce344" office:value-type="string" table:number-columns-spanned="1" table:number-rows-spanned="4">
            <text:p>Destination, Source, Data bytes</text:p>
          </table:table-cell>
          <table:table-cell table:style-name="ce351" office:value-type="string">
            <text:p><text:s text:c="6"/>CAN-Datagram Content (one frame)</text:p>
          </table:table-cell>
          <table:table-cell table:style-name="ce362" table:formula="of:=[Headers.AZ37]" office:value-type="string" office:string-value="[1Adddsss]">
            <text:p>[1Adddsss]</text:p>
          </table:table-cell>
          <table:table-cell table:style-name="ce370" table:formula="of:=[Headers.BA37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302"/>
          <table:covered-table-cell table:style-name="ce320"/>
          <table:covered-table-cell table:style-name="ce335"/>
          <table:covered-table-cell table:style-name="ce345"/>
          <table:table-cell table:style-name="ce352" office:value-type="string">
            <text:p><text:s text:c="6"/>CAN-Datagram Content (first frame)</text:p>
          </table:table-cell>
          <table:table-cell table:style-name="ce362" table:formula="of:=[Headers.AZ38]" office:value-type="string" office:string-value="[1Bdddsss]">
            <text:p>[1Bdddsss]</text:p>
          </table:table-cell>
          <table:table-cell table:style-name="ce370" table:formula="of:=[Headers.BA38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302"/>
          <table:covered-table-cell table:style-name="ce321"/>
          <table:covered-table-cell table:style-name="ce335"/>
          <table:covered-table-cell table:style-name="ce345"/>
          <table:table-cell table:style-name="ce351" office:value-type="string">
            <text:p><text:s text:c="6"/>CAN-Datagram Content (middle frame)</text:p>
          </table:table-cell>
          <table:table-cell table:style-name="ce362" table:formula="of:=[Headers.AZ39]" office:value-type="string" office:string-value="[1Cdddsss]">
            <text:p>[1Cdddsss]</text:p>
          </table:table-cell>
          <table:table-cell table:style-name="ce370" table:formula="of:=[Headers.BA39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302"/>
          <table:covered-table-cell table:style-name="ce321"/>
          <table:covered-table-cell table:style-name="ce335"/>
          <table:covered-table-cell table:style-name="ce345"/>
          <table:table-cell table:style-name="ce351" office:value-type="string">
            <text:p><text:s text:c="6"/>CAN-Datagram Content (last frame)</text:p>
          </table:table-cell>
          <table:table-cell table:style-name="ce362" table:formula="of:=[Headers.AZ40]" office:value-type="string" office:string-value="[1Ddddsss]">
            <text:p>[1Ddddsss]</text:p>
          </table:table-cell>
          <table:table-cell table:style-name="ce370" table:formula="of:=[Headers.BA40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302"/>
          <table:table-cell table:style-name="ce322" office:value-type="string">
            <text:p>Datagram Received OK</text:p>
          </table:table-cell>
          <table:table-cell table:style-name="ce333" table:formula="of:=[Headers.T41]" office:value-type="string" office:string-value="0A28">
            <text:p>0A28</text:p>
          </table:table-cell>
          <table:table-cell table:style-name="ce343" office:value-type="string">
            <text:p>Destination, Source</text:p>
          </table:table-cell>
          <table:table-cell table:style-name="ce316" table:formula="of:=[.B38]" office:value-type="string" office:string-value="Datagram Received OK">
            <text:p>Datagram Received OK</text:p>
          </table:table-cell>
          <table:table-cell table:style-name="ce363" table:formula="of:=[Headers.AZ41]" office:value-type="string" office:string-value="[19A28sss]">
            <text:p>[19A28sss]</text:p>
          </table:table-cell>
          <table:table-cell table:style-name="ce371" table:formula="of:=[Headers.BA41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302"/>
          <table:table-cell table:style-name="ce322" office:value-type="string">
            <text:p>Datagram Rejected</text:p>
          </table:table-cell>
          <table:table-cell table:style-name="ce333" table:formula="of:=[Headers.T42]" office:value-type="string" office:string-value="0A48">
            <text:p>0A48</text:p>
          </table:table-cell>
          <table:table-cell table:style-name="ce343" office:value-type="string">
            <text:p>Destination, Source, Error code</text:p>
          </table:table-cell>
          <table:table-cell table:style-name="ce316" table:formula="of:=[.B39]" office:value-type="string" office:string-value="Datagram Rejected">
            <text:p>Datagram Rejected</text:p>
          </table:table-cell>
          <table:table-cell table:style-name="ce363" table:formula="of:=[Headers.AZ42]" office:value-type="string" office:string-value="[19A48sss]">
            <text:p>[19A48sss]</text:p>
          </table:table-cell>
          <table:table-cell table:style-name="ce371" table:formula="of:=[Headers.BA42]" office:value-type="string" office:string-value="fddd, error code">
            <text:p>fddd, error code</text:p>
          </table:table-cell>
          <table:table-cell table:number-columns-repeated="1017"/>
        </table:table-row>
        <table:table-row table:style-name="ro1">
          <table:table-cell table:style-name="ce303" office:value-type="string" table:number-columns-spanned="1" table:number-rows-spanned="5">
            <text:p>Stream</text:p>
          </table:table-cell>
          <table:table-cell table:style-name="ce317" office:value-type="string">
            <text:p>Stream Initiate Request</text:p>
          </table:table-cell>
          <table:table-cell table:style-name="ce332" table:formula="of:=[Headers.T43]" office:value-type="string" office:string-value="0CC8">
            <text:p>0CC8</text:p>
          </table:table-cell>
          <table:table-cell table:style-name="ce342" office:value-type="string">
            <text:p>Destination, Source, Buffer size</text:p>
          </table:table-cell>
          <table:table-cell table:style-name="ce350" table:formula="of:=[.B40]" office:value-type="string" office:string-value="Stream Initiate Request">
            <text:p>Stream Initiate Request</text:p>
          </table:table-cell>
          <table:table-cell table:style-name="ce362" table:formula="of:=[Headers.AZ43]" office:value-type="string" office:string-value="[19CC8sss]">
            <text:p>[19CC8sss]</text:p>
          </table:table-cell>
          <table:table-cell table:style-name="ce370" table:formula="of:=[Headers.BA43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1">
          <table:covered-table-cell table:style-name="ce303"/>
          <table:table-cell table:style-name="ce317" office:value-type="string">
            <office:annotation draw:style-name="gr11" draw:text-style-name="P2" svg:width="5.544cm" svg:height="0.991cm" svg:x="7.622cm" svg:y="15.559cm" draw:caption-point-x="-0.61cm" draw:caption-point-y="1.536cm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332" table:formula="of:=[Headers.T44]" office:value-type="string" office:string-value="0868">
            <text:p>0868</text:p>
          </table:table-cell>
          <table:table-cell table:style-name="ce342" office:value-type="string">
            <text:p>Destination, Source, Buffer size</text:p>
          </table:table-cell>
          <table:table-cell table:style-name="ce350" table:formula="of:=[.B41]" office:value-type="string" office:string-value="Stream Initiate Reply">
            <text:p>Stream Initiate Reply</text:p>
          </table:table-cell>
          <table:table-cell table:style-name="ce362" table:formula="of:=[Headers.AZ44]" office:value-type="string" office:string-value="[19868sss]">
            <text:p>[19868sss]</text:p>
          </table:table-cell>
          <table:table-cell table:style-name="ce370" table:formula="of:=[Headers.BA44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1">
          <table:covered-table-cell table:style-name="ce303"/>
          <table:table-cell table:style-name="ce317" office:value-type="string">
            <text:p>Stream Data Send</text:p>
          </table:table-cell>
          <table:table-cell table:style-name="ce332" table:formula="of:=[Headers.T45]" office:value-type="string" office:string-value="1F88">
            <text:p>1F88</text:p>
          </table:table-cell>
          <table:table-cell table:style-name="ce342" office:value-type="string">
            <text:p>Destination, Source, Data bytes</text:p>
          </table:table-cell>
          <table:table-cell table:style-name="ce350" table:formula="of:=[.B42]" office:value-type="string" office:string-value="Stream Data Send">
            <text:p>Stream Data Send</text:p>
          </table:table-cell>
          <table:table-cell table:style-name="ce362" table:formula="of:=[Headers.AZ45]" office:value-type="string" office:string-value="[1Fdddsss]">
            <text:p>[1Fdddsss]</text:p>
          </table:table-cell>
          <table:table-cell table:style-name="ce370" table:formula="of:=[Headers.BA45]" office:value-type="string" office:string-value="Data (0-8 bytes)">
            <text:p>Data (0-8 bytes)</text:p>
          </table:table-cell>
          <table:table-cell table:number-columns-repeated="1017"/>
        </table:table-row>
        <table:table-row table:style-name="ro1">
          <table:covered-table-cell table:style-name="ce303"/>
          <table:table-cell table:style-name="ce317" office:value-type="string">
            <office:annotation draw:style-name="gr11" draw:text-style-name="P2" svg:width="4.901cm" svg:height="0.991cm" svg:x="7.622cm" svg:y="16.378cm" draw:caption-point-x="-0.61cm" draw:caption-point-y="1.536cm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332" table:formula="of:=[Headers.T46]" office:value-type="string" office:string-value="0888">
            <text:p>0888</text:p>
          </table:table-cell>
          <table:table-cell table:style-name="ce342" office:value-type="string">
            <text:p>Destination, Source, ID</text:p>
          </table:table-cell>
          <table:table-cell table:style-name="ce350" table:formula="of:=[.B43]" office:value-type="string" office:string-value="Stream Data Proceed">
            <text:p>Stream Data Proceed</text:p>
          </table:table-cell>
          <table:table-cell table:style-name="ce362" table:formula="of:=[Headers.AZ46]" office:value-type="string" office:string-value="[19888sss]">
            <text:p>[19888sss]</text:p>
          </table:table-cell>
          <table:table-cell table:style-name="ce370" table:formula="of:=[Headers.BA46]" office:value-type="string" office:string-value="fddd, srcSID, dstSID">
            <text:p>fddd, srcSID, dstSID</text:p>
          </table:table-cell>
          <table:table-cell table:number-columns-repeated="1017"/>
        </table:table-row>
        <table:table-row table:style-name="ro1">
          <table:covered-table-cell table:style-name="ce303"/>
          <table:table-cell table:style-name="ce317" office:value-type="string">
            <text:p>Stream Data Complete</text:p>
          </table:table-cell>
          <table:table-cell table:style-name="ce332" table:formula="of:=[Headers.T47]" office:value-type="string" office:string-value="08A8">
            <text:p>08A8</text:p>
          </table:table-cell>
          <table:table-cell table:style-name="ce342" office:value-type="string">
            <text:p>Destination, Source, ID, {len}</text:p>
          </table:table-cell>
          <table:table-cell table:style-name="ce350" table:formula="of:=[.B44]" office:value-type="string" office:string-value="Stream Data Complete">
            <text:p>Stream Data Complete</text:p>
          </table:table-cell>
          <table:table-cell table:style-name="ce362" table:formula="of:=[Headers.AZ47]" office:value-type="string" office:string-value="[198A8sss]">
            <text:p>[198A8sss]</text:p>
          </table:table-cell>
          <table:table-cell table:style-name="ce370" table:formula="of:=[Headers.BA47]" office:value-type="string" office:string-value="fddd, srcSID, dstSID, { len }">
            <text:p>fddd, srcSID, dstSID, { len }</text:p>
          </table:table-cell>
          <table:table-cell table:number-columns-repeated="1017"/>
        </table:table-row>
        <table:table-row table:style-name="ro1">
          <table:table-cell table:style-name="ce305" office:value-type="string" table:number-columns-spanned="1" table:number-rows-spanned="2">
            <text:p>Extra</text:p>
          </table:table-cell>
          <table:table-cell table:style-name="ce322" office:value-type="string">
            <office:annotation draw:style-name="gr12" draw:text-style-name="P2" svg:width="3.372cm" svg:height="0.596cm" svg:x="7.622cm" svg:y="17.197cm" draw:caption-point-x="-0.61cm" draw:caption-point-y="1.536cm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style-name="ce333" table:formula="of:=[Headers.T48]" office:value-type="string" office:string-value="2000">
            <text:p>2000</text:p>
          </table:table-cell>
          <table:table-cell table:style-name="ce343" office:value-type="string">
            <text:p>Source</text:p>
          </table:table-cell>
          <table:table-cell table:style-name="ce353"/>
          <table:table-cell table:style-name="ce364"/>
          <table:table-cell table:style-name="ce372"/>
          <table:table-cell table:number-columns-repeated="1017"/>
        </table:table-row>
        <table:table-row table:style-name="ro1">
          <table:covered-table-cell table:style-name="ce306"/>
          <table:table-cell table:style-name="ce323" office:value-type="string">
            <office:annotation draw:style-name="gr11" draw:text-style-name="P2" svg:width="6.829cm" svg:height="0.991cm" svg:x="7.622cm" svg:y="17.606cm" draw:caption-point-x="-0.61cm" draw:caption-point-y="1.536cm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336" table:formula="of:=[Headers.T49]" office:value-type="string" office:string-value="2020">
            <text:p>2020</text:p>
          </table:table-cell>
          <table:table-cell table:style-name="ce346" office:value-type="string">
            <text:p>Source</text:p>
          </table:table-cell>
          <table:table-cell table:style-name="ce354"/>
          <table:table-cell table:style-name="ce358"/>
          <table:table-cell table:style-name="ce357"/>
          <table:table-cell table:number-columns-repeated="1017"/>
        </table:table-row>
        <table:table-row table:style-name="ro1">
          <table:table-cell table:style-name="ce307"/>
          <table:table-cell table:style-name="ce324"/>
          <table:table-cell table:style-name="ce337" table:number-columns-repeated="2"/>
          <table:table-cell table:style-name="ce347"/>
          <table:table-cell table:style-name="ce358"/>
          <table:table-cell table:style-name="ce347"/>
          <table:table-cell table:number-columns-repeated="1017"/>
        </table:table-row>
        <table:table-row table:style-name="ro1">
          <table:table-cell table:number-columns-repeated="2"/>
          <table:table-cell table:style-name="ce17" table:number-columns-spanned="25" table:number-rows-spanned="1"/>
          <table:covered-table-cell table:style-name="ce17"/>
          <table:covered-table-cell table:style-name="ce347"/>
          <table:covered-table-cell table:style-name="ce358"/>
          <table:covered-table-cell table:style-name="ce347"/>
          <table:covered-table-cell table:number-columns-repeated="20"/>
          <table:table-cell table:number-columns-repeated="997"/>
        </table:table-row>
        <table:table-row table:style-name="ro1">
          <table:table-cell table:style-name="ce308" table:number-columns-spanned="2" table:number-rows-spanned="2"/>
          <table:covered-table-cell table:style-name="ce325"/>
          <table:table-cell table:style-name="ce17" table:number-columns-repeated="2"/>
          <table:table-cell table:style-name="ce347"/>
          <table:table-cell table:style-name="ce358"/>
          <table:table-cell table:style-name="ce347"/>
          <table:table-cell table:number-columns-repeated="1017"/>
        </table:table-row>
        <table:table-row table:style-name="ro1">
          <table:covered-table-cell/>
          <table:covered-table-cell table:style-name="Default"/>
          <table:table-cell table:style-name="ce17" table:number-columns-repeated="2"/>
          <table:table-cell table:style-name="ce347"/>
          <table:table-cell table:style-name="ce358"/>
          <table:table-cell table:style-name="ce347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338" table:number-columns-spanned="16" table:number-rows-spanned="3"/>
          <table:covered-table-cell table:style-name="ce338"/>
          <table:covered-table-cell/>
          <table:covered-table-cell table:style-name="ce358"/>
          <table:covered-table-cell table:style-name="ce347"/>
          <table:covered-table-cell table:number-columns-repeated="11"/>
          <table:table-cell table:number-columns-repeated="1006"/>
        </table:table-row>
        <table:table-row table:style-name="ro1">
          <table:table-cell/>
          <table:table-cell table:style-name="ce41"/>
          <table:covered-table-cell table:number-columns-repeated="2" table:style-name="ce18"/>
          <table:covered-table-cell/>
          <table:covered-table-cell table:style-name="ce365"/>
          <table:covered-table-cell table:style-name="ce347"/>
          <table:covered-table-cell table:number-columns-repeated="11"/>
          <table:table-cell table:number-columns-repeated="1006"/>
        </table:table-row>
        <table:table-row table:style-name="ro1">
          <table:table-cell table:style-name="Default"/>
          <table:table-cell table:style-name="ce326"/>
          <table:covered-table-cell table:number-columns-repeated="2" table:style-name="ce18"/>
          <table:covered-table-cell table:style-name="ce356"/>
          <table:covered-table-cell table:style-name="ce365"/>
          <table:covered-table-cell table:style-name="ce347"/>
          <table:covered-table-cell table:number-columns-repeated="11"/>
          <table:table-cell table:number-columns-repeated="1006"/>
        </table:table-row>
        <table:table-row table:style-name="ro1" table:number-rows-repeated="2">
          <table:table-cell table:style-name="Default"/>
          <table:table-cell table:style-name="ce327"/>
          <table:table-cell table:style-name="Default" table:number-columns-repeated="2"/>
          <table:table-cell table:style-name="ce357"/>
          <table:table-cell table:style-name="ce365"/>
          <table:table-cell table:style-name="ce347"/>
          <table:table-cell table:number-columns-repeated="1017"/>
        </table:table-row>
        <table:table-row table:style-name="ro1">
          <table:table-cell table:style-name="Default"/>
          <table:table-cell table:style-name="ce327"/>
          <table:table-cell table:style-name="ce339" table:number-columns-repeated="2"/>
          <table:table-cell table:style-name="ce357"/>
          <table:table-cell table:style-name="ce365"/>
          <table:table-cell table:style-name="ce347"/>
          <table:table-cell table:number-columns-repeated="1017"/>
        </table:table-row>
        <table:table-row table:style-name="ro1">
          <table:table-cell table:style-name="Default"/>
          <table:table-cell table:style-name="ce327" table:number-columns-spanned="5" table:number-rows-spanned="1"/>
          <table:covered-table-cell table:number-columns-repeated="2" table:style-name="ce340"/>
          <table:covered-table-cell table:style-name="ce357"/>
          <table:covered-table-cell table:style-name="ce365"/>
          <table:table-cell table:style-name="ce347"/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340" table:number-columns-repeated="2"/>
          <table:table-cell table:style-name="ce357"/>
          <table:table-cell table:style-name="ce365"/>
          <table:table-cell table:style-name="ce347"/>
          <table:table-cell table:number-columns-repeated="1017"/>
        </table:table-row>
        <table:table-row table:style-name="ro1">
          <table:table-cell table:style-name="ce13" table:number-columns-spanned="2" table:number-rows-spanned="1"/>
          <table:covered-table-cell/>
          <table:table-cell table:style-name="ce340" table:number-columns-repeated="2"/>
          <table:table-cell table:style-name="ce357"/>
          <table:table-cell table:style-name="ce365"/>
          <table:table-cell table:style-name="ce347"/>
          <table:table-cell table:number-columns-repeated="1017"/>
        </table:table-row>
        <table:table-row table:style-name="ro1">
          <table:table-cell table:style-name="ce307"/>
          <table:table-cell table:style-name="ce328"/>
          <table:table-cell table:style-name="ce340" table:number-columns-repeated="2"/>
          <table:table-cell table:style-name="ce357"/>
          <table:table-cell table:style-name="ce365"/>
          <table:table-cell table:style-name="ce347"/>
          <table:table-cell table:number-columns-repeated="1017"/>
        </table:table-row>
        <table:table-row table:style-name="ro1" table:number-rows-repeated="3">
          <table:table-cell table:style-name="ce309"/>
          <table:table-cell table:style-name="ce75"/>
          <table:table-cell table:style-name="ce340" table:number-columns-repeated="2"/>
          <table:table-cell table:style-name="ce357"/>
          <table:table-cell table:style-name="ce365"/>
          <table:table-cell table:style-name="ce347"/>
          <table:table-cell table:number-columns-repeated="1017"/>
        </table:table-row>
        <table:table-row table:style-name="ro1" table:number-rows-repeated="2">
          <table:table-cell table:style-name="ce310"/>
          <table:table-cell table:style-name="ce75"/>
          <table:table-cell table:style-name="ce340" table:number-columns-repeated="2"/>
          <table:table-cell table:style-name="ce357"/>
          <table:table-cell table:style-name="ce365"/>
          <table:table-cell table:style-name="ce347"/>
          <table:table-cell table:number-columns-repeated="1017"/>
        </table:table-row>
        <table:table-row table:style-name="ro1">
          <table:table-cell table:style-name="ce309"/>
          <table:table-cell table:style-name="ce75"/>
          <table:table-cell table:style-name="ce341" table:number-columns-spanned="3" table:number-rows-spanned="4"/>
          <table:covered-table-cell table:style-name="ce341"/>
          <table:covered-table-cell table:style-name="ce357"/>
          <table:table-cell table:style-name="ce365"/>
          <table:table-cell table:style-name="ce347"/>
          <table:table-cell table:number-columns-repeated="1017"/>
        </table:table-row>
        <table:table-row table:style-name="ro1">
          <table:table-cell table:style-name="ce309"/>
          <table:table-cell table:style-name="ce75"/>
          <table:covered-table-cell table:number-columns-repeated="2" table:style-name="ce329"/>
          <table:covered-table-cell/>
          <table:table-cell table:number-columns-repeated="1019"/>
        </table:table-row>
        <table:table-row table:style-name="ro1">
          <table:table-cell table:style-name="ce309"/>
          <table:table-cell table:style-name="ce75"/>
          <table:covered-table-cell table:number-columns-repeated="2" table:style-name="ce329"/>
          <table:covered-table-cell/>
          <table:table-cell table:number-columns-repeated="1019"/>
        </table:table-row>
        <table:table-row table:style-name="ro1">
          <table:table-cell table:style-name="ce309"/>
          <table:table-cell table:style-name="ce75"/>
          <table:covered-table-cell table:number-columns-repeated="2" table:style-name="ce329"/>
          <table:covered-table-cell/>
          <table:table-cell table:number-columns-repeated="1019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/>
    </style:style>
    <style:style style:name="crossed_20_out" style:display-name="crossed out" style:family="table-cell" style:parent-style-name="Default">
      <style:text-properties style:text-line-through-style="solid"/>
    </style:style>
    <draw:marker draw:name="Arrow" svg:viewBox="0 0 20 30" svg:d="m10 0-10 30h20z"/>
    <draw:marker draw:name="Arrowheads_20_1" draw:display-name="Arrowheads 1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35.999cm" fo:page-height="35.999cm" style:num-format="1" style:print-orientation="landscape" fo:margin-top="0.794cm" fo:margin-bottom="0.3cm" fo:margin-left="0.642cm" fo:margin-right="1.039cm" fo:border="none" fo:padding="0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4pt"/>
    </style:style>
  </office:automatic-styles>
  <office:master-styles>
    <style:master-page style:name="Default" style:page-layout-name="Mpm1">
      <style:header>
        <style:region-left>
          <text:p><text:span text:style-name="MT1">OpenLCB MTI Definitions</text:span></text:p>
          <text:p>This is for reference only, and the definitive definitions are in the Standards</text:p>
        </style:region-left>
        <style:region-right>
          <text:p><text:date style:data-style-name="N2" text:date-value="2013-01-26">2013-01-26</text:date> <text:s text:c="2"/><text:time>00:38:02</text:time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6">2013-01-26</text:date>, <text:time>00:3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arris</meta:initial-creator>
    <meta:creation-date>2012-07-09T00:14:46</meta:creation-date>
    <dc:date>2013-01-26T00:38:02</dc:date>
    <dc:creator>David Harris</dc:creator>
    <meta:editing-duration>P9DT19H23M15S</meta:editing-duration>
    <meta:editing-cycles>38</meta:editing-cycles>
    <meta:generator>OpenOffice.org/3.4.1$Unix OpenOffice.org_project/341m1$Build-9593</meta:generator>
    <meta:document-statistic meta:table-count="2" meta:cell-count="1309" meta:object-count="15"/>
  </office:meta>
</office:document-meta>
</file>